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58000008E41E1E6BCA.svm"/>
  <manifest:file-entry manifest:media-type="" manifest:full-path="Pictures/2000000700002C58000008E4CB6E7107.svm"/>
  <manifest:file-entry manifest:media-type="" manifest:full-path="Pictures/2000000700000A7100000A71D9662C6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7.5in" table:align="margins"/>
    </style:style>
    <style:style style:name="Table17.A" style:family="table-column">
      <style:table-column-properties style:column-width="1.875in" style:rel-column-width="16383*"/>
    </style:style>
    <style:style style:name="Table17.D" style:family="table-column">
      <style:table-column-properties style:column-width="1.875in" style:rel-column-width="16386*"/>
    </style:style>
    <style:style style:name="Table17.A1" style:family="table-cell">
      <style:table-cell-properties fo:padding="0.0382in" fo:border-left="0.0007in solid #000000" fo:border-right="none" fo:border-top="0.0007in solid #000000" fo:border-bottom="0.0007in solid #000000"/>
    </style:style>
    <style:style style:name="Table17.D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D2" style:family="table-cell">
      <style:table-cell-properties fo:padding="0.0382in" fo:border-left="0.0007in solid #000000" fo:border-right="0.0007in solid #000000" fo:border-top="none" fo:border-bottom="0.0007in solid #000000"/>
    </style:style>
    <style:style style:name="Table18" style:family="table">
      <style:table-properties style:width="1.6201in" table:align="left"/>
    </style:style>
    <style:style style:name="Table18.A" style:family="table-column">
      <style:table-column-properties style:column-width="0.541in"/>
    </style:style>
    <style:style style:name="Table18.B" style:family="table-column">
      <style:table-column-properties style:column-width="0.5451in"/>
    </style:style>
    <style:style style:name="Table18.C" style:family="table-column">
      <style:table-column-properties style:column-width="0.534in"/>
    </style:style>
    <style:style style:name="Table18.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18.C1" style:family="table-cell">
      <style:table-cell-properties fo:padding="0.0382in" fo:border="0.0007in solid #000000"/>
    </style:style>
    <style:style style:name="Table18.A2" style:family="table-cell">
      <style:table-cell-properties fo:background-color="#ffffff" fo:padding="0.0382in" fo:border-left="0.0007in solid #000000" fo:border-right="none" fo:border-top="none" fo:border-bottom="0.0007in solid #000000">
        <style:background-image/>
      </style:table-cell-properties>
    </style:style>
    <style:style style:name="Table18.C2" style:family="table-cell">
      <style:table-cell-properties fo:padding="0.0382in" fo:border-left="0.0007in solid #000000" fo:border-right="0.0007in solid #000000" fo:border-top="none" fo:border-bottom="0.0007in solid #000000"/>
    </style:style>
    <style:style style:name="Table18.C11" style:family="table-cell">
      <style:table-cell-properties style:vertical-align="top" fo:padding="0.0382in" fo:border-left="0.0007in solid #000000" fo:border-right="0.0007in solid #000000" fo:border-top="none" fo:border-bottom="0.0007in solid #000000"/>
    </style:style>
    <style:style style:name="ant3" style:family="table">
      <style:table-properties style:width="0.5625in" table:align="left"/>
    </style:style>
    <style:style style:name="ant3.A" style:family="table-column">
      <style:table-column-properties style:column-width="0.2785in"/>
    </style:style>
    <style:style style:name="ant3.B" style:family="table-column">
      <style:table-column-properties style:column-width="0.284in"/>
    </style:style>
    <style:style style:name="ant3.A1" style:family="table-cell">
      <style:table-cell-properties fo:padding="0.0382in" fo:border="0.0007in solid #000000"/>
    </style:style>
    <style:style style:name="ant3.A2" style:family="table-cell">
      <style:table-cell-properties fo:padding="0.0382in" fo:border-left="0.0007in solid #000000" fo:border-right="none" fo:border-top="none" fo:border-bottom="0.0007in solid #000000"/>
    </style:style>
    <style:style style:name="ant3.B2" style:family="table-cell">
      <style:table-cell-properties fo:padding="0.0382in" fo:border-left="0.0007in solid #000000" fo:border-right="0.0007in solid #000000" fo:border-top="none" fo:border-bottom="0.0007in solid #000000"/>
    </style:style>
    <style:style style:name="ant2" style:family="table">
      <style:table-properties style:width="2.9896in" table:align="left"/>
    </style:style>
    <style:style style:name="ant2.A" style:family="table-column">
      <style:table-column-properties style:column-width="0.8222in"/>
    </style:style>
    <style:style style:name="ant2.B" style:family="table-column">
      <style:table-column-properties style:column-width="0.1597in"/>
    </style:style>
    <style:style style:name="ant2.C" style:family="table-column">
      <style:table-column-properties style:column-width="0.1556in"/>
    </style:style>
    <style:style style:name="ant2.F" style:family="table-column">
      <style:table-column-properties style:column-width="0.2201in"/>
    </style:style>
    <style:style style:name="ant2.A1" style:family="table-cell">
      <style:table-cell-properties fo:padding="0.0382in" fo:border-left="0.0007in solid #000000" fo:border-right="none" fo:border-top="0.0007in solid #000000" fo:border-bottom="0.0007in solid #000000"/>
    </style:style>
    <style:style style:name="ant2.L1" style:family="table-cell">
      <style:table-cell-properties fo:padding="0.0382in" fo:border="0.0007in solid #000000"/>
    </style:style>
    <style:style style:name="ant2.A2" style:family="table-cell">
      <style:table-cell-properties fo:padding="0.0382in" fo:border-left="0.0007in solid #000000" fo:border-right="none" fo:border-top="none" fo:border-bottom="0.0007in solid #000000"/>
    </style:style>
    <style:style style:name="ant2.L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text-properties style:font-name="Linux Libertine Display G"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0"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1"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2" style:family="paragraph" style:parent-style-name="Table_20_Contents">
      <style:text-properties style:font-name="Linux Libertine Display G" fo:font-size="10pt" fo:language="en" fo:country="US" style:font-size-asian="10pt" style:font-size-complex="10pt"/>
    </style:style>
    <style:style style:name="P13"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4"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15" style:family="paragraph" style:parent-style-name="Table_20_Contents">
      <style:text-properties style:font-name="Linux Libertine Display G" fo:language="en" fo:country="US"/>
    </style:style>
    <style:style style:name="P16" style:family="paragraph" style:parent-style-name="Table_20_Contents" style:list-style-name="L82">
      <style:text-properties style:font-name="Linux Libertine Display G" fo:language="en" fo:country="US"/>
    </style:style>
    <style:style style:name="P17" style:family="paragraph" style:parent-style-name="Table_20_Contents">
      <style:paragraph-properties fo:text-align="start" style:justify-single-word="false"/>
      <style:text-properties style:font-name="Linux Libertine Display G" fo:language="en" fo:country="US"/>
    </style:style>
    <style:style style:name="P18" style:family="paragraph" style:parent-style-name="Table_20_Contents">
      <style:text-properties fo:color="#000000" style:font-name="Linux Libertine Display G" fo:font-size="12pt" fo:language="en" fo:country="US" style:font-size-asian="12pt" style:font-size-complex="12pt"/>
    </style:style>
    <style:style style:name="P19"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20"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21"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22"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23" style:family="paragraph" style:parent-style-name="Table_20_Contents">
      <style:text-properties fo:color="#000000" style:font-name="Linux Libertine Display G" fo:language="en" fo:country="US"/>
    </style:style>
    <style:style style:name="P24" style:family="paragraph" style:parent-style-name="Table_20_Contents">
      <style:paragraph-properties fo:text-align="center" style:justify-single-word="false"/>
      <style:text-properties fo:color="#000000" style:font-name="Linux Libertine Display G" fo:language="en" fo:country="US"/>
    </style:style>
    <style:style style:name="P25"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6" style:family="paragraph" style:parent-style-name="Table_20_Contents">
      <style:text-properties fo:color="#cc0000" style:font-name="Linux Libertine Display G" fo:language="en" fo:country="US"/>
    </style:style>
    <style:style style:name="P27"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8"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9" style:family="paragraph" style:parent-style-name="Table_20_Contents">
      <style:text-properties fo:color="#0000cc" style:font-name="Linux Libertine Display G" fo:language="en" fo:country="US"/>
    </style:style>
    <style:style style:name="P30" style:family="paragraph" style:parent-style-name="Table_20_Contents">
      <style:paragraph-properties fo:text-align="center" style:justify-single-word="false"/>
      <style:text-properties fo:color="#0000cc" style:font-name="Linux Libertine Display G" fo:language="en" fo:country="US"/>
    </style:style>
    <style:style style:name="P31"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38"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9"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40"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41"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44"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45"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46" style:family="paragraph" style:parent-style-name="Standard">
      <style:text-properties style:text-position="0% 100%" style:font-name="Linux Libertine Display G" fo:language="en" fo:country="US"/>
    </style:style>
    <style:style style:name="P47" style:family="paragraph" style:parent-style-name="Standard">
      <style:text-properties style:text-position="0% 100%" style:font-name="Linux Libertine Display G" fo:language="en" fo:country="US" fo:font-weight="bold" style:font-weight-asian="bold" style:font-weight-complex="bold"/>
    </style:style>
    <style:style style:name="P48" style:family="paragraph" style:parent-style-name="Standard">
      <style:paragraph-properties fo:text-align="start" style:justify-single-word="false"/>
      <style:text-properties style:text-position="0% 100%" style:font-name="Linux Libertine Display G" fo:language="en" fo:country="US"/>
    </style:style>
    <style:style style:name="P49"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50" style:family="paragraph" style:parent-style-name="Standard">
      <style:text-properties style:text-position="0% 100%" style:font-name="Linux Libertine Display G" fo:language="en" fo:country="US" fo:font-weight="normal" style:font-weight-asian="normal" style:font-weight-complex="normal"/>
    </style:style>
    <style:style style:name="P51" style:family="paragraph" style:parent-style-name="Standard" style:list-style-name="L108">
      <style:text-properties style:text-position="0% 100%" style:font-name="Linux Libertine Display G" fo:language="en" fo:country="US"/>
    </style:style>
    <style:style style:name="P52" style:family="paragraph" style:parent-style-name="Standard">
      <style:paragraph-properties fo:text-align="start" style:justify-single-word="false"/>
      <style:text-properties style:text-position="0% 100%" style:font-name="Linux Libertine Display G"/>
    </style:style>
    <style:style style:name="P53"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54"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55"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56"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57"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58"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59"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60" style:family="paragraph" style:parent-style-name="Standard">
      <style:text-properties fo:color="#0000cc" style:font-name="Linux Libertine Display G" fo:language="en" fo:country="US"/>
    </style:style>
    <style:style style:name="P61" style:family="paragraph" style:parent-style-name="Standard">
      <style:paragraph-properties fo:text-align="start" style:justify-single-word="false"/>
      <style:text-properties fo:color="#0000cc" style:font-name="Linux Libertine Display G" fo:language="en" fo:country="US"/>
    </style:style>
    <style:style style:name="P62" style:family="paragraph" style:parent-style-name="Standard" style:list-style-name="L79">
      <style:paragraph-properties fo:text-align="start" style:justify-single-word="false"/>
      <style:text-properties fo:color="#0000cc" style:font-name="Linux Libertine Display G" fo:language="en" fo:country="US"/>
    </style:style>
    <style:style style:name="P63" style:family="paragraph" style:parent-style-name="Standard" style:list-style-name="L106">
      <style:paragraph-properties fo:text-align="start" style:justify-single-word="false"/>
      <style:text-properties fo:color="#0000cc" style:font-name="Linux Libertine Display G" fo:language="en" fo:country="US"/>
    </style:style>
    <style:style style:name="P64"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65"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66"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8"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9"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0"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71"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72"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3"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4"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5"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76"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77"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7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79"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80"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81"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82"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5"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6"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87" style:family="paragraph" style:parent-style-name="Standard">
      <style:text-properties fo:color="#0000cc" style:text-position="0% 100%" style:font-name="Linux Libertine Display G" fo:language="en" fo:country="US"/>
    </style:style>
    <style:style style:name="P88" style:family="paragraph" style:parent-style-name="Standard">
      <style:text-properties fo:color="#0000cc" style:text-position="0% 100%" style:font-name="Linux Libertine Display G" fo:language="en" fo:country="US" fo:font-weight="bold" style:font-weight-asian="bold" style:font-weight-complex="bold"/>
    </style:style>
    <style:style style:name="P89" style:family="paragraph" style:parent-style-name="Standard">
      <style:text-properties fo:color="#0000cc" style:text-position="0% 100%" style:font-name="Linux Libertine Display G" fo:language="en" fo:country="US" fo:font-weight="normal" style:font-weight-asian="normal" style:font-weight-complex="normal"/>
    </style:style>
    <style:style style:name="P90"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91"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93"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94"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0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08"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09"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11"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12"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4"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17"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18"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4"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5"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6"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7"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8"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9"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2" style:family="paragraph" style:parent-style-name="Standard">
      <style:text-properties fo:color="#000000" style:text-position="0% 100%" style:font-name="Linux Libertine Display G"/>
    </style:style>
    <style:style style:name="P13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5"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9"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0"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1"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2"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53"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54"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5"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7"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8"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78"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79"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1"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2"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3"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84"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6"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7"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9"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0"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91"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92"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3"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94"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95"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96"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97"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00"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01"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2"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3"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4"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5"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6"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7"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8"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10"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11" style:family="paragraph" style:parent-style-name="Standard">
      <style:text-properties fo:color="#000000" style:text-position="0% 100%" style:font-name="Linux Libertine Display G" fo:font-size="12pt" fo:language="en" fo:country="US" style:font-size-asian="12pt" style:font-size-complex="12pt"/>
    </style:style>
    <style:style style:name="P212"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13"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14"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215"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16" style:family="paragraph" style:parent-style-name="Standard">
      <style:text-properties fo:color="#000000" style:text-position="0% 100%" style:font-name="Linux Libertine Display G" fo:language="en" fo:country="US"/>
    </style:style>
    <style:style style:name="P217"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218" style:family="paragraph" style:parent-style-name="Standard">
      <style:paragraph-properties fo:text-align="start" style:justify-single-word="false"/>
      <style:text-properties fo:color="#000000" style:text-position="0% 100%" style:font-name="Linux Libertine Display G" fo:language="en" fo:country="US"/>
    </style:style>
    <style:style style:name="P219" style:family="paragraph" style:parent-style-name="Standard" style:list-style-name="L42">
      <style:text-properties fo:color="#000000" style:text-position="0% 100%" style:font-name="Linux Libertine Display G" fo:language="en" fo:country="US"/>
    </style:style>
    <style:style style:name="P220" style:family="paragraph" style:parent-style-name="Standard" style:list-style-name="L108">
      <style:text-properties fo:color="#000000" style:text-position="0% 100%" style:font-name="Linux Libertine Display G" fo:language="en" fo:country="US"/>
    </style:style>
    <style:style style:name="P221"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222"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23"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25" style:family="paragraph" style:parent-style-name="Standard">
      <style:text-properties fo:color="#000000" style:text-position="0% 100%" style:font-name="Linux Libertine Display G" fo:font-size="10pt" fo:language="en" fo:country="US" style:font-size-asian="10pt" style:font-size-complex="10pt"/>
    </style:style>
    <style:style style:name="P226" style:family="paragraph" style:parent-style-name="Standard">
      <style:text-properties fo:color="#000000" style:text-position="0% 100%" style:font-name="Linux Libertine Display G" style:font-name-asian="SimSun" style:font-name-complex="Lucida Sans"/>
    </style:style>
    <style:style style:name="P227" style:family="paragraph" style:parent-style-name="Standard">
      <style:text-properties fo:color="#000000" style:text-position="0% 100%" style:font-name="Linux Libertine Display G" style:font-name-asian="Times New Roman1" style:font-name-complex="Times New Roman1"/>
    </style:style>
    <style:style style:name="P228" style:family="paragraph" style:parent-style-name="Standard">
      <style:text-properties fo:color="#000000" style:text-position="0% 100%" style:font-name="Linux Libertine Display G" fo:font-style="normal" style:font-style-asian="normal" style:font-style-complex="normal"/>
    </style:style>
    <style:style style:name="P229" style:family="paragraph" style:parent-style-name="Standard">
      <style:text-properties fo:color="#000000" style:text-position="0% 100%" style:font-name="Linux Libertine Display G" fo:font-size="10.5pt" fo:language="en" fo:country="US" style:font-size-asian="10.5pt" style:font-size-complex="10.5pt"/>
    </style:style>
    <style:style style:name="P230" style:family="paragraph" style:parent-style-name="Standard">
      <style:text-properties fo:color="#000000" style:text-position="super 58%" style:font-name="Linux Libertine Display G"/>
    </style:style>
    <style:style style:name="P231"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32"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33"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34"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35" style:family="paragraph" style:parent-style-name="Standard">
      <style:text-properties fo:color="#000000" style:text-position="super 58%" style:font-name="Linux Libertine Display G" fo:font-size="12pt" fo:language="en" fo:country="US" style:font-size-asian="12pt" style:font-size-complex="12pt"/>
    </style:style>
    <style:style style:name="P236" style:family="paragraph" style:parent-style-name="Standard">
      <style:text-properties fo:color="#000000" style:text-position="super 58%" style:font-name="Linux Libertine Display G" fo:language="en" fo:country="US"/>
    </style:style>
    <style:style style:name="P237" style:family="paragraph" style:parent-style-name="Standard">
      <style:text-properties fo:color="#000000" style:text-position="super 58%" style:font-name="Linux Libertine Display G" fo:font-style="italic" style:font-style-asian="italic" style:font-style-complex="italic"/>
    </style:style>
    <style:style style:name="P238"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39" style:family="paragraph" style:parent-style-name="Standard">
      <style:paragraph-properties fo:text-align="start" style:justify-single-word="false"/>
      <style:text-properties fo:color="#000000" style:font-name="Linux Libertine Display G"/>
    </style:style>
    <style:style style:name="P240" style:family="paragraph" style:parent-style-name="Standard" style:list-style-name="L115">
      <style:paragraph-properties fo:text-align="start" style:justify-single-word="false"/>
      <style:text-properties fo:color="#000000" style:font-name="Linux Libertine Display G"/>
    </style:style>
    <style:style style:name="P241" style:family="paragraph" style:parent-style-name="Standard">
      <style:text-properties fo:color="#000000" style:font-name="Linux Libertine Display G" fo:font-size="12pt" fo:language="en" fo:country="US" style:font-size-asian="12pt" style:font-size-complex="12pt"/>
    </style:style>
    <style:style style:name="P242" style:family="paragraph" style:parent-style-name="Standard" style:list-style-name="L36">
      <style:text-properties fo:color="#000000" style:font-name="Linux Libertine Display G" fo:font-size="12pt" fo:language="en" fo:country="US" style:font-size-asian="12pt" style:font-size-complex="12pt"/>
    </style:style>
    <style:style style:name="P243"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44"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45"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46"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47" style:family="paragraph" style:parent-style-name="Standard">
      <style:text-properties fo:color="#000000" style:font-name="Linux Libertine Display G" fo:language="en" fo:country="US"/>
    </style:style>
    <style:style style:name="P248" style:family="paragraph" style:parent-style-name="Standard">
      <style:paragraph-properties fo:text-align="start" style:justify-single-word="false"/>
      <style:text-properties fo:color="#000000" style:font-name="Linux Libertine Display G" fo:language="en" fo:country="US"/>
    </style:style>
    <style:style style:name="P249" style:family="paragraph" style:parent-style-name="Standard">
      <style:paragraph-properties fo:text-align="start" style:justify-single-word="false"/>
      <style:text-properties fo:color="#000000" style:font-name="Linux Libertine Display G" fo:language="en" fo:country="US" fo:background-color="#ffffff"/>
    </style:style>
    <style:style style:name="P250" style:family="paragraph" style:parent-style-name="Standard" style:list-style-name="L108">
      <style:text-properties fo:color="#000000" style:font-name="Linux Libertine Display G" fo:language="en" fo:country="US"/>
    </style:style>
    <style:style style:name="P251" style:family="paragraph" style:parent-style-name="Standard">
      <style:text-properties fo:color="#000000" style:font-name="Linux Libertine Display G" fo:font-size="10pt" fo:language="en" fo:country="US" style:font-size-asian="10pt" style:font-size-complex="10pt"/>
    </style:style>
    <style:style style:name="P252"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53"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54" style:family="paragraph" style:parent-style-name="Standard">
      <style:text-properties style:font-name="Linux Libertine Display G"/>
    </style:style>
    <style:style style:name="P255" style:family="paragraph" style:parent-style-name="Standard">
      <style:text-properties style:font-name="Linux Libertine Display G" fo:language="en" fo:country="US"/>
    </style:style>
    <style:style style:name="P256" style:family="paragraph" style:parent-style-name="Standard">
      <style:paragraph-properties fo:text-align="start" style:justify-single-word="false"/>
      <style:text-properties style:font-name="Linux Libertine Display G" fo:language="en" fo:country="US"/>
    </style:style>
    <style:style style:name="P257" style:family="paragraph" style:parent-style-name="Standard" style:list-style-name="L8">
      <style:paragraph-properties fo:text-align="start" style:justify-single-word="false"/>
      <style:text-properties style:font-name="Linux Libertine Display G" fo:language="en" fo:country="US"/>
    </style:style>
    <style:style style:name="P258" style:family="paragraph" style:parent-style-name="Standard" style:list-style-name="L14">
      <style:paragraph-properties fo:text-align="start" style:justify-single-word="false"/>
      <style:text-properties style:font-name="Linux Libertine Display G" fo:language="en" fo:country="US"/>
    </style:style>
    <style:style style:name="P259" style:family="paragraph" style:parent-style-name="Standard" style:list-style-name="L16">
      <style:paragraph-properties fo:text-align="start" style:justify-single-word="false"/>
      <style:text-properties style:font-name="Linux Libertine Display G" fo:language="en" fo:country="US"/>
    </style:style>
    <style:style style:name="P260" style:family="paragraph" style:parent-style-name="Standard" style:list-style-name="L17">
      <style:paragraph-properties fo:text-align="start" style:justify-single-word="false"/>
      <style:text-properties style:font-name="Linux Libertine Display G" fo:language="en" fo:country="US"/>
    </style:style>
    <style:style style:name="P261" style:family="paragraph" style:parent-style-name="Standard" style:list-style-name="L64">
      <style:paragraph-properties fo:text-align="start" style:justify-single-word="false"/>
      <style:text-properties style:font-name="Linux Libertine Display G" fo:language="en" fo:country="US"/>
    </style:style>
    <style:style style:name="P262" style:family="paragraph" style:parent-style-name="Standard" style:list-style-name="L79">
      <style:paragraph-properties fo:text-align="start" style:justify-single-word="false"/>
      <style:text-properties style:font-name="Linux Libertine Display G" fo:language="en" fo:country="US"/>
    </style:style>
    <style:style style:name="P263" style:family="paragraph" style:parent-style-name="Standard" style:list-style-name="L80">
      <style:paragraph-properties fo:text-align="start" style:justify-single-word="false"/>
      <style:text-properties style:font-name="Linux Libertine Display G" fo:language="en" fo:country="US"/>
    </style:style>
    <style:style style:name="P264" style:family="paragraph" style:parent-style-name="Standard" style:list-style-name="L81">
      <style:paragraph-properties fo:text-align="start" style:justify-single-word="false"/>
      <style:text-properties style:font-name="Linux Libertine Display G" fo:language="en" fo:country="US"/>
    </style:style>
    <style:style style:name="P265" style:family="paragraph" style:parent-style-name="Standard" style:list-style-name="L82">
      <style:paragraph-properties fo:text-align="start" style:justify-single-word="false"/>
      <style:text-properties style:font-name="Linux Libertine Display G" fo:language="en" fo:country="US"/>
    </style:style>
    <style:style style:name="P266" style:family="paragraph" style:parent-style-name="Standard" style:list-style-name="L84">
      <style:paragraph-properties fo:text-align="start" style:justify-single-word="false"/>
      <style:text-properties style:font-name="Linux Libertine Display G" fo:language="en" fo:country="US"/>
    </style:style>
    <style:style style:name="P267" style:family="paragraph" style:parent-style-name="Standard" style:list-style-name="L96">
      <style:paragraph-properties fo:text-align="start" style:justify-single-word="false"/>
      <style:text-properties style:font-name="Linux Libertine Display G" fo:language="en" fo:country="US"/>
    </style:style>
    <style:style style:name="P268" style:family="paragraph" style:parent-style-name="Standard" style:list-style-name="L103">
      <style:paragraph-properties fo:text-align="start" style:justify-single-word="false"/>
      <style:text-properties style:font-name="Linux Libertine Display G" fo:language="en" fo:country="US"/>
    </style:style>
    <style:style style:name="P269" style:family="paragraph" style:parent-style-name="Standard" style:list-style-name="L105">
      <style:paragraph-properties fo:text-align="start" style:justify-single-word="false"/>
      <style:text-properties style:font-name="Linux Libertine Display G" fo:language="en" fo:country="US"/>
    </style:style>
    <style:style style:name="P270" style:family="paragraph" style:parent-style-name="Standard" style:list-style-name="L107">
      <style:paragraph-properties fo:text-align="start" style:justify-single-word="false"/>
      <style:text-properties style:font-name="Linux Libertine Display G" fo:language="en" fo:country="US"/>
    </style:style>
    <style:style style:name="P271" style:family="paragraph" style:parent-style-name="Standard" style:list-style-name="L113">
      <style:paragraph-properties fo:text-align="start" style:justify-single-word="false"/>
      <style:text-properties style:font-name="Linux Libertine Display G" fo:language="en" fo:country="US"/>
    </style:style>
    <style:style style:name="P272" style:family="paragraph" style:parent-style-name="Standard" style:list-style-name="L116">
      <style:paragraph-properties fo:text-align="start" style:justify-single-word="false"/>
      <style:text-properties style:font-name="Linux Libertine Display G" fo:language="en" fo:country="US"/>
    </style:style>
    <style:style style:name="P273" style:family="paragraph" style:parent-style-name="Standard" style:list-style-name="L118">
      <style:paragraph-properties fo:text-align="start" style:justify-single-word="false"/>
      <style:text-properties style:font-name="Linux Libertine Display G" fo:language="en" fo:country="US"/>
    </style:style>
    <style:style style:name="P274" style:family="paragraph" style:parent-style-name="Standard" style:list-style-name="L128">
      <style:paragraph-properties fo:text-align="start" style:justify-single-word="false"/>
      <style:text-properties style:font-name="Linux Libertine Display G" fo:language="en" fo:country="US"/>
    </style:style>
    <style:style style:name="P275" style:family="paragraph" style:parent-style-name="Standard" style:list-style-name="L129">
      <style:paragraph-properties fo:text-align="start" style:justify-single-word="false"/>
      <style:text-properties style:font-name="Linux Libertine Display G" fo:language="en" fo:country="US"/>
    </style:style>
    <style:style style:name="P276" style:family="paragraph" style:parent-style-name="Standard" style:list-style-name="L142">
      <style:paragraph-properties fo:text-align="start" style:justify-single-word="false"/>
      <style:text-properties style:font-name="Linux Libertine Display G" fo:language="en" fo:country="US"/>
    </style:style>
    <style:style style:name="P277" style:family="paragraph" style:parent-style-name="Standard">
      <style:paragraph-properties fo:text-align="start" style:justify-single-word="false"/>
      <style:text-properties style:font-name="Linux Libertine Display G" fo:language="en" fo:country="US" fo:background-color="#ffffff"/>
    </style:style>
    <style:style style:name="P278" style:family="paragraph" style:parent-style-name="Standard" style:list-style-name="L32">
      <style:text-properties style:font-name="Linux Libertine Display G" fo:language="en" fo:country="US"/>
    </style:style>
    <style:style style:name="P279" style:family="paragraph" style:parent-style-name="Standard" style:list-style-name="L35">
      <style:text-properties style:font-name="Linux Libertine Display G" fo:language="en" fo:country="US"/>
    </style:style>
    <style:style style:name="P280" style:family="paragraph" style:parent-style-name="Standard" style:list-style-name="L36">
      <style:text-properties style:font-name="Linux Libertine Display G" fo:language="en" fo:country="US"/>
    </style:style>
    <style:style style:name="P281" style:family="paragraph" style:parent-style-name="Standard" style:list-style-name="L40">
      <style:text-properties style:font-name="Linux Libertine Display G" fo:language="en" fo:country="US"/>
    </style:style>
    <style:style style:name="P282" style:family="paragraph" style:parent-style-name="Standard" style:list-style-name="L42">
      <style:text-properties style:font-name="Linux Libertine Display G" fo:language="en" fo:country="US"/>
    </style:style>
    <style:style style:name="P283" style:family="paragraph" style:parent-style-name="Standard">
      <style:paragraph-properties style:text-autospace="none"/>
      <style:text-properties style:font-name="Linux Libertine Display G" fo:language="en" fo:country="US"/>
    </style:style>
    <style:style style:name="P284" style:family="paragraph" style:parent-style-name="Standard" style:list-style-name="L60">
      <style:text-properties style:font-name="Linux Libertine Display G" fo:language="en" fo:country="US"/>
    </style:style>
    <style:style style:name="P285" style:family="paragraph" style:parent-style-name="Standard" style:list-style-name="L62">
      <style:text-properties style:font-name="Linux Libertine Display G" fo:language="en" fo:country="US"/>
    </style:style>
    <style:style style:name="P286" style:family="paragraph" style:parent-style-name="Standard" style:list-style-name="L68">
      <style:text-properties style:font-name="Linux Libertine Display G" fo:language="en" fo:country="US"/>
    </style:style>
    <style:style style:name="P287" style:family="paragraph" style:parent-style-name="Standard" style:list-style-name="L72">
      <style:text-properties style:font-name="Linux Libertine Display G" fo:language="en" fo:country="US"/>
    </style:style>
    <style:style style:name="P288" style:family="paragraph" style:parent-style-name="Standard" style:list-style-name="L73">
      <style:text-properties style:font-name="Linux Libertine Display G" fo:language="en" fo:country="US"/>
    </style:style>
    <style:style style:name="P289" style:family="paragraph" style:parent-style-name="Standard" style:list-style-name="L91">
      <style:text-properties style:font-name="Linux Libertine Display G" fo:language="en" fo:country="US"/>
    </style:style>
    <style:style style:name="P290" style:family="paragraph" style:parent-style-name="Standard" style:list-style-name="L92">
      <style:text-properties style:font-name="Linux Libertine Display G" fo:language="en" fo:country="US"/>
    </style:style>
    <style:style style:name="P291" style:family="paragraph" style:parent-style-name="Standard" style:list-style-name="L108">
      <style:text-properties style:font-name="Linux Libertine Display G" fo:language="en" fo:country="US"/>
    </style:style>
    <style:style style:name="P292" style:family="paragraph" style:parent-style-name="Standard" style:list-style-name="L140">
      <style:text-properties style:font-name="Linux Libertine Display G" fo:language="en" fo:country="US"/>
    </style:style>
    <style:style style:name="P293" style:family="paragraph" style:parent-style-name="Standard" style:list-style-name="L146">
      <style:text-properties style:font-name="Linux Libertine Display G" fo:language="en" fo:country="US"/>
    </style:style>
    <style:style style:name="P294" style:family="paragraph" style:parent-style-name="Standard" style:list-style-name="L1">
      <style:text-properties style:font-name="Linux Libertine Display G"/>
    </style:style>
    <style:style style:name="P295" style:family="paragraph" style:parent-style-name="Standard">
      <style:text-properties style:font-name="Linux Libertine Display G" fo:font-size="12pt" style:font-name-asian="Times New Roman1" style:font-size-asian="12pt" style:font-name-complex="Times New Roman1" style:font-size-complex="12pt"/>
    </style:style>
    <style:style style:name="P296"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97"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298"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299" style:family="paragraph" style:parent-style-name="Standard">
      <style:paragraph-properties style:text-autospace="none"/>
      <style:text-properties style:font-name="Linux Libertine Display G" fo:font-size="12pt" fo:language="en" fo:country="US" style:font-size-asian="12pt" style:font-size-complex="12pt"/>
    </style:style>
    <style:style style:name="P300"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301" style:family="paragraph" style:parent-style-name="Standard">
      <style:text-properties style:font-name="Linux Libertine Display G" fo:font-size="12pt" style:font-size-asian="12pt" style:font-size-complex="12pt"/>
    </style:style>
    <style:style style:name="P302" style:family="paragraph" style:parent-style-name="Standard">
      <style:paragraph-properties fo:text-align="start" style:justify-single-word="false"/>
      <style:text-properties style:font-name="Linux Libertine Display G" fo:font-size="12pt" style:font-size-asian="12pt" style:font-size-complex="12pt"/>
    </style:style>
    <style:style style:name="P303" style:family="paragraph" style:parent-style-name="Standard">
      <style:paragraph-properties fo:text-align="start" style:justify-single-word="false"/>
      <style:text-properties style:font-name="Linux Libertine Display G"/>
    </style:style>
    <style:style style:name="P304" style:family="paragraph" style:parent-style-name="Standard" style:list-style-name="L5">
      <style:paragraph-properties fo:text-align="start" style:justify-single-word="false"/>
      <style:text-properties style:font-name="Linux Libertine Display G"/>
    </style:style>
    <style:style style:name="P305" style:family="paragraph" style:parent-style-name="Standard" style:list-style-name="L6">
      <style:paragraph-properties fo:text-align="start" style:justify-single-word="false"/>
      <style:text-properties style:font-name="Linux Libertine Display G"/>
    </style:style>
    <style:style style:name="P306" style:family="paragraph" style:parent-style-name="Standard" style:list-style-name="L7">
      <style:paragraph-properties fo:text-align="start" style:justify-single-word="false"/>
      <style:text-properties style:font-name="Linux Libertine Display G"/>
    </style:style>
    <style:style style:name="P307" style:family="paragraph" style:parent-style-name="Standard" style:list-style-name="L8">
      <style:paragraph-properties fo:text-align="start" style:justify-single-word="false"/>
      <style:text-properties style:font-name="Linux Libertine Display G"/>
    </style:style>
    <style:style style:name="P308" style:family="paragraph" style:parent-style-name="Standard" style:list-style-name="L25">
      <style:paragraph-properties fo:text-align="start" style:justify-single-word="false"/>
      <style:text-properties style:font-name="Linux Libertine Display G"/>
    </style:style>
    <style:style style:name="P309" style:family="paragraph" style:parent-style-name="Standard" style:list-style-name="L79">
      <style:paragraph-properties fo:text-align="start" style:justify-single-word="false"/>
      <style:text-properties style:font-name="Linux Libertine Display G"/>
    </style:style>
    <style:style style:name="P310" style:family="paragraph" style:parent-style-name="Standard">
      <style:paragraph-properties fo:text-align="start" style:justify-single-word="false"/>
      <style:text-properties style:font-name="Linux Libertine Display G" style:text-underline-style="none"/>
    </style:style>
    <style:style style:name="P311"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312" style:family="paragraph" style:parent-style-name="Standard" style:list-style-name="L36">
      <style:text-properties style:font-name="Linux Libertine Display G"/>
    </style:style>
    <style:style style:name="P313" style:family="paragraph" style:parent-style-name="Standard" style:list-style-name="L42">
      <style:text-properties style:font-name="Linux Libertine Display G"/>
    </style:style>
    <style:style style:name="P314" style:family="paragraph" style:parent-style-name="Standard">
      <style:text-properties style:font-name="Linux Libertine Display G" fo:font-size="10pt" fo:language="en" fo:country="US" style:font-size-asian="10pt" style:font-size-complex="10pt"/>
    </style:style>
    <style:style style:name="P315" style:family="paragraph" style:parent-style-name="Standard">
      <style:text-properties style:font-name="Linux Libertine Display G" fo:font-size="10.5pt" fo:language="en" fo:country="US" style:font-size-asian="10.5pt" style:font-size-complex="10.5pt"/>
    </style:style>
    <style:style style:name="P316"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17"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318"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19"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320" style:family="paragraph" style:parent-style-name="Standard">
      <style:text-properties fo:color="#cc0000" style:text-position="0% 100%" style:font-name="Linux Libertine Display G" fo:language="en" fo:country="US"/>
    </style:style>
    <style:style style:name="P321"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22"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23"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2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25" style:family="paragraph" style:parent-style-name="Standard">
      <style:text-properties fo:color="#cc0000" style:text-position="super 58%" style:font-name="Linux Libertine Display G" fo:language="en" fo:country="US"/>
    </style:style>
    <style:style style:name="P326" style:family="paragraph" style:parent-style-name="Standard">
      <style:text-properties fo:color="#cc0000" style:font-name="Linux Libertine Display G" fo:language="en" fo:country="US"/>
    </style:style>
    <style:style style:name="P327" style:family="paragraph" style:parent-style-name="Standard" style:list-style-name="L106">
      <style:paragraph-properties fo:text-align="start" style:justify-single-word="false"/>
      <style:text-properties fo:color="#cc0000" style:font-name="Linux Libertine Display G" fo:language="en" fo:country="US"/>
    </style:style>
    <style:style style:name="P328"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29"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30"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31"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32" style:family="paragraph" style:parent-style-name="Standard">
      <style:text-properties fo:color="#009900" style:font-name="Linux Libertine Display G" fo:language="en" fo:country="US"/>
    </style:style>
    <style:style style:name="P333"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34"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3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3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33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3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339"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40"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4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34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343"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44" style:family="paragraph" style:parent-style-name="Standard">
      <style:paragraph-properties fo:break-before="page"/>
      <style:text-properties style:font-name="Linux Libertine Display G" fo:language="en" fo:country="US"/>
    </style:style>
    <style:style style:name="P345" style:family="paragraph" style:parent-style-name="Standard">
      <style:paragraph-properties fo:break-before="page"/>
      <style:text-properties style:text-position="0% 100%" style:font-name="Linux Libertine Display G" fo:language="en" fo:country="US"/>
    </style:style>
    <style:style style:name="P34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47"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48"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349"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350"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351" style:family="paragraph" style:parent-style-name="Standard">
      <style:paragraph-properties fo:break-before="page"/>
      <style:text-properties fo:color="#000000" style:font-name="Linux Libertine Display G" fo:language="en" fo:country="US"/>
    </style:style>
    <style:style style:name="P35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35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54"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5"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5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57"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8"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9"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6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362"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6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4"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5"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66"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7"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9"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0"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1"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2" style:family="paragraph" style:parent-style-name="Standard">
      <style:paragraph-properties fo:margin-top="0in" fo:margin-bottom="0in"/>
      <style:text-properties fo:color="#000000" style:text-position="0% 100%" style:font-name="Linux Libertine Display G" fo:language="en" fo:country="US"/>
    </style:style>
    <style:style style:name="P373" style:family="paragraph" style:parent-style-name="Standard">
      <style:paragraph-properties fo:margin-top="0in" fo:margin-bottom="0in"/>
      <style:text-properties fo:color="#cc0000" style:text-position="0% 100%" style:font-name="Linux Libertine Display G" fo:language="en" fo:country="US"/>
    </style:style>
    <style:style style:name="P374" style:family="paragraph" style:parent-style-name="Standard">
      <style:paragraph-properties fo:margin-top="0in" fo:margin-bottom="0in"/>
      <style:text-properties style:text-position="0% 100%" style:font-name="Linux Libertine Display G" fo:language="en" fo:country="US"/>
    </style:style>
    <style:style style:name="P375"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5"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6" style:family="text">
      <style:text-properties fo:color="#0000cc" style:text-position="0% 100%" fo:font-size="12pt" fo:language="en" fo:country="US" fo:font-weight="normal" style:font-size-asian="12pt" style:font-weight-asian="normal" style:font-size-complex="12pt" style:font-weight-complex="normal"/>
    </style:style>
    <style:style style:name="T17"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0" style:family="text">
      <style:text-properties fo:color="#0000cc" style:text-position="0% 100%" fo:font-size="12pt" style:text-underline-style="none" fo:font-weight="normal" style:font-size-asian="12pt" style:font-weight-asian="normal" style:font-size-complex="12pt" style:font-weight-complex="normal"/>
    </style:style>
    <style:style style:name="T21" style:family="text">
      <style:text-properties fo:color="#0000cc" style:text-position="0% 100%" style:text-overline-style="none" style:text-overline-color="font-color"/>
    </style:style>
    <style:style style:name="T22" style:family="text">
      <style:text-properties fo:color="#0000cc" style:text-position="0% 100%" style:text-overline-style="solid" style:text-overline-width="auto" style:text-overline-color="font-color"/>
    </style:style>
    <style:style style:name="T23" style:family="text">
      <style:text-properties fo:color="#0000cc" style:text-position="0% 100%" fo:font-weight="normal" style:font-name-asian="Tahoma" style:font-weight-asian="normal" style:font-name-complex="Tahoma" style:font-weight-complex="normal"/>
    </style:style>
    <style:style style:name="T24" style:family="text">
      <style:text-properties fo:color="#0000cc" style:text-position="0% 100%" fo:font-weight="normal" style:font-weight-asian="normal" style:font-weight-complex="normal"/>
    </style:style>
    <style:style style:name="T25" style:family="text">
      <style:text-properties fo:color="#0000cc" style:text-position="0% 100%" fo:font-weight="normal" style:font-name-asian="SimSun" style:font-weight-asian="normal" style:font-name-complex="Lucida Sans" style:font-weight-complex="normal"/>
    </style:style>
    <style:style style:name="T26" style:family="text">
      <style:text-properties fo:color="#0000cc" style:text-position="0% 100%" fo:font-style="italic" fo:font-weight="normal" style:font-style-asian="italic" style:font-weight-asian="normal" style:font-style-complex="italic" style:font-weight-complex="normal"/>
    </style:style>
    <style:style style:name="T27" style:family="text">
      <style:text-properties fo:color="#0000cc" fo:font-weight="normal" style:font-weight-asian="normal" style:font-weight-complex="normal"/>
    </style:style>
    <style:style style:name="T28" style:family="text">
      <style:text-properties fo:color="#0000cc" fo:font-weight="bold" style:font-weight-asian="bold" style:font-weight-complex="bold"/>
    </style:style>
    <style:style style:name="T29" style:family="text">
      <style:text-properties fo:color="#0000cc" style:text-position="super 58%"/>
    </style:style>
    <style:style style:name="T30" style:family="text">
      <style:text-properties fo:color="#0000cc" style:text-position="super 58%" fo:font-size="12pt" style:font-name-asian="Times New Roman1" style:font-size-asian="12pt" style:font-name-complex="Times New Roman1" style:font-size-complex="12pt"/>
    </style:style>
    <style:style style:name="T31" style:family="text">
      <style:text-properties fo:color="#0000cc" style:text-position="super 58%" fo:font-size="12pt" fo:font-weight="normal" style:font-size-asian="12pt" style:font-weight-asian="normal" style:font-size-complex="12pt" style:font-weight-complex="normal"/>
    </style:style>
    <style:style style:name="T32"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3" style:family="text">
      <style:text-properties fo:color="#0000cc" style:text-position="super 58%" fo:font-size="12pt" style:font-name-asian="Linux Libertine Display G1" style:font-size-asian="12pt" style:font-name-complex="Linux Libertine Display G1" style:font-size-complex="12pt"/>
    </style:style>
    <style:style style:name="T34"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5" style:family="text">
      <style:text-properties fo:color="#0000cc" style:text-position="super 58%" fo:font-size="12pt" fo:language="en" fo:country="US" fo:font-weight="normal" style:font-size-asian="12pt" style:font-weight-asian="normal" style:font-size-complex="12pt" style:font-weight-complex="normal"/>
    </style:style>
    <style:style style:name="T36"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7" style:family="text">
      <style:text-properties fo:color="#0000cc" style:text-position="super 58%" style:text-overline-style="none" style:text-overline-color="font-color"/>
    </style:style>
    <style:style style:name="T38" style:family="text">
      <style:text-properties fo:color="#0000cc" style:text-position="super 58%" style:font-name-asian="SimSun" style:font-name-complex="Lucida Sans"/>
    </style:style>
    <style:style style:name="T39" style:family="text">
      <style:text-properties fo:color="#0000cc" style:text-position="super 58%" fo:font-style="normal" style:font-name-asian="Linux Libertine Display G1" style:font-style-asian="normal" style:font-name-complex="Linux Libertine Display G1" style:font-style-complex="normal"/>
    </style:style>
    <style:style style:name="T40" style:family="text">
      <style:text-properties fo:color="#0000cc" style:text-position="super 58%" fo:font-weight="normal" style:font-weight-asian="normal" style:font-weight-complex="normal"/>
    </style:style>
    <style:style style:name="T41" style:family="text">
      <style:text-properties fo:color="#0000cc" style:text-position="super 58%" fo:font-weight="normal" style:font-name-asian="SimSun" style:font-weight-asian="normal" style:font-name-complex="Lucida Sans" style:font-weight-complex="normal"/>
    </style:style>
    <style:style style:name="T42" style:family="text">
      <style:text-properties fo:color="#0000cc" style:text-position="super 58%" style:font-name-asian="Linux Libertine Display G1" style:font-name-complex="Linux Libertine Display G1" style:text-overline-style="none" style:text-overline-color="font-color"/>
    </style:style>
    <style:style style:name="T43" style:family="text">
      <style:text-properties fo:color="#0000cc" style:text-position="super 58%" style:text-underline-style="solid" style:text-underline-width="auto" style:text-underline-color="font-color"/>
    </style:style>
    <style:style style:name="T44" style:family="text">
      <style:text-properties fo:color="#0000cc" fo:font-size="14pt" style:font-size-asian="14pt" style:font-size-complex="14pt"/>
    </style:style>
    <style:style style:name="T45" style:family="text">
      <style:text-properties fo:color="#0000cc" fo:font-size="14pt" fo:font-weight="normal" style:font-size-asian="14pt" style:font-weight-asian="normal" style:font-size-complex="14pt" style:font-weight-complex="normal"/>
    </style:style>
    <style:style style:name="T46" style:family="text">
      <style:text-properties fo:color="#0000cc" style:font-name-asian="Linux Libertine Display G1" style:font-name-complex="Linux Libertine Display G1"/>
    </style:style>
    <style:style style:name="T47" style:family="text">
      <style:text-properties fo:color="#0000cc" style:font-name-asian="Linux Libertine Display G1" style:font-name-complex="Linux Libertine Display G1" style:text-overline-style="none" style:text-overline-color="font-color"/>
    </style:style>
    <style:style style:name="T48" style:family="text">
      <style:text-properties fo:color="#0000cc" style:font-name-asian="Linux Libertine Display G1" style:font-name-complex="Linux Libertine Display G1" style:text-overline-style="solid" style:text-overline-width="auto" style:text-overline-color="font-color"/>
    </style:style>
    <style:style style:name="T49" style:family="text">
      <style:text-properties fo:color="#0000cc" style:text-position="sub 58%"/>
    </style:style>
    <style:style style:name="T50" style:family="text">
      <style:text-properties fo:color="#0000cc" style:text-position="sub 58%" fo:font-weight="normal" style:font-name-asian="SimSun" style:font-weight-asian="normal" style:font-name-complex="Lucida Sans" style:font-weight-complex="normal"/>
    </style:style>
    <style:style style:name="T51" style:family="text">
      <style:text-properties fo:color="#0000cc" style:text-position="sub 58%" fo:font-size="12pt" fo:font-weight="normal" style:font-size-asian="12pt" style:font-weight-asian="normal" style:font-size-complex="12pt" style:font-weight-complex="normal"/>
    </style:style>
    <style:style style:name="T52" style:family="text">
      <style:text-properties fo:color="#0000cc" style:text-overline-style="none" style:text-overline-color="font-color"/>
    </style:style>
    <style:style style:name="T53" style:family="text">
      <style:text-properties fo:color="#0000cc" fo:font-style="italic" style:font-style-asian="italic" style:font-style-complex="italic"/>
    </style:style>
    <style:style style:name="T54" style:family="text">
      <style:text-properties fo:color="#0000cc" fo:background-color="#ffffff"/>
    </style:style>
    <style:style style:name="T55" style:family="text">
      <style:text-properties fo:color="#0000cc" fo:background-color="#ffffff" style:font-name-asian="Linux Libertine Display G1" style:font-name-complex="Linux Libertine Display G1"/>
    </style:style>
    <style:style style:name="T56" style:family="text">
      <style:text-properties fo:color="#0000cc" style:font-name-asian="SimSun" style:font-name-complex="Lucida Sans"/>
    </style:style>
    <style:style style:name="T57" style:family="text">
      <style:text-properties fo:color="#0000cc" fo:font-style="normal" style:font-name-asian="SimSun" style:font-style-asian="normal" style:font-name-complex="Lucida Sans" style:font-style-complex="normal"/>
    </style:style>
    <style:style style:name="T58" style:family="text">
      <style:text-properties fo:color="#0000cc" fo:font-style="normal" style:font-name-asian="Linux Libertine Display G1" style:font-style-asian="normal" style:font-name-complex="Linux Libertine Display G1" style:font-style-complex="normal"/>
    </style:style>
    <style:style style:name="T59" style:family="text">
      <style:text-properties fo:color="#0000cc" fo:font-style="normal" style:font-style-asian="normal" style:font-style-complex="normal"/>
    </style:style>
    <style:style style:name="T60" style:family="text">
      <style:text-properties fo:color="#0000cc" style:font-name-asian="Symbol" style:font-name-complex="Symbol"/>
    </style:style>
    <style:style style:name="T61" style:family="text">
      <style:text-properties fo:color="#0000cc" style:text-underline-style="solid" style:text-underline-width="auto" style:text-underline-color="font-color"/>
    </style:style>
    <style:style style:name="T62" style:family="text">
      <style:text-properties fo:color="#000000"/>
    </style:style>
    <style:style style:name="T63" style:family="text">
      <style:text-properties fo:color="#000000" fo:font-size="12pt" fo:font-weight="normal" style:font-size-asian="12pt" style:font-weight-asian="normal" style:font-size-complex="12pt" style:font-weight-complex="normal"/>
    </style:style>
    <style:style style:name="T6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65"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66" style:family="text">
      <style:text-properties fo:color="#000000" fo:font-size="12pt" style:font-size-asian="12pt" style:font-size-complex="12pt"/>
    </style:style>
    <style:style style:name="T67" style:family="text">
      <style:text-properties fo:color="#000000" fo:font-size="12pt" fo:language="en" fo:country="US" style:font-size-asian="12pt" style:font-size-complex="12pt"/>
    </style:style>
    <style:style style:name="T68" style:family="text">
      <style:text-properties fo:color="#000000" fo:font-size="12pt" fo:language="en" fo:country="US" style:font-size-asian="12pt" style:font-size-complex="12pt" style:text-overline-style="solid" style:text-overline-width="auto" style:text-overline-color="font-color"/>
    </style:style>
    <style:style style:name="T69"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0" style:family="text">
      <style:text-properties fo:color="#000000" fo:font-size="12pt" style:font-name-asian="Linux Libertine Display G1" style:font-size-asian="12pt" style:font-name-complex="Linux Libertine Display G1" style:font-size-complex="12pt"/>
    </style:style>
    <style:style style:name="T71"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2" style:family="text">
      <style:text-properties fo:color="#000000" style:text-position="0% 100%"/>
    </style:style>
    <style:style style:name="T73" style:family="text">
      <style:text-properties fo:color="#000000" style:text-position="0% 100%" fo:font-size="12pt" fo:font-weight="normal" style:font-size-asian="12pt" style:font-weight-asian="normal" style:font-size-complex="12pt" style:font-weight-complex="normal"/>
    </style:style>
    <style:style style:name="T74"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75"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76"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77"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78"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79"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0" style:family="text">
      <style:text-properties fo:color="#000000" style:text-position="0% 100%" fo:font-size="12pt" fo:font-weight="bold" style:font-size-asian="12pt" style:font-weight-asian="bold" style:font-size-complex="12pt" style:font-weight-complex="bold"/>
    </style:style>
    <style:style style:name="T81" style:family="text">
      <style:text-properties fo:color="#000000" style:text-position="0% 100%" fo:font-size="12pt" fo:language="en" fo:country="US" fo:font-weight="normal" style:font-size-asian="12pt" style:font-weight-asian="normal" style:font-size-complex="12pt" style:font-weight-complex="normal"/>
    </style:style>
    <style:style style:name="T82" style:family="text">
      <style:text-properties fo:color="#000000" style:text-position="0% 100%" fo:font-size="12pt" fo:language="en" fo:country="US" style:font-size-asian="12pt" style:font-size-complex="12pt"/>
    </style:style>
    <style:style style:name="T83"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84" style:family="text">
      <style:text-properties fo:color="#000000" style:text-position="0% 100%" fo:font-size="12pt" fo:language="en" fo:country="US" style:font-size-asian="12pt" style:font-size-complex="12pt" style:text-overline-style="none" style:text-overline-color="font-color"/>
    </style:style>
    <style:style style:name="T85" style:family="text">
      <style:text-properties fo:color="#000000" style:text-position="0% 100%" fo:font-size="12pt" fo:language="en" fo:country="US" fo:font-style="italic" style:font-size-asian="12pt" style:font-style-asian="italic" style:font-size-complex="12pt" style:font-style-complex="italic"/>
    </style:style>
    <style:style style:name="T86"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87"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88"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89" style:family="text">
      <style:text-properties fo:color="#000000" style:text-position="0% 100%" fo:font-size="12pt" style:font-name-asian="Times New Roman1" style:font-size-asian="12pt" style:font-name-complex="Times New Roman1" style:font-size-complex="12pt"/>
    </style:style>
    <style:style style:name="T90"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2"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93"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94" style:family="text">
      <style:text-properties fo:color="#000000" style:text-position="0% 100%" fo:font-size="12pt" style:text-underline-style="none" fo:font-weight="normal" style:font-size-asian="12pt" style:font-weight-asian="normal" style:font-size-complex="12pt" style:font-weight-complex="normal"/>
    </style:style>
    <style:style style:name="T95" style:family="text">
      <style:text-properties fo:color="#000000" style:text-position="0% 100%" style:font-name-asian="SimSun" style:font-name-complex="Lucida Sans"/>
    </style:style>
    <style:style style:name="T96" style:family="text">
      <style:text-properties fo:color="#000000" style:text-position="0% 100%" fo:font-style="normal" style:font-style-asian="normal" style:font-style-complex="normal"/>
    </style:style>
    <style:style style:name="T97" style:family="text">
      <style:text-properties fo:color="#000000" style:text-position="0% 100%" fo:font-style="normal" fo:font-weight="normal" style:font-style-asian="normal" style:font-weight-asian="normal" style:font-style-complex="normal" style:font-weight-complex="normal"/>
    </style:style>
    <style:style style:name="T98" style:family="text">
      <style:text-properties fo:color="#000000" style:text-position="0% 100%" style:font-name-asian="Linux Libertine Display G1" style:font-name-complex="Linux Libertine Display G1"/>
    </style:style>
    <style:style style:name="T99" style:family="text">
      <style:text-properties fo:color="#000000" style:text-position="0% 100%" style:text-overline-style="solid" style:text-overline-width="auto" style:text-overline-color="font-color"/>
    </style:style>
    <style:style style:name="T100" style:family="text">
      <style:text-properties fo:color="#000000" style:text-position="0% 100%" fo:language="en" fo:country="US" fo:font-style="normal" fo:font-weight="normal" style:font-style-asian="normal" style:font-weight-asian="normal" style:font-style-complex="normal" style:font-weight-complex="normal"/>
    </style:style>
    <style:style style:name="T101" style:family="text">
      <style:text-properties fo:color="#000000" style:text-position="0% 100%" fo:font-weight="normal" style:font-weight-asian="normal" style:font-weight-complex="normal"/>
    </style:style>
    <style:style style:name="T102" style:family="text">
      <style:text-properties fo:color="#000000" style:text-position="0% 100%" fo:font-weight="normal" style:font-weight-asian="normal" style:font-weight-complex="normal" style:text-overline-style="solid" style:text-overline-width="auto" style:text-overline-color="font-color"/>
    </style:style>
    <style:style style:name="T103" style:family="text">
      <style:text-properties fo:color="#000000" style:text-position="0% 100%" fo:font-weight="normal" style:font-weight-asian="normal" style:font-weight-complex="normal" style:text-overline-style="none" style:text-overline-color="font-color"/>
    </style:style>
    <style:style style:name="T104" style:family="text">
      <style:text-properties fo:color="#000000" style:text-position="0% 100%" fo:font-weight="normal" style:font-name-asian="Linux Libertine Display G1" style:font-weight-asian="normal" style:font-name-complex="Linux Libertine Display G1" style:font-weight-complex="normal"/>
    </style:style>
    <style:style style:name="T105"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06" style:family="text">
      <style:text-properties fo:color="#000000" style:text-position="0% 100%" fo:font-weight="normal" style:font-name-asian="SimSun" style:font-weight-asian="normal" style:font-name-complex="Lucida Sans" style:font-weight-complex="normal"/>
    </style:style>
    <style:style style:name="T107" style:family="text">
      <style:text-properties fo:color="#000000" style:text-position="0% 100%" fo:font-style="italic" fo:font-weight="normal" style:font-style-asian="italic" style:font-weight-asian="normal" style:font-style-complex="italic" style:font-weight-complex="normal"/>
    </style:style>
    <style:style style:name="T108" style:family="text">
      <style:text-properties fo:color="#000000" fo:font-weight="normal" style:font-weight-asian="normal" style:font-weight-complex="normal"/>
    </style:style>
    <style:style style:name="T109" style:family="text">
      <style:text-properties fo:color="#000000" style:text-position="super 58%"/>
    </style:style>
    <style:style style:name="T110" style:family="text">
      <style:text-properties fo:color="#000000" style:text-position="super 58%" fo:font-style="normal" style:font-style-asian="normal" style:font-style-complex="normal"/>
    </style:style>
    <style:style style:name="T111" style:family="text">
      <style:text-properties fo:color="#000000" style:text-position="super 58%" fo:font-style="normal" style:font-name-asian="Times New Roman1" style:font-style-asian="normal" style:font-name-complex="Times New Roman1" style:font-style-complex="normal"/>
    </style:style>
    <style:style style:name="T112" style:family="text">
      <style:text-properties fo:color="#000000" style:text-position="super 58%" fo:font-style="normal" style:font-name-asian="Linux Libertine Display G1" style:font-style-asian="normal" style:font-name-complex="Linux Libertine Display G1" style:font-style-complex="normal"/>
    </style:style>
    <style:style style:name="T113" style:family="text">
      <style:text-properties fo:color="#000000" style:text-position="super 58%" fo:font-style="normal" fo:font-weight="normal" style:font-style-asian="normal" style:font-weight-asian="normal" style:font-style-complex="normal" style:font-weight-complex="normal"/>
    </style:style>
    <style:style style:name="T114" style:family="text">
      <style:text-properties fo:color="#000000" style:text-position="super 58%" style:font-name-asian="SimSun" style:font-name-complex="Lucida Sans"/>
    </style:style>
    <style:style style:name="T115" style:family="text">
      <style:text-properties fo:color="#000000" style:text-position="super 58%" style:font-name-asian="Times New Roman1" style:font-name-complex="Times New Roman1"/>
    </style:style>
    <style:style style:name="T116" style:family="text">
      <style:text-properties fo:color="#000000" style:text-position="super 58%" style:font-name-asian="Symbol" style:font-name-complex="Symbol"/>
    </style:style>
    <style:style style:name="T117" style:family="text">
      <style:text-properties fo:color="#000000" style:text-position="super 58%" fo:font-size="12pt" fo:language="en" fo:country="US" fo:font-weight="normal" style:font-size-asian="12pt" style:font-weight-asian="normal" style:font-size-complex="12pt" style:font-weight-complex="normal"/>
    </style:style>
    <style:style style:name="T118" style:family="text">
      <style:text-properties fo:color="#000000" style:text-position="super 58%" fo:font-size="12pt" fo:language="en" fo:country="US" style:font-size-asian="12pt" style:font-size-complex="12pt"/>
    </style:style>
    <style:style style:name="T119" style:family="text">
      <style:text-properties fo:color="#000000" style:text-position="super 58%" fo:font-size="12pt" fo:font-weight="normal" style:font-size-asian="12pt" style:font-weight-asian="normal" style:font-size-complex="12pt" style:font-weight-complex="normal"/>
    </style:style>
    <style:style style:name="T120"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21"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22"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2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24"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25"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26" style:family="text">
      <style:text-properties fo:color="#000000" style:text-position="super 58%" fo:font-size="12pt" style:font-name-asian="Times New Roman1" style:font-size-asian="12pt" style:font-name-complex="Times New Roman1" style:font-size-complex="12pt"/>
    </style:style>
    <style:style style:name="T127" style:family="text">
      <style:text-properties fo:color="#000000" style:text-position="super 58%" fo:font-size="12pt" style:font-name-asian="Linux Libertine Display G1" style:font-size-asian="12pt" style:font-name-complex="Linux Libertine Display G1" style:font-size-complex="12pt"/>
    </style:style>
    <style:style style:name="T128"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29"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30"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31" style:family="text">
      <style:text-properties fo:color="#000000" style:text-position="super 58%" style:text-overline-style="solid" style:text-overline-width="auto" style:text-overline-color="font-color"/>
    </style:style>
    <style:style style:name="T132"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33" style:family="text">
      <style:text-properties fo:color="#000000" style:text-position="super 58%" fo:background-color="#ffffff"/>
    </style:style>
    <style:style style:name="T134" style:family="text">
      <style:text-properties fo:color="#000000" style:text-position="super 58%" style:font-name-asian="Linux Libertine Display G1" style:font-name-complex="Linux Libertine Display G1"/>
    </style:style>
    <style:style style:name="T135" style:family="text">
      <style:text-properties fo:color="#000000" style:text-position="super 58%" fo:font-weight="normal" style:font-weight-asian="normal" style:font-weight-complex="normal"/>
    </style:style>
    <style:style style:name="T136" style:family="text">
      <style:text-properties fo:color="#000000" style:text-position="super 58%" fo:font-weight="normal" style:font-name-asian="SimSun" style:font-weight-asian="normal" style:font-name-complex="Lucida Sans" style:font-weight-complex="normal"/>
    </style:style>
    <style:style style:name="T137" style:family="text">
      <style:text-properties fo:color="#000000" fo:font-style="normal" style:font-style-asian="normal" style:font-style-complex="normal"/>
    </style:style>
    <style:style style:name="T138" style:family="text">
      <style:text-properties fo:color="#000000" fo:font-style="normal" style:font-style-asian="normal" style:font-style-complex="normal" style:text-overline-style="solid" style:text-overline-width="auto" style:text-overline-color="font-color"/>
    </style:style>
    <style:style style:name="T139" style:family="text">
      <style:text-properties fo:color="#000000" fo:font-style="normal" style:font-name-asian="Times New Roman1" style:font-style-asian="normal" style:font-name-complex="Times New Roman1" style:font-style-complex="normal"/>
    </style:style>
    <style:style style:name="T140" style:family="text">
      <style:text-properties fo:color="#000000" fo:font-style="normal" style:font-name-asian="Linux Libertine Display G1" style:font-style-asian="normal" style:font-name-complex="Linux Libertine Display G1" style:font-style-complex="normal"/>
    </style:style>
    <style:style style:name="T141" style:family="text">
      <style:text-properties fo:color="#000000" fo:font-style="normal" style:font-name-asian="SimSun" style:font-style-asian="normal" style:font-name-complex="Lucida Sans" style:font-style-complex="normal"/>
    </style:style>
    <style:style style:name="T142" style:family="text">
      <style:text-properties fo:color="#000000" fo:font-style="normal" style:text-underline-style="solid" style:text-underline-width="auto" style:text-underline-color="font-color" style:font-style-asian="normal" style:font-style-complex="normal"/>
    </style:style>
    <style:style style:name="T143" style:family="text">
      <style:text-properties fo:color="#000000" fo:font-style="italic" style:font-style-asian="italic" style:font-style-complex="italic"/>
    </style:style>
    <style:style style:name="T144" style:family="text">
      <style:text-properties fo:color="#000000" style:text-position="sub 58%"/>
    </style:style>
    <style:style style:name="T145" style:family="text">
      <style:text-properties fo:color="#000000" style:text-position="sub 58%" style:font-name-asian="SimSun" style:font-name-complex="Lucida Sans"/>
    </style:style>
    <style:style style:name="T146" style:family="text">
      <style:text-properties fo:color="#000000" style:text-position="sub 58%" fo:font-style="normal" style:font-style-asian="normal" style:font-style-complex="normal"/>
    </style:style>
    <style:style style:name="T147" style:family="text">
      <style:text-properties fo:color="#000000" style:text-position="sub 58%" fo:font-style="normal" style:font-name-asian="SimSun" style:font-style-asian="normal" style:font-name-complex="Lucida Sans" style:font-style-complex="normal"/>
    </style:style>
    <style:style style:name="T148" style:family="text">
      <style:text-properties fo:color="#000000" style:text-position="sub 58%" fo:font-size="12pt" fo:font-weight="normal" style:font-size-asian="12pt" style:font-weight-asian="normal" style:font-size-complex="12pt" style:font-weight-complex="normal"/>
    </style:style>
    <style:style style:name="T149"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50"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1"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2"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53" style:family="text">
      <style:text-properties fo:color="#000000" style:text-position="sub 58%" fo:font-weight="normal" style:font-name-asian="SimSun" style:font-weight-asian="normal" style:font-name-complex="Lucida Sans" style:font-weight-complex="normal"/>
    </style:style>
    <style:style style:name="T154" style:family="text">
      <style:text-properties fo:color="#000000" style:text-position="sub 58%" fo:font-weight="normal" style:font-weight-asian="normal" style:font-weight-complex="normal"/>
    </style:style>
    <style:style style:name="T155" style:family="text">
      <style:text-properties fo:color="#000000" style:font-name-asian="Times New Roman1" style:font-name-complex="Times New Roman1"/>
    </style:style>
    <style:style style:name="T156" style:family="text">
      <style:text-properties fo:color="#000000" style:font-name-asian="Times New Roman1" style:font-name-complex="Times New Roman1" style:text-overline-style="solid" style:text-overline-width="auto" style:text-overline-color="font-color"/>
    </style:style>
    <style:style style:name="T157" style:family="text">
      <style:text-properties fo:color="#000000" style:font-name-asian="SimSun" style:font-name-complex="Lucida Sans"/>
    </style:style>
    <style:style style:name="T158" style:family="text">
      <style:text-properties fo:color="#000000" style:font-name-asian="SimSun" style:font-name-complex="Lucida Sans" style:text-overline-style="solid" style:text-overline-width="auto" style:text-overline-color="font-color"/>
    </style:style>
    <style:style style:name="T159" style:family="text">
      <style:text-properties fo:color="#000000" style:font-name-asian="Symbol" style:font-name-complex="Symbol"/>
    </style:style>
    <style:style style:name="T160" style:family="text">
      <style:text-properties fo:color="#000000" style:font-name-asian="Linux Libertine Display G1" style:font-name-complex="Linux Libertine Display G1"/>
    </style:style>
    <style:style style:name="T161" style:family="text">
      <style:text-properties fo:color="#000000" style:font-name-asian="Linux Libertine Display G1" style:font-name-complex="Linux Libertine Display G1" style:text-overline-style="none" style:text-overline-color="font-color"/>
    </style:style>
    <style:style style:name="T162" style:family="text">
      <style:text-properties fo:color="#000000" style:text-underline-style="solid" style:text-underline-width="auto" style:text-underline-color="font-color"/>
    </style:style>
    <style:style style:name="T163" style:family="text">
      <style:text-properties fo:color="#000000" fo:background-color="#ffff99"/>
    </style:style>
    <style:style style:name="T164" style:family="text">
      <style:text-properties fo:color="#000000" fo:font-size="14pt" style:font-size-asian="14pt" style:font-size-complex="14pt"/>
    </style:style>
    <style:style style:name="T165"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66"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67" style:family="text">
      <style:text-properties fo:color="#000000" style:font-name="Linux Libertine Display G" fo:font-size="12pt" fo:language="en" fo:country="US" style:font-size-asian="12pt" style:font-size-complex="12pt"/>
    </style:style>
    <style:style style:name="T168" style:family="text">
      <style:text-properties fo:color="#000000" style:text-overline-style="solid" style:text-overline-width="auto" style:text-overline-color="font-color"/>
    </style:style>
    <style:style style:name="T169" style:family="text">
      <style:text-properties fo:color="#000000" fo:background-color="#ffffff"/>
    </style:style>
    <style:style style:name="T170" style:family="text">
      <style:text-properties fo:color="#000000" fo:font-size="11.5pt" fo:font-style="normal" style:font-name-asian="Symbol" style:font-size-asian="11.5pt" style:font-style-asian="normal" style:font-name-complex="Symbol" style:font-size-complex="11.5pt" style:font-style-complex="normal"/>
    </style:style>
    <style:style style:name="T171" style:family="text">
      <style:text-properties fo:color="#000000" style:text-position="41% 100%" fo:font-size="12pt" style:font-name-asian="Times New Roman1" style:font-size-asian="12pt" style:font-name-complex="Times New Roman1" style:font-size-complex="12pt"/>
    </style:style>
    <style:style style:name="T172" style:family="text">
      <style:text-properties fo:color="#000000" style:font-name-asian="Tahoma" style:font-name-complex="Tahoma"/>
    </style:style>
    <style:style style:name="T173" style:family="text">
      <style:text-properties style:font-style-asian="normal" style:font-style-complex="normal"/>
    </style:style>
    <style:style style:name="T174" style:family="text">
      <style:text-properties fo:font-size="12pt" style:font-size-asian="12pt" style:font-size-complex="12pt"/>
    </style:style>
    <style:style style:name="T175" style:family="text">
      <style:text-properties fo:font-size="12pt" style:font-size-asian="12pt" style:font-size-complex="12pt" style:text-overline-style="solid" style:text-overline-width="auto" style:text-overline-color="font-color"/>
    </style:style>
    <style:style style:name="T176" style:family="text">
      <style:text-properties fo:font-size="12pt" fo:font-weight="normal" style:font-size-asian="12pt" style:font-weight-asian="normal" style:font-size-complex="12pt" style:font-weight-complex="normal"/>
    </style:style>
    <style:style style:name="T177"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78" style:family="text">
      <style:text-properties fo:font-size="12pt" style:font-name-asian="Times New Roman1" style:font-size-asian="12pt" style:font-name-complex="Times New Roman1" style:font-size-complex="12pt"/>
    </style:style>
    <style:style style:name="T179" style:family="text">
      <style:text-properties fo:font-size="12pt" fo:font-style="italic" style:font-size-asian="12pt" style:font-style-asian="italic" style:font-size-complex="12pt" style:font-style-complex="italic"/>
    </style:style>
    <style:style style:name="T180" style:family="text">
      <style:text-properties fo:font-size="12pt" fo:language="en" fo:country="US" style:font-size-asian="12pt" style:font-size-complex="12pt"/>
    </style:style>
    <style:style style:name="T181"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82"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83" style:family="text">
      <style:text-properties fo:color="#ff3333"/>
    </style:style>
    <style:style style:name="T184" style:family="text">
      <style:text-properties fo:color="#ff3333" style:text-position="super 58%"/>
    </style:style>
    <style:style style:name="T185" style:family="text">
      <style:text-properties fo:color="#ff3333" style:text-position="super 58%" fo:font-style="normal" style:font-name-asian="Times New Roman1" style:font-style-asian="normal" style:font-name-complex="Times New Roman1" style:font-style-complex="normal"/>
    </style:style>
    <style:style style:name="T186" style:family="text">
      <style:text-properties fo:color="#ff3333" fo:font-style="normal" style:font-name-asian="Times New Roman1" style:font-style-asian="normal" style:font-name-complex="Times New Roman1" style:font-style-complex="normal"/>
    </style:style>
    <style:style style:name="T187" style:family="text">
      <style:text-properties fo:color="#ff3333" fo:font-style="normal" style:font-name-asian="Symbol" style:font-style-asian="normal" style:font-name-complex="Symbol" style:font-style-complex="normal"/>
    </style:style>
    <style:style style:name="T188" style:family="text">
      <style:text-properties fo:color="#ff3333" style:font-name-asian="Symbol" style:font-name-complex="Symbol"/>
    </style:style>
    <style:style style:name="T189" style:family="text">
      <style:text-properties fo:color="#ff3333" style:text-overline-style="none" style:text-overline-color="font-color"/>
    </style:style>
    <style:style style:name="T190" style:family="text">
      <style:text-properties fo:color="#ff3333" style:text-position="0% 100%" fo:font-size="12pt" fo:font-weight="normal" style:font-size-asian="12pt" style:font-weight-asian="normal" style:font-size-complex="12pt" style:font-weight-complex="normal"/>
    </style:style>
    <style:style style:name="T191" style:family="text">
      <style:text-properties style:text-position="super 58%"/>
    </style:style>
    <style:style style:name="T192" style:family="text">
      <style:text-properties style:text-position="super 58%" style:font-name-asian="SimSun" style:font-name-complex="Lucida Sans"/>
    </style:style>
    <style:style style:name="T193" style:family="text">
      <style:text-properties style:text-position="super 58%" fo:font-style="normal" style:font-name-asian="Times New Roman1" style:font-style-asian="normal" style:font-name-complex="Times New Roman1" style:font-style-complex="normal"/>
    </style:style>
    <style:style style:name="T194" style:family="text">
      <style:text-properties style:text-position="super 58%" fo:font-style="normal" style:font-style-asian="normal" style:font-style-complex="normal"/>
    </style:style>
    <style:style style:name="T195" style:family="text">
      <style:text-properties style:text-position="super 58%" fo:font-style="normal" style:font-name-asian="Linux Libertine Display G1" style:font-style-asian="normal" style:font-name-complex="Linux Libertine Display G1" style:font-style-complex="normal"/>
    </style:style>
    <style:style style:name="T196"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97" style:family="text">
      <style:text-properties style:text-position="super 58%" fo:font-style="normal" fo:background-color="#ffffff" style:font-style-asian="normal" style:font-style-complex="normal"/>
    </style:style>
    <style:style style:name="T198" style:family="text">
      <style:text-properties style:text-position="super 58%" style:font-name-asian="Symbol" style:font-name-complex="Symbol"/>
    </style:style>
    <style:style style:name="T199" style:family="text">
      <style:text-properties style:text-position="super 58%" fo:font-size="12pt" style:font-name-asian="Times New Roman1" style:font-size-asian="12pt" style:font-name-complex="Times New Roman1" style:font-size-complex="12pt"/>
    </style:style>
    <style:style style:name="T200" style:family="text">
      <style:text-properties style:text-position="super 58%" fo:font-size="12pt" fo:language="en" fo:country="US" style:font-size-asian="12pt" style:font-size-complex="12pt"/>
    </style:style>
    <style:style style:name="T201" style:family="text">
      <style:text-properties style:text-position="super 58%" fo:font-size="12pt" fo:language="en" fo:country="US" fo:background-color="#ffffff" style:font-size-asian="12pt" style:font-size-complex="12pt"/>
    </style:style>
    <style:style style:name="T202" style:family="text">
      <style:text-properties style:text-position="super 58%" fo:font-size="12pt" fo:language="en" fo:country="US" fo:font-weight="normal" style:font-size-asian="12pt" style:font-weight-asian="normal" style:font-size-complex="12pt" style:font-weight-complex="normal"/>
    </style:style>
    <style:style style:name="T20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04"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05"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06"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07"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08" style:family="text">
      <style:text-properties style:text-position="super 58%" fo:font-size="12pt" fo:font-weight="normal" style:font-size-asian="12pt" style:font-weight-asian="normal" style:font-size-complex="12pt" style:font-weight-complex="normal"/>
    </style:style>
    <style:style style:name="T209" style:family="text">
      <style:text-properties style:text-position="super 58%" fo:font-size="11.5pt" style:font-name-asian="Symbol" style:font-size-asian="11.5pt" style:font-name-complex="Symbol" style:font-size-complex="11.5pt"/>
    </style:style>
    <style:style style:name="T210" style:family="text">
      <style:text-properties style:text-position="super 58%" fo:background-color="#cfe7f5"/>
    </style:style>
    <style:style style:name="T211" style:family="text">
      <style:text-properties style:text-position="super 58%" style:text-overline-style="none" style:text-overline-color="font-color"/>
    </style:style>
    <style:style style:name="T212" style:family="text">
      <style:text-properties style:text-position="super 58%" style:font-name-asian="Times New Roman1" style:font-name-complex="Times New Roman1" style:text-overline-style="none" style:text-overline-color="font-color"/>
    </style:style>
    <style:style style:name="T213" style:family="text">
      <style:text-properties style:text-position="super 58%" style:text-overline-style="solid" style:text-overline-width="auto" style:text-overline-color="font-color"/>
    </style:style>
    <style:style style:name="T214" style:family="text">
      <style:text-properties style:text-position="super 58%" fo:font-weight="normal" style:font-weight-asian="normal" style:font-weight-complex="normal"/>
    </style:style>
    <style:style style:name="T215" style:family="text">
      <style:text-properties style:text-position="super 58%" fo:font-weight="normal" style:font-name-asian="Linux Libertine Display G1" style:font-weight-asian="normal" style:font-name-complex="Linux Libertine Display G1" style:font-weight-complex="normal"/>
    </style:style>
    <style:style style:name="T216"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17" style:family="text">
      <style:text-properties style:text-position="super 58%" style:font-name-asian="Linux Libertine Display G1" style:font-name-complex="Linux Libertine Display G1"/>
    </style:style>
    <style:style style:name="T218" style:family="text">
      <style:text-properties style:text-position="super 58%" style:font-name-asian="Linux Libertine Display G1" style:font-name-complex="Linux Libertine Display G1" style:text-overline-style="none" style:text-overline-color="font-color"/>
    </style:style>
    <style:style style:name="T219" style:family="text">
      <style:text-properties style:text-position="super 58%" fo:background-color="#ffffff"/>
    </style:style>
    <style:style style:name="T220" style:family="text">
      <style:text-properties style:text-position="super 58%" style:text-underline-style="none"/>
    </style:style>
    <style:style style:name="T221" style:family="text">
      <style:text-properties style:text-position="super 58%" style:text-underline-style="none" fo:background-color="#ffccff"/>
    </style:style>
    <style:style style:name="T222" style:family="text">
      <style:text-properties style:text-position="super 58%" style:text-underline-style="solid" style:text-underline-width="auto" style:text-underline-color="font-color"/>
    </style:style>
    <style:style style:name="T223" style:family="text">
      <style:text-properties style:text-position="super 58%" fo:background-color="#ffccff"/>
    </style:style>
    <style:style style:name="T224" style:family="text">
      <style:text-properties style:text-position="super 58%" fo:font-size="10pt" style:font-size-asian="10pt" style:font-size-complex="10pt"/>
    </style:style>
    <style:style style:name="T225" style:family="text">
      <style:text-properties style:text-position="sub 58%"/>
    </style:style>
    <style:style style:name="T226" style:family="text">
      <style:text-properties style:text-position="sub 58%" fo:font-size="12pt" style:font-name-asian="Times New Roman1" style:font-size-asian="12pt" style:font-name-complex="Times New Roman1" style:font-size-complex="12pt"/>
    </style:style>
    <style:style style:name="T227" style:family="text">
      <style:text-properties style:text-position="sub 58%" fo:font-size="12pt" fo:language="en" fo:country="US" style:font-size-asian="12pt" style:font-size-complex="12pt"/>
    </style:style>
    <style:style style:name="T228" style:family="text">
      <style:text-properties style:text-position="sub 58%" fo:font-size="12pt" fo:language="en" fo:country="US" fo:background-color="#ffffff" style:font-size-asian="12pt" style:font-size-complex="12pt"/>
    </style:style>
    <style:style style:name="T229" style:family="text">
      <style:text-properties style:text-position="sub 58%" fo:font-size="12pt" fo:font-weight="normal" style:font-size-asian="12pt" style:font-weight-asian="normal" style:font-size-complex="12pt" style:font-weight-complex="normal"/>
    </style:style>
    <style:style style:name="T230"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31" style:family="text">
      <style:text-properties style:text-position="sub 58%" fo:font-weight="bold" style:font-weight-asian="bold" style:font-weight-complex="bold"/>
    </style:style>
    <style:style style:name="T232" style:family="text">
      <style:text-properties style:text-position="sub 58%" fo:font-size="11.5pt" style:font-name-asian="Symbol" style:font-size-asian="11.5pt" style:font-name-complex="Symbol" style:font-size-complex="11.5pt"/>
    </style:style>
    <style:style style:name="T233" style:family="text">
      <style:text-properties style:text-position="sub 58%" fo:font-size="16pt" style:font-size-asian="16pt" style:font-size-complex="16pt"/>
    </style:style>
    <style:style style:name="T234" style:family="text">
      <style:text-properties style:text-position="sub 58%" fo:background-color="#cfe7f5"/>
    </style:style>
    <style:style style:name="T235" style:family="text">
      <style:text-properties style:text-position="sub 58%" fo:font-style="normal" style:font-name-asian="Linux Libertine Display G1" style:font-style-asian="normal" style:font-name-complex="Linux Libertine Display G1" style:font-style-complex="normal"/>
    </style:style>
    <style:style style:name="T236" style:family="text">
      <style:text-properties style:text-position="sub 58%" fo:font-style="normal" style:font-style-asian="normal" style:font-style-complex="normal"/>
    </style:style>
    <style:style style:name="T237" style:family="text">
      <style:text-properties style:text-position="sub 58%" fo:font-weight="normal" style:font-weight-asian="normal" style:font-weight-complex="normal"/>
    </style:style>
    <style:style style:name="T238" style:family="text">
      <style:text-properties style:text-position="sub 58%" style:font-name-asian="Linux Libertine Display G1" style:font-name-complex="Linux Libertine Display G1"/>
    </style:style>
    <style:style style:name="T239" style:family="text">
      <style:text-properties style:text-position="sub 58%" style:font-name-asian="Linux Libertine Display G1" style:font-name-complex="Linux Libertine Display G1" style:text-overline-style="none" style:text-overline-color="font-color"/>
    </style:style>
    <style:style style:name="T240" style:family="text">
      <style:text-properties style:text-position="sub 58%" style:text-underline-style="none"/>
    </style:style>
    <style:style style:name="T241" style:family="text">
      <style:text-properties style:text-position="sub 58%" style:text-underline-style="none" style:font-name-asian="Linux Libertine Display G1" style:font-name-complex="Linux Libertine Display G1"/>
    </style:style>
    <style:style style:name="T242"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243" style:family="text">
      <style:text-properties style:text-position="sub 58%" fo:background-color="#ffccff"/>
    </style:style>
    <style:style style:name="T244" style:family="text">
      <style:text-properties style:text-position="0% 100%"/>
    </style:style>
    <style:style style:name="T245" style:family="text">
      <style:text-properties style:text-position="0% 100%" fo:font-size="12pt" style:font-name-asian="Times New Roman1" style:font-size-asian="12pt" style:font-name-complex="Times New Roman1" style:font-size-complex="12pt"/>
    </style:style>
    <style:style style:name="T246"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47" style:family="text">
      <style:text-properties style:text-position="0% 100%" fo:font-size="12pt" style:font-size-asian="12pt" style:font-size-complex="12pt"/>
    </style:style>
    <style:style style:name="T248" style:family="text">
      <style:text-properties style:text-position="0% 100%" fo:font-size="12pt" fo:language="en" fo:country="US" fo:background-color="#ffffff" style:font-size-asian="12pt" style:font-size-complex="12pt"/>
    </style:style>
    <style:style style:name="T249" style:family="text">
      <style:text-properties style:text-position="0% 100%" fo:font-size="12pt" fo:language="en" fo:country="US" fo:font-weight="normal" style:font-size-asian="12pt" style:font-weight-asian="normal" style:font-size-complex="12pt" style:font-weight-complex="normal"/>
    </style:style>
    <style:style style:name="T250"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51" style:family="text">
      <style:text-properties style:text-position="0% 100%" fo:font-size="12pt" fo:font-weight="normal" style:font-size-asian="12pt" style:font-weight-asian="normal" style:font-size-complex="12pt" style:font-weight-complex="normal"/>
    </style:style>
    <style:style style:name="T252" style:family="text">
      <style:text-properties style:text-position="0% 100%" fo:font-size="12pt" fo:font-weight="normal" fo:background-color="#ffffff" style:font-size-asian="12pt" style:font-weight-asian="normal" style:font-size-complex="12pt" style:font-weight-complex="normal"/>
    </style:style>
    <style:style style:name="T253"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54"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55"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56" style:family="text">
      <style:text-properties style:text-position="0% 100%" fo:font-weight="normal" style:font-weight-asian="normal" style:font-weight-complex="normal"/>
    </style:style>
    <style:style style:name="T257" style:family="text">
      <style:text-properties style:text-position="0% 100%" fo:font-weight="normal" style:font-weight-asian="normal" style:font-weight-complex="normal" style:text-overline-style="none" style:text-overline-color="font-color"/>
    </style:style>
    <style:style style:name="T258" style:family="text">
      <style:text-properties style:text-position="0% 100%" fo:font-weight="normal" style:font-name-asian="Linux Libertine Display G1" style:font-weight-asian="normal" style:font-name-complex="Linux Libertine Display G1" style:font-weight-complex="normal"/>
    </style:style>
    <style:style style:name="T259"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60"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61" style:family="text">
      <style:text-properties style:text-position="0% 100%" fo:font-size="11.5pt" style:font-name-asian="Symbol" style:font-size-asian="11.5pt" style:font-name-complex="Symbol" style:font-size-complex="11.5pt"/>
    </style:style>
    <style:style style:name="T262" style:family="text">
      <style:text-properties style:text-position="0% 100%" fo:font-style="italic" style:font-style-asian="italic" style:font-style-complex="italic"/>
    </style:style>
    <style:style style:name="T263" style:family="text">
      <style:text-properties style:text-position="0% 100%" fo:font-style="italic" fo:font-weight="normal" style:font-style-asian="italic" style:font-weight-asian="normal" style:font-style-complex="italic" style:font-weight-complex="normal"/>
    </style:style>
    <style:style style:name="T264" style:family="text">
      <style:text-properties style:text-position="0% 100%" fo:font-size="16pt" style:font-size-asian="16pt" style:font-size-complex="16pt"/>
    </style:style>
    <style:style style:name="T265" style:family="text">
      <style:text-properties style:text-position="0% 100%" style:text-overline-style="none" style:text-overline-color="font-color"/>
    </style:style>
    <style:style style:name="T266" style:family="text">
      <style:text-properties style:text-position="0% 100%" style:text-overline-style="solid" style:text-overline-width="auto" style:text-overline-color="font-color"/>
    </style:style>
    <style:style style:name="T267" style:family="text">
      <style:text-properties style:text-position="0% 100%" style:font-name-asian="Linux Libertine Display G1" style:font-name-complex="Linux Libertine Display G1"/>
    </style:style>
    <style:style style:name="T268" style:family="text">
      <style:text-properties style:text-position="0% 100%" style:font-name-asian="Linux Libertine Display G1" style:font-name-complex="Linux Libertine Display G1" style:text-overline-style="none" style:text-overline-color="font-color"/>
    </style:style>
    <style:style style:name="T269" style:family="text">
      <style:text-properties style:text-position="0% 100%" fo:font-weight="bold" style:font-weight-asian="bold" style:font-weight-complex="bold"/>
    </style:style>
    <style:style style:name="T270" style:family="text">
      <style:text-properties style:text-position="0% 100%" fo:language="en" fo:country="US"/>
    </style:style>
    <style:style style:name="T271" style:family="text">
      <style:text-properties style:text-position="0% 100%" style:font-name-asian="Times New Roman1" style:font-name-complex="Times New Roman1"/>
    </style:style>
    <style:style style:name="T272" style:family="text">
      <style:text-properties style:text-position="0% 100%" style:font-name-asian="SimSun" style:font-name-complex="Lucida Sans"/>
    </style:style>
    <style:style style:name="T273" style:family="text">
      <style:text-properties style:text-position="0% 100%" fo:font-style="normal" style:font-style-asian="normal" style:font-style-complex="normal"/>
    </style:style>
    <style:style style:name="T274" style:family="text">
      <style:text-properties style:text-position="0% 100%" fo:font-size="10pt" style:font-size-asian="10pt" style:font-size-complex="10pt"/>
    </style:style>
    <style:style style:name="T275" style:family="text">
      <style:text-properties style:font-name-asian="Times New Roman1" style:font-name-complex="Times New Roman1"/>
    </style:style>
    <style:style style:name="T276" style:family="text">
      <style:text-properties style:font-name-asian="Times New Roman1" style:font-name-complex="Times New Roman1" style:text-overline-style="none" style:text-overline-color="font-color"/>
    </style:style>
    <style:style style:name="T277" style:family="text">
      <style:text-properties style:font-name-asian="Times New Roman1" style:font-name-complex="Times New Roman1" style:text-overline-style="solid" style:text-overline-width="auto" style:text-overline-color="font-color"/>
    </style:style>
    <style:style style:name="T278" style:family="text">
      <style:text-properties style:font-name-asian="SimSun" style:font-name-complex="Lucida Sans"/>
    </style:style>
    <style:style style:name="T279" style:family="text">
      <style:text-properties fo:font-style="italic" fo:background-color="#ffffff" style:font-style-asian="italic" style:font-style-complex="italic"/>
    </style:style>
    <style:style style:name="T280" style:family="text">
      <style:text-properties fo:font-style="italic" style:font-name-asian="Times New Roman1" style:font-style-asian="italic" style:font-name-complex="Times New Roman1"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text-overline-style="none" style:text-overline-color="font-color"/>
    </style:style>
    <style:style style:name="T283" style:family="text">
      <style:text-properties fo:font-style="italic" fo:font-weight="bold" style:font-style-asian="italic" style:font-weight-asian="bold" style:font-style-complex="italic" style:font-weight-complex="bold"/>
    </style:style>
    <style:style style:name="T284" style:family="text">
      <style:text-properties fo:font-style="italic" style:font-name-asian="Linux Libertine Display G1" style:font-style-asian="italic" style:font-name-complex="Linux Libertine Display G1" style:font-style-complex="italic"/>
    </style:style>
    <style:style style:name="T285" style:family="text">
      <style:text-properties fo:font-style="italic" fo:font-weight="normal" style:font-style-asian="italic" style:font-weight-asian="normal" style:font-style-complex="italic" style:font-weight-complex="normal"/>
    </style:style>
    <style:style style:name="T286" style:family="text">
      <style:text-properties fo:font-style="normal" style:font-name-asian="Times New Roman1" style:font-style-asian="normal" style:font-name-complex="Times New Roman1" style:font-style-complex="normal"/>
    </style:style>
    <style:style style:name="T287" style:family="text">
      <style:text-properties fo:font-style="normal" style:font-style-asian="normal" style:font-style-complex="normal"/>
    </style:style>
    <style:style style:name="T288" style:family="text">
      <style:text-properties fo:font-style="normal" style:font-style-asian="normal" style:font-style-complex="normal" style:text-overline-style="none" style:text-overline-color="font-color"/>
    </style:style>
    <style:style style:name="T289" style:family="text">
      <style:text-properties fo:font-style="normal" style:font-name-asian="Linux Libertine Display G1" style:font-style-asian="normal" style:font-name-complex="Linux Libertine Display G1" style:font-style-complex="normal"/>
    </style:style>
    <style:style style:name="T290"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91" style:family="text">
      <style:text-properties fo:font-style="normal" fo:font-weight="bold" style:font-style-asian="normal" style:font-weight-asian="bold" style:font-style-complex="normal" style:font-weight-complex="bold"/>
    </style:style>
    <style:style style:name="T292" style:family="text">
      <style:text-properties fo:font-style="normal" fo:background-color="#ffffff" style:font-style-asian="normal" style:font-style-complex="normal"/>
    </style:style>
    <style:style style:name="T293" style:family="text">
      <style:text-properties fo:font-style="normal" fo:background-color="#ffccff" style:font-style-asian="normal" style:font-style-complex="normal"/>
    </style:style>
    <style:style style:name="T294" style:family="text">
      <style:text-properties style:font-name-asian="Symbol" style:font-name-complex="Symbol"/>
    </style:style>
    <style:style style:name="T295" style:family="text">
      <style:text-properties fo:color="#cc0000"/>
    </style:style>
    <style:style style:name="T296" style:family="text">
      <style:text-properties fo:color="#cc0000" style:font-name-asian="Symbol" style:font-name-complex="Symbol"/>
    </style:style>
    <style:style style:name="T297" style:family="text">
      <style:text-properties fo:color="#cc0000" style:text-position="super 58%"/>
    </style:style>
    <style:style style:name="T298" style:family="text">
      <style:text-properties fo:color="#cc0000" style:text-position="super 58%" style:font-name-asian="Symbol" style:font-name-complex="Symbol"/>
    </style:style>
    <style:style style:name="T299" style:family="text">
      <style:text-properties fo:color="#cc0000" style:text-position="super 58%" fo:font-size="12pt" style:font-name-asian="Times New Roman1" style:font-size-asian="12pt" style:font-name-complex="Times New Roman1" style:font-size-complex="12pt"/>
    </style:style>
    <style:style style:name="T300" style:family="text">
      <style:text-properties fo:color="#cc0000" style:text-position="super 58%" fo:font-size="12pt" fo:language="en" fo:country="US" style:font-size-asian="12pt" style:font-size-complex="12pt"/>
    </style:style>
    <style:style style:name="T301" style:family="text">
      <style:text-properties fo:color="#cc0000" style:text-position="super 58%" fo:font-size="12pt" fo:language="en" fo:country="US" style:font-size-asian="12pt" style:font-size-complex="12pt" style:text-overline-style="none" style:text-overline-color="font-color"/>
    </style:style>
    <style:style style:name="T302" style:family="text">
      <style:text-properties fo:color="#cc0000" style:text-position="super 58%" fo:font-size="12pt" fo:font-weight="normal" style:font-size-asian="12pt" style:font-weight-asian="normal" style:font-size-complex="12pt" style:font-weight-complex="normal"/>
    </style:style>
    <style:style style:name="T303" style:family="text">
      <style:text-properties fo:color="#cc0000" style:text-position="super 58%" fo:font-style="normal" style:font-name-asian="Linux Libertine Display G1" style:font-style-asian="normal" style:font-name-complex="Linux Libertine Display G1" style:font-style-complex="normal"/>
    </style:style>
    <style:style style:name="T304"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305" style:family="text">
      <style:text-properties fo:color="#cc0000" style:text-position="super 58%" style:text-overline-style="solid" style:text-overline-width="auto" style:text-overline-color="font-color"/>
    </style:style>
    <style:style style:name="T306" style:family="text">
      <style:text-properties fo:color="#cc0000" style:text-position="0% 100%"/>
    </style:style>
    <style:style style:name="T307" style:family="text">
      <style:text-properties fo:color="#cc0000" style:text-position="0% 100%" fo:font-size="12pt" style:font-name-asian="Times New Roman1" style:font-size-asian="12pt" style:font-name-complex="Times New Roman1" style:font-size-complex="12pt"/>
    </style:style>
    <style:style style:name="T308" style:family="text">
      <style:text-properties fo:color="#cc0000" style:text-position="0% 100%" fo:font-size="12pt" fo:font-weight="normal" style:font-size-asian="12pt" style:font-weight-asian="normal" style:font-size-complex="12pt" style:font-weight-complex="normal"/>
    </style:style>
    <style:style style:name="T309"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10"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311" style:family="text">
      <style:text-properties fo:color="#cc0000" style:text-position="0% 100%" fo:font-size="12pt" fo:language="en" fo:country="US" style:font-size-asian="12pt" style:font-size-complex="12pt"/>
    </style:style>
    <style:style style:name="T312" style:family="text">
      <style:text-properties fo:color="#cc0000" style:text-position="0% 100%" fo:font-size="12pt" fo:language="en" fo:country="US" style:font-size-asian="12pt" style:font-size-complex="12pt" style:text-overline-style="none" style:text-overline-color="font-color"/>
    </style:style>
    <style:style style:name="T313" style:family="text">
      <style:text-properties fo:color="#cc0000" style:text-position="0% 100%" fo:font-size="12pt" fo:language="en" fo:country="US" fo:font-weight="normal" style:font-size-asian="12pt" style:font-weight-asian="normal" style:font-size-complex="12pt" style:font-weight-complex="normal"/>
    </style:style>
    <style:style style:name="T314" style:family="text">
      <style:text-properties fo:color="#cc0000" style:text-position="0% 100%" fo:font-size="12pt" style:text-underline-style="none" fo:font-weight="normal" style:font-size-asian="12pt" style:font-weight-asian="normal" style:font-size-complex="12pt" style:font-weight-complex="normal"/>
    </style:style>
    <style:style style:name="T315" style:family="text">
      <style:text-properties fo:color="#cc0000" style:text-position="0% 100%" style:text-overline-style="solid" style:text-overline-width="auto" style:text-overline-color="font-color"/>
    </style:style>
    <style:style style:name="T316" style:family="text">
      <style:text-properties fo:color="#cc0000" style:text-position="0% 100%" fo:font-weight="normal" style:font-weight-asian="normal" style:font-weight-complex="normal"/>
    </style:style>
    <style:style style:name="T317" style:family="text">
      <style:text-properties fo:color="#cc0000" style:text-position="0% 100%" fo:font-style="italic" fo:font-weight="normal" style:font-style-asian="italic" style:font-weight-asian="normal" style:font-style-complex="italic" style:font-weight-complex="normal"/>
    </style:style>
    <style:style style:name="T318" style:family="text">
      <style:text-properties fo:color="#cc0000" fo:font-style="italic" style:font-style-asian="italic" style:font-style-complex="italic"/>
    </style:style>
    <style:style style:name="T319" style:family="text">
      <style:text-properties fo:color="#cc0000" style:text-position="sub 58%"/>
    </style:style>
    <style:style style:name="T320" style:family="text">
      <style:text-properties fo:color="#cc0000" style:text-position="sub 58%" fo:font-style="normal" style:font-name-asian="Linux Libertine Display G1" style:font-style-asian="normal" style:font-name-complex="Linux Libertine Display G1" style:font-style-complex="normal"/>
    </style:style>
    <style:style style:name="T321" style:family="text">
      <style:text-properties fo:color="#cc0000" style:text-position="sub 58%" fo:font-size="12pt" fo:font-weight="normal" style:font-size-asian="12pt" style:font-weight-asian="normal" style:font-size-complex="12pt" style:font-weight-complex="normal"/>
    </style:style>
    <style:style style:name="T322" style:family="text">
      <style:text-properties fo:color="#cc0000" style:text-position="sub 58%" style:text-overline-style="solid" style:text-overline-width="auto" style:text-overline-color="font-color"/>
    </style:style>
    <style:style style:name="T323" style:family="text">
      <style:text-properties fo:color="#cc0000" style:font-name-asian="SimSun" style:font-name-complex="Lucida Sans"/>
    </style:style>
    <style:style style:name="T324" style:family="text">
      <style:text-properties fo:color="#cc0000" fo:font-style="normal" style:font-name-asian="SimSun" style:font-style-asian="normal" style:font-name-complex="Lucida Sans" style:font-style-complex="normal"/>
    </style:style>
    <style:style style:name="T325" style:family="text">
      <style:text-properties fo:color="#cc0000" fo:font-style="normal" style:font-name-asian="Linux Libertine Display G1" style:font-style-asian="normal" style:font-name-complex="Linux Libertine Display G1" style:font-style-complex="normal"/>
    </style:style>
    <style:style style:name="T326" style:family="text">
      <style:text-properties fo:color="#cc0000" fo:font-style="normal" fo:background-color="#ffffff" style:font-name-asian="Linux Libertine Display G1" style:font-style-asian="normal" style:font-name-complex="Linux Libertine Display G1" style:font-style-complex="normal"/>
    </style:style>
    <style:style style:name="T327" style:family="text">
      <style:text-properties fo:color="#cc0000" fo:font-style="normal" style:font-style-asian="normal" style:font-style-complex="normal"/>
    </style:style>
    <style:style style:name="T328" style:family="text">
      <style:text-properties fo:color="#cc0000" style:font-name-asian="Tahoma" style:font-name-complex="Tahoma"/>
    </style:style>
    <style:style style:name="T329" style:family="text">
      <style:text-properties fo:color="#cc0000" style:font-name-asian="Linux Libertine Display G1" style:font-name-complex="Linux Libertine Display G1"/>
    </style:style>
    <style:style style:name="T330" style:family="text">
      <style:text-properties fo:color="#cc0000" style:font-name-asian="Linux Libertine Display G1" style:font-name-complex="Linux Libertine Display G1" style:text-overline-style="none" style:text-overline-color="font-color"/>
    </style:style>
    <style:style style:name="T331" style:family="text">
      <style:text-properties fo:color="#cc0000" style:font-name-asian="Linux Libertine Display G1" style:font-name-complex="Linux Libertine Display G1" style:text-overline-style="solid" style:text-overline-width="auto" style:text-overline-color="font-color"/>
    </style:style>
    <style:style style:name="T332" style:family="text">
      <style:text-properties fo:color="#cc0000" fo:font-weight="bold" style:font-name-asian="Linux Libertine Display G1" style:font-weight-asian="bold" style:font-name-complex="Linux Libertine Display G1" style:font-weight-complex="bold"/>
    </style:style>
    <style:style style:name="T333"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34" style:family="text">
      <style:text-properties fo:color="#cc0000" style:text-underline-style="solid" style:text-underline-width="auto" style:text-underline-color="font-color"/>
    </style:style>
    <style:style style:name="T335" style:family="text">
      <style:text-properties fo:color="#cc0000" style:text-overline-style="solid" style:text-overline-width="auto" style:text-overline-color="font-color"/>
    </style:style>
    <style:style style:name="T336" style:family="text">
      <style:text-properties fo:color="#009900"/>
    </style:style>
    <style:style style:name="T337" style:family="text">
      <style:text-properties fo:color="#009900" style:text-position="super 58%"/>
    </style:style>
    <style:style style:name="T338" style:family="text">
      <style:text-properties fo:color="#009900" style:text-position="super 58%" style:font-name-asian="Symbol" style:font-name-complex="Symbol"/>
    </style:style>
    <style:style style:name="T339" style:family="text">
      <style:text-properties fo:color="#009900" style:text-position="super 58%" fo:font-size="12pt" style:font-name-asian="Linux Libertine Display G1" style:font-size-asian="12pt" style:font-name-complex="Linux Libertine Display G1" style:font-size-complex="12pt"/>
    </style:style>
    <style:style style:name="T340" style:family="text">
      <style:text-properties fo:color="#009900" style:text-position="super 58%" fo:font-weight="normal" style:font-weight-asian="normal" style:font-weight-complex="normal"/>
    </style:style>
    <style:style style:name="T341" style:family="text">
      <style:text-properties fo:color="#009900" style:font-name-asian="Symbol" style:font-name-complex="Symbol"/>
    </style:style>
    <style:style style:name="T342" style:family="text">
      <style:text-properties fo:color="#009900" style:text-overline-style="solid" style:text-overline-width="auto" style:text-overline-color="font-color"/>
    </style:style>
    <style:style style:name="T343" style:family="text">
      <style:text-properties fo:color="#009900" style:text-position="0% 100%" style:text-overline-style="none" style:text-overline-color="font-color"/>
    </style:style>
    <style:style style:name="T344" style:family="text">
      <style:text-properties fo:color="#009900" style:text-position="0% 100%" fo:font-weight="normal" style:font-weight-asian="normal" style:font-weight-complex="normal"/>
    </style:style>
    <style:style style:name="T345" style:family="text">
      <style:text-properties fo:color="#009900" fo:font-size="12pt" style:font-name-asian="Linux Libertine Display G1" style:font-size-asian="12pt" style:font-name-complex="Linux Libertine Display G1" style:font-size-complex="12pt"/>
    </style:style>
    <style:style style:name="T346" style:family="text">
      <style:text-properties fo:color="#009900" style:font-name-asian="Linux Libertine Display G1" style:font-name-complex="Linux Libertine Display G1"/>
    </style:style>
    <style:style style:name="T347" style:family="text">
      <style:text-properties fo:color="#009900" fo:font-style="normal" style:font-style-asian="normal" style:font-style-complex="normal"/>
    </style:style>
    <style:style style:name="T348" style:family="text">
      <style:text-properties style:text-underline-style="none"/>
    </style:style>
    <style:style style:name="T349" style:family="text">
      <style:text-properties style:text-underline-style="none" style:font-name-asian="SimSun" style:font-name-complex="Lucida Sans"/>
    </style:style>
    <style:style style:name="T350" style:family="text">
      <style:text-properties style:text-underline-style="none" style:text-overline-style="none" style:text-overline-color="font-color"/>
    </style:style>
    <style:style style:name="T351" style:family="text">
      <style:text-properties style:text-underline-style="none" fo:background-color="#ffccff"/>
    </style:style>
    <style:style style:name="T352" style:family="text">
      <style:text-properties style:text-line-through-style="solid"/>
    </style:style>
    <style:style style:name="T353" style:family="text">
      <style:text-properties style:text-line-through-style="solid" style:text-position="super 58%"/>
    </style:style>
    <style:style style:name="T354" style:family="text">
      <style:text-properties style:text-line-through-style="solid" style:text-position="sub 58%"/>
    </style:style>
    <style:style style:name="T355" style:family="text">
      <style:text-properties style:text-line-through-style="solid" style:text-overline-style="solid" style:text-overline-width="auto" style:text-overline-color="font-color"/>
    </style:style>
    <style:style style:name="T356" style:family="text">
      <style:text-properties fo:color="#cc9900"/>
    </style:style>
    <style:style style:name="T357" style:family="text">
      <style:text-properties fo:color="#cc9900" fo:font-style="italic" style:font-style-asian="italic" style:font-style-complex="italic"/>
    </style:style>
    <style:style style:name="T358" style:family="text">
      <style:text-properties fo:font-variant="normal" fo:text-transform="none" fo:letter-spacing="normal" fo:font-weight="normal" style:font-weight-asian="normal" style:font-weight-complex="normal"/>
    </style:style>
    <style:style style:name="T359"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360" style:family="text">
      <style:text-properties fo:font-variant="normal" fo:text-transform="none" fo:letter-spacing="normal" fo:font-style="italic" fo:font-weight="normal" style:font-style-asian="italic" style:font-weight-asian="normal" style:font-style-complex="italic" style:font-weight-complex="normal"/>
    </style:style>
    <style:style style:name="T361" style:family="text">
      <style:text-properties fo:font-variant="normal" fo:text-transform="none" fo:letter-spacing="normal" fo:font-style="normal"/>
    </style:style>
    <style:style style:name="T362" style:family="text">
      <style:text-properties fo:font-variant="normal" fo:text-transform="none" fo:color="#cc0000" fo:letter-spacing="normal" fo:font-weight="normal" style:font-weight-asian="normal" style:font-weight-complex="normal"/>
    </style:style>
    <style:style style:name="T363"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64"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65"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66"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67"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68"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69"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70"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71"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72"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73"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74"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75"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78"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79"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80"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381"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382"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383"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384"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385"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86"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387"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88"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89"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90"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391"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392"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393"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94"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395"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396"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397"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398"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399"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00"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01"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02"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03"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0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05"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06"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07" style:family="text">
      <style:text-properties style:text-overline-style="solid" style:text-overline-width="auto" style:text-overline-color="font-color"/>
    </style:style>
    <style:style style:name="T408" style:family="text">
      <style:text-properties fo:color="#006600"/>
    </style:style>
    <style:style style:name="T409" style:family="text">
      <style:text-properties style:text-overline-style="none" style:text-overline-color="font-color"/>
    </style:style>
    <style:style style:name="T410" style:family="text">
      <style:text-properties style:font-name-asian="Linux Libertine Display G1" style:font-name-complex="Linux Libertine Display G1"/>
    </style:style>
    <style:style style:name="T411" style:family="text">
      <style:text-properties style:font-name-asian="Linux Libertine Display G1" style:font-name-complex="Linux Libertine Display G1" style:text-overline-style="none" style:text-overline-color="font-color"/>
    </style:style>
    <style:style style:name="T412" style:family="text">
      <style:text-properties style:font-name-asian="Linux Libertine Display G1" style:font-name-complex="Linux Libertine Display G1" style:text-overline-style="solid" style:text-overline-width="auto" style:text-overline-color="font-color"/>
    </style:style>
    <style:style style:name="T413" style:family="text">
      <style:text-properties fo:font-weight="bold" style:font-weight-asian="bold" style:font-weight-complex="bold"/>
    </style:style>
    <style:style style:name="T414" style:family="text">
      <style:text-properties fo:font-weight="bold" style:font-name-asian="Linux Libertine Display G1" style:font-weight-asian="bold" style:font-name-complex="Linux Libertine Display G1" style:font-weight-complex="bold"/>
    </style:style>
    <style:style style:name="T415" style:family="text">
      <style:text-properties fo:color="#222222"/>
    </style:style>
    <style:style style:name="T416" style:family="text">
      <style:text-properties fo:color="#222222" style:font-name-asian="Linux Libertine Display G1" style:font-name-complex="Linux Libertine Display G1"/>
    </style:style>
    <style:style style:name="T417" style:family="text">
      <style:text-properties fo:font-size="11.5pt" style:font-name-asian="Symbol" style:font-size-asian="11.5pt" style:font-name-complex="Symbol" style:font-size-complex="11.5pt"/>
    </style:style>
    <style:style style:name="T418" style:family="text">
      <style:text-properties fo:font-size="14pt" style:font-size-asian="14pt" style:font-size-complex="14pt"/>
    </style:style>
    <style:style style:name="T419" style:family="text">
      <style:text-properties fo:font-size="14pt" style:font-size-asian="14pt" style:font-size-complex="14pt" style:text-overline-style="solid" style:text-overline-width="auto" style:text-overline-color="font-color"/>
    </style:style>
    <style:style style:name="T420" style:family="text">
      <style:text-properties fo:background-color="#ffff99"/>
    </style:style>
    <style:style style:name="T421" style:family="text">
      <style:text-properties fo:color="#6600cc"/>
    </style:style>
    <style:style style:name="T422" style:family="text">
      <style:text-properties fo:color="#6600cc" fo:font-style="italic" style:font-style-asian="italic" style:font-style-complex="italic"/>
    </style:style>
    <style:style style:name="T423" style:family="text">
      <style:text-properties fo:color="#6600cc" style:text-position="0% 100%"/>
    </style:style>
    <style:style style:name="T424" style:family="text">
      <style:text-properties fo:color="#6600cc" style:text-position="0% 100%" fo:font-weight="normal" style:font-weight-asian="normal" style:font-weight-complex="normal"/>
    </style:style>
    <style:style style:name="T425" style:family="text">
      <style:text-properties fo:color="#6600cc" style:text-position="0% 100%" fo:font-weight="normal" style:font-weight-asian="normal" style:font-weight-complex="normal" style:text-overline-style="solid" style:text-overline-width="auto" style:text-overline-color="font-color"/>
    </style:style>
    <style:style style:name="T426" style:family="text">
      <style:text-properties fo:color="#6600cc" style:text-position="0% 100%" fo:font-size="12pt" fo:font-weight="normal" style:font-size-asian="12pt" style:font-weight-asian="normal" style:font-size-complex="12pt" style:font-weight-complex="normal"/>
    </style:style>
    <style:style style:name="T427"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428" style:family="text">
      <style:text-properties fo:color="#6600cc" style:text-position="sub 58%"/>
    </style:style>
    <style:style style:name="T429" style:family="text">
      <style:text-properties fo:color="#6600cc" style:text-position="super 58%"/>
    </style:style>
    <style:style style:name="T430" style:family="text">
      <style:text-properties fo:color="#800000"/>
    </style:style>
    <style:style style:name="T431" style:family="text">
      <style:text-properties style:text-line-through-style="none"/>
    </style:style>
    <style:style style:name="T432" style:family="text">
      <style:text-properties style:text-line-through-style="none" style:text-position="super 58%"/>
    </style:style>
    <style:style style:name="T433" style:family="text">
      <style:text-properties style:text-line-through-style="none" style:text-position="sub 58%"/>
    </style:style>
    <style:style style:name="T434" style:family="text">
      <style:text-properties style:text-line-through-style="none" fo:font-style="italic" style:font-style-asian="italic" style:font-style-complex="italic"/>
    </style:style>
    <style:style style:name="T435" style:family="text">
      <style:text-properties fo:font-size="16pt" style:font-size-asian="16pt" style:font-size-complex="16pt"/>
    </style:style>
    <style:style style:name="T436" style:family="text">
      <style:text-properties fo:background-color="#cfe7f5"/>
    </style:style>
    <style:style style:name="T437" style:family="text">
      <style:text-properties fo:color="#9900ff"/>
    </style:style>
    <style:style style:name="T438" style:family="text">
      <style:text-properties fo:color="#009999"/>
    </style:style>
    <style:style style:name="T439" style:family="text">
      <style:text-properties fo:background-color="#ffffff"/>
    </style:style>
    <style:style style:name="T440" style:family="text">
      <style:text-properties fo:background-color="#ffffff" style:font-name-asian="Linux Libertine Display G1" style:font-name-complex="Linux Libertine Display G1"/>
    </style:style>
    <style:style style:name="T441" style:family="text">
      <style:text-properties fo:color="#ed1c24" style:font-name-asian="Times New Roman1" style:font-name-complex="Times New Roman1"/>
    </style:style>
    <style:style style:name="T442" style:family="text">
      <style:text-properties fo:color="#ed1c24" style:text-position="41% 100%" style:font-name-asian="Times New Roman1" style:font-name-complex="Times New Roman1"/>
    </style:style>
    <style:style style:name="T443" style:family="text">
      <style:text-properties fo:color="#ed1c24" style:text-position="41% 100%" fo:font-size="12pt" style:font-name-asian="Times New Roman1" style:font-size-asian="12pt" style:font-name-complex="Times New Roman1" style:font-size-complex="12pt"/>
    </style:style>
    <style:style style:name="T444" style:family="text">
      <style:text-properties fo:color="#ed1c24" style:font-name-asian="Times New Roman" style:font-name-complex="Times New Roman"/>
    </style:style>
    <style:style style:name="T445" style:family="text">
      <style:text-properties fo:color="#ed1c24" style:text-position="0% 100%" fo:font-size="12pt" style:font-name-asian="Times New Roman1" style:font-size-asian="12pt" style:font-name-complex="Times New Roman1" style:font-size-complex="12pt"/>
    </style:style>
    <style:style style:name="T446" style:family="text">
      <style:text-properties fo:color="#ed1c24" style:font-name-asian="Tahoma" style:font-name-complex="Tahoma"/>
    </style:style>
    <style:style style:name="T447" style:family="text">
      <style:text-properties style:use-window-font-color="true" style:font-name-asian="Times New Roman" style:font-name-complex="Times New Roman"/>
    </style:style>
    <style:style style:name="T448" style:family="text">
      <style:text-properties style:use-window-font-color="true" style:text-position="0% 100%" fo:font-size="12pt" style:font-name-asian="Times New Roman" style:font-size-asian="12pt" style:font-name-complex="Times New Roman" style:font-size-complex="12pt"/>
    </style:style>
    <style:style style:name="T449"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450" style:family="text">
      <style:text-properties fo:color="#3f48cc" style:text-position="0% 100%" fo:font-size="12pt" style:font-name-asian="Times New Roman1" style:font-size-asian="12pt" style:font-name-complex="Times New Roman1" style:font-size-complex="12pt"/>
    </style:style>
    <style:style style:name="T451" style:family="text">
      <style:text-properties fo:color="#3f48cc" style:text-position="0% 100%" fo:font-size="12pt" style:font-name-asian="Times New Roman" style:font-size-asian="12pt" style:font-name-complex="Times New Roman" style:font-size-complex="12pt"/>
    </style:style>
    <style:style style:name="T452" style:family="text">
      <style:text-properties fo:color="#3f48cc" style:text-position="41% 100%" fo:font-size="12pt" style:font-name-asian="Times New Roman1" style:font-size-asian="12pt" style:font-name-complex="Times New Roman1" style:font-size-complex="12pt"/>
    </style:style>
    <style:style style:name="T453" style:family="text">
      <style:text-properties fo:color="#3f48cc" style:font-name-asian="Tahoma" style:font-name-complex="Tahoma"/>
    </style:style>
    <style:style style:name="T454" style:family="text">
      <style:text-properties fo:color="#ff7f27" style:text-position="0% 100%" fo:font-size="12pt" style:font-name-asian="Times New Roman1" style:font-size-asian="12pt" style:font-name-complex="Times New Roman1" style:font-size-complex="12pt"/>
    </style:style>
    <style:style style:name="T455" style:family="text">
      <style:text-properties fo:color="#ff7f27" style:text-position="0% 100%" fo:font-size="12pt" style:font-name-asian="Times New Roman" style:font-size-asian="12pt" style:font-name-complex="Times New Roman" style:font-size-complex="12pt"/>
    </style:style>
    <style:style style:name="T456" style:family="text">
      <style:text-properties fo:color="#22b14c" style:text-position="0% 100%" fo:font-size="12pt" style:font-name-asian="Times New Roman1" style:font-size-asian="12pt" style:font-name-complex="Times New Roman1" style:font-size-complex="12pt"/>
    </style:style>
    <style:style style:name="T457" style:family="text">
      <style:text-properties fo:color="#22b14c" style:text-position="0% 100%" fo:font-size="12pt" style:font-name-asian="Times New Roman" style:font-size-asian="12pt" style:font-name-complex="Times New Roman" style:font-size-complex="12pt"/>
    </style:style>
    <style:style style:name="T458" style:family="text">
      <style:text-properties fo:font-size="10pt" style:font-size-asian="10pt" style:font-size-complex="10pt"/>
    </style:style>
    <style:style style:name="T459" style:family="text">
      <style:text-properties fo:font-size="8pt" style:font-size-asian="8pt" style:font-size-complex="8pt"/>
    </style:style>
    <style:style style:name="T460" style:family="text">
      <style:text-properties style:font-name-asian="Tahoma" style:font-name-complex="Tahoma"/>
    </style:style>
    <style:style style:name="T461" style:family="text">
      <style:text-properties fo:color="#330099" style:text-position="0% 100%" fo:font-size="12pt" fo:font-weight="normal" style:font-size-asian="12pt" style:font-weight-asian="normal" style:font-size-complex="12pt" style:font-weight-complex="normal"/>
    </style:style>
    <style:style style:name="T462" style:family="text">
      <style:text-properties style:text-underline-style="solid" style:text-underline-width="auto" style:text-underline-color="font-color"/>
    </style:style>
    <style:style style:name="T463" style:family="text">
      <style:text-properties style:text-underline-style="solid" style:text-underline-width="auto" style:text-underline-color="font-color" style:font-name-asian="SimSun" style:font-name-complex="Lucida Sans"/>
    </style:style>
    <style:style style:name="T464" style:family="text">
      <style:text-properties fo:background-color="#ffccff"/>
    </style:style>
    <style:style style:name="T465" style:family="text">
      <style:text-properties fo:font-weight="normal" style:font-weight-asian="normal" style:font-weight-complex="normal"/>
    </style:style>
    <style:style style:name="fr1" style:family="graphic" style:parent-style-name="Frame">
      <style:graphic-properties style:run-through="foreground" style:vertical-pos="from-top" style:vertical-rel="paragraph" style:horizontal-pos="right" style:horizontal-rel="paragraph" fo:padding="0in" fo:border="none" style:shadow="none"/>
    </style:style>
    <style:style style:name="fr2" style:family="graphic" style:parent-style-name="Frame">
      <style:graphic-properties style:vertical-pos="from-top" style:vertical-rel="paragraph" style:horizontal-pos="center" style:horizontal-rel="paragraph" fo:padding="0in" fo:border="none" style:shadow="none"/>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5">Polynomial division aka rational expressions</text:p>
      <text:p text:style-name="P133"/>
      <text:p text:style-name="P133"/>
      <text:p text:style-name="P134">The equations we work with most in Algebra are either sums, linear, quadratic or cubic.</text:p>
      <text:p text:style-name="P134"/>
      <text:p text:style-name="P134"/>
      <text:list xml:id="list1255804555478499352" text:style-name="L142">
        <text:list-item>
          <text:p text:style-name="P276"><text:span text:style-name="T73">An equation with x</text:span><text:span text:style-name="T119">o</text:span><text:span text:style-name="T73"> is called a </text:span><text:span text:style-name="T10">sum</text:span><text:span text:style-name="T73">. 2∙3+17 = </text:span><text:span text:style-name="T10">23</text:span><text:span text:style-name="T73"> </text:span></text:p>
        </text:list-item>
        <text:list-item>
          <text:p text:style-name="P276"><text:span text:style-name="T73">An equation with x</text:span><text:span text:style-name="T119">1</text:span><text:span text:style-name="T73"> is called a </text:span><text:span text:style-name="T10">linear expression</text:span><text:span text:style-name="T73">. 2x∙3 + 17 = </text:span><text:span text:style-name="T10">6x+17</text:span></text:p>
        </text:list-item>
        <text:list-item>
          <text:p text:style-name="P276"><text:span text:style-name="T73">An equation with x</text:span><text:span text:style-name="T119">2</text:span><text:span text:style-name="T73"> is <text:s/>called a quadratic expression. (2x∙3+17)∙x = </text:span><text:span text:style-name="T10">6x</text:span><text:span text:style-name="T31">2</text:span><text:span text:style-name="T10"> +17x</text:span></text:p>
        </text:list-item>
        <text:list-item>
          <text:p text:style-name="P276"><text:span text:style-name="T73">An equation with x</text:span><text:span text:style-name="T119">3</text:span><text:span text:style-name="T73"> is called a cubic expression. (2x</text:span><text:span text:style-name="T119">2</text:span><text:span text:style-name="T73">∙3+17)∙x = </text:span><text:span text:style-name="T10">6x</text:span><text:span text:style-name="T31">3</text:span><text:span text:style-name="T10"> +17x</text:span></text:p>
        </text:list-item>
      </text:list>
      <text:p text:style-name="P134"/>
      <text:p text:style-name="P134"/>
      <text:p text:style-name="P134">If we perform arithmetic and the numbers do not contain variables we call them constants. No constants have a variable quality so we say the variable is canceled. In 6x+17 the constant 17 has a different base than 6x so they can not combine. This makes 6x and 17 terms that are not alike. 6x has a base of x to the first power and 17 has a base of x to the power of zero. Having a power of zero means the x is canceled so we do not write it much like we do not write the exponent of 1 on 6x.</text:p>
      <text:p text:style-name="P134"/>
      <text:p text:style-name="P134"/>
      <text:p text:style-name="P256"><text:span text:style-name="T73"><text:s/>Ax</text:span><text:span text:style-name="T119">2</text:span><text:span text:style-name="T73">+Bx+C written with powers of x shown is really Ax</text:span><text:span text:style-name="T119">2</text:span><text:span text:style-name="T73">+Bx</text:span><text:span text:style-name="T119">1</text:span><text:span text:style-name="T73">+Cx</text:span><text:span text:style-name="T119">0</text:span><text:span text:style-name="T73">.</text:span></text:p>
      <text:p text:style-name="P256"><text:span text:style-name="T73"><text:s/>Ax</text:span><text:span text:style-name="T119">3</text:span><text:span text:style-name="T73">+Bx</text:span><text:span text:style-name="T119">2</text:span><text:span text:style-name="T73">+Cx+d written with powers of x shown is really Ax</text:span><text:span text:style-name="T119">3</text:span><text:span text:style-name="T73">+Bx</text:span><text:span text:style-name="T119">2</text:span><text:span text:style-name="T73">+Cx</text:span><text:span text:style-name="T119">1</text:span><text:span text:style-name="T73">+Dx</text:span><text:span text:style-name="T119">0</text:span><text:span text:style-name="T73">.</text:span></text:p>
      <text:p text:style-name="P134"/>
      <text:p text:style-name="P134"/>
      <table:table table:name="Table17" table:style-name="Table17">
        <table:table-column table:style-name="Table17.A" table:number-columns-repeated="3"/>
        <table:table-column table:style-name="Table17.D"/>
        <table:table-row>
          <table:table-cell table:style-name="Table17.A1" office:value-type="string">
            <text:p text:style-name="P17">Formula</text:p>
          </table:table-cell>
          <table:table-cell table:style-name="Table17.A1" office:value-type="string">
            <text:p text:style-name="P17">With powers of x shown</text:p>
          </table:table-cell>
          <table:table-cell table:style-name="Table17.A1" office:value-type="string">
            <text:p text:style-name="P17">illustration</text:p>
          </table:table-cell>
          <table:table-cell table:style-name="Table17.D1" office:value-type="string">
            <text:p text:style-name="P17">illustration with powers</text:p>
          </table:table-cell>
        </table:table-row>
        <table:table-row>
          <table:table-cell table:style-name="Table17.A2" office:value-type="string">
            <text:p text:style-name="P134">Ax+By=C</text:p>
          </table:table-cell>
          <table:table-cell table:style-name="Table17.A2" office:value-type="string">
            <text:p text:style-name="P256"><text:span text:style-name="T73">Ax</text:span><text:span text:style-name="T119">1</text:span><text:span text:style-name="T73">+By</text:span><text:span text:style-name="T119">1</text:span><text:span text:style-name="T73">=Cx</text:span><text:span text:style-name="T119">0</text:span></text:p>
          </table:table-cell>
          <table:table-cell table:style-name="Table17.A2" office:value-type="string">
            <text:p text:style-name="P134">2x –3y =15 <text:s/></text:p>
          </table:table-cell>
          <table:table-cell table:style-name="Table17.D2" office:value-type="string">
            <text:p text:style-name="P256"><text:span text:style-name="T73">2x</text:span><text:span text:style-name="T119">1</text:span><text:span text:style-name="T73">y</text:span><text:span text:style-name="T119">0</text:span><text:span text:style-name="T73"> –3y</text:span><text:span text:style-name="T119">1</text:span><text:span text:style-name="T73">x</text:span><text:span text:style-name="T119">0</text:span><text:span text:style-name="T73"> =15x</text:span><text:span text:style-name="T119">0</text:span><text:span text:style-name="T73">y</text:span><text:span text:style-name="T119">0</text:span></text:p>
          </table:table-cell>
        </table:table-row>
        <table:table-row>
          <table:table-cell table:style-name="Table17.A2" office:value-type="string">
            <text:p text:style-name="P256"><text:span text:style-name="T73">Ax</text:span><text:span text:style-name="T119">2</text:span><text:span text:style-name="T73">+Bx+C</text:span></text:p>
          </table:table-cell>
          <table:table-cell table:style-name="Table17.A2" office:value-type="string">
            <text:p text:style-name="P256"><text:span text:style-name="T73">Ax</text:span><text:span text:style-name="T119">2</text:span><text:span text:style-name="T73">+Bx</text:span><text:span text:style-name="T119">1</text:span><text:span text:style-name="T73">+Cx</text:span><text:span text:style-name="T119">0</text:span></text:p>
          </table:table-cell>
          <table:table-cell table:style-name="Table17.A2" office:value-type="string">
            <text:p text:style-name="P256"><text:span text:style-name="T73">3x</text:span><text:span text:style-name="T119">2</text:span><text:span text:style-name="T73">–6x+9</text:span></text:p>
          </table:table-cell>
          <table:table-cell table:style-name="Table17.D2" office:value-type="string">
            <text:p text:style-name="P256"><text:span text:style-name="T73"><text:s/>3x</text:span><text:span text:style-name="T119">2</text:span><text:span text:style-name="T73">–6x</text:span><text:span text:style-name="T119">1</text:span><text:span text:style-name="T73">+9x</text:span><text:span text:style-name="T119">0</text:span><text:span text:style-name="T73"> </text:span></text:p>
          </table:table-cell>
        </table:table-row>
        <table:table-row>
          <table:table-cell table:style-name="Table17.A2" office:value-type="string">
            <text:p text:style-name="P256"><text:span text:style-name="T73">Ax</text:span><text:span text:style-name="T119">3</text:span><text:span text:style-name="T73">+Bx</text:span><text:span text:style-name="T119">2</text:span><text:span text:style-name="T73">+Cx+d</text:span></text:p>
          </table:table-cell>
          <table:table-cell table:style-name="Table17.A2" office:value-type="string">
            <text:p text:style-name="P256"><text:span text:style-name="T73">Ax</text:span><text:span text:style-name="T119">3</text:span><text:span text:style-name="T73">+Bx</text:span><text:span text:style-name="T119">2</text:span><text:span text:style-name="T73">+Cx</text:span><text:span text:style-name="T119">1</text:span><text:span text:style-name="T73">+Dx</text:span><text:span text:style-name="T119">0</text:span><text:span text:style-name="T73"> <text:s/></text:span></text:p>
          </table:table-cell>
          <table:table-cell table:style-name="Table17.A2" office:value-type="string">
            <text:p text:style-name="P17">2x<text:span text:style-name="T191">3</text:span><text:span text:style-name="T244">+12x</text:span><text:span text:style-name="T191">2</text:span><text:span text:style-name="T244">–4x+2 <text:s/></text:span></text:p>
          </table:table-cell>
          <table:table-cell table:style-name="Table17.D2" office:value-type="string">
            <text:p text:style-name="P17">2x<text:span text:style-name="T191">3</text:span><text:span text:style-name="T244">+12x</text:span><text:span text:style-name="T191">2</text:span><text:span text:style-name="T244">–4x</text:span><text:span text:style-name="T191">1</text:span><text:span text:style-name="T244">+2x</text:span><text:span text:style-name="T191">0</text:span></text:p>
          </table:table-cell>
        </table:table-row>
      </table:table>
      <text:p text:style-name="P67"/>
      <text:p text:style-name="P67"/>
      <text:p text:style-name="P133">Polynomial division requires strong factoring and understanding of like terms.</text:p>
      <text:p text:style-name="P66">The point of factoring polynomials is to be able to divide them, not just factor.</text:p>
      <text:p text:style-name="P133">People tend to understand like terms when there is some x but do not understand that constants are like.</text:p>
      <text:p text:style-name="P133">If you can add two terms and combine it into one term then they are alike.</text:p>
      <text:p text:style-name="P133">Constants do not have variables. If they did 3+7 = 10 would be 3x<text:span text:style-name="T191">0</text:span>+7x<text:span text:style-name="T191">0</text:span> = 10x<text:span text:style-name="T191">0</text:span> = 10.</text:p>
      <text:p text:style-name="P133"><draw:frame draw:style-name="fr3" draw:name="foil5" text:anchor-type="paragraph" svg:width="1.052in" svg:height="1.052in" draw:z-index="0"><draw:image xlink:href="Pictures/2000000700000A7100000A71D9662C66.svm" xlink:type="simple" xlink:show="embed" xlink:actuate="onLoad"/></draw:frame></text:p>
      <text:p text:style-name="P133"/>
      <text:p text:style-name="P133">Base ∙ height = Area</text:p>
      <text:p text:style-name="P133">(x+2)(x+4) = x<text:span text:style-name="T191">2</text:span> +6x+8</text:p>
      <text:p text:style-name="P133"/>
      <text:p text:style-name="P133"/>
      <text:p text:style-name="P133">Product <text:s text:c="14"/>÷ <text:s text:c="2"/>first factor <text:s text:c="3"/>= <text:tab/>second factor </text:p>
      <text:p text:style-name="P133"/>
      <text:p text:style-name="P133"/>
      <text:p text:style-name="P133">x<text:span text:style-name="T191">2</text:span>+6x+8<text:tab/> <text:s text:c="3"/>÷ <text:tab/>(x+2) <text:tab/> <text:s text:c="4"/>=<text:tab/> (x+4)</text:p>
      <text:p text:style-name="P133">(x<text:span text:style-name="T191">3</text:span>+6x<text:span text:style-name="T191">2</text:span>+8x) <text:s text:c="4"/><text:tab/> <text:s text:c="3"/>÷<text:tab/>(x<text:span text:style-name="T191">2</text:span>+6x+8) <text:s/>=<text:tab/> (x)<text:tab/> <text:tab/><text:tab/><text:tab/>Multiplying a quadratic by x makes a cubic...</text:p>
      <text:p text:style-name="P133"><text:span text:style-name="T1">x</text:span><text:span text:style-name="T29">3</text:span><text:span text:style-name="T1">+13x</text:span><text:span text:style-name="T29">2</text:span><text:span text:style-name="T1">+50x+56</text:span> <text:s/>÷ <text:s text:c="3"/><text:span text:style-name="T439"><text:s text:c="2"/>(x+7) <text:s text:c="7"/>= <text:tab/>(x</text:span><text:span text:style-name="T219">2</text:span><text:span text:style-name="T439">+6x+8)<text:tab/></text:span><text:tab/><text:tab/>...by a like binomial gives <text:span text:style-name="T1">standard form</text:span></text:p>
      <text:p text:style-name="P133"><text:s/>x<text:span text:style-name="T191">3</text:span>+13x<text:span text:style-name="T191">2</text:span>+50x+56 <text:s/><text:tab/> <text:s text:c="16"/>=<text:tab/>(x<text:span text:style-name="T191">3</text:span>+6x<text:span text:style-name="T191">2</text:span>+8x+7x<text:span text:style-name="T191">2</text:span>+42x+56) </text:p>
      <text:p text:style-name="P133"/>
      <text:p text:style-name="P133"><text:span text:style-name="T1">Canceling is reducing a fraction</text:span> </text:p>
      <text:p text:style-name="P133"/>
      <text:p text:style-name="P133"><text:soft-page-break/></text:p>
      <text:p text:style-name="P133"><text:span text:style-name="T462">(x+3)(x+3)(x+3)(x+3</text:span>)<text:tab/><text:tab/><text:span text:style-name="T462">(x+3)(x+3)(x+3)(x+3</text:span>)<text:tab/><text:tab/><text:span text:style-name="T462">(x+3)(x+3)(x+3)(x+3</text:span>)<text:tab/><text:tab/><text:span text:style-name="T462">(x+3)(x+3)(x+3)(x+3</text:span>)<text:tab/><text:tab/></text:p>
      <text:p text:style-name="P133">(2x+6)<text:span text:style-name="T191">2</text:span>(x+3)<text:tab/><text:tab/><text:tab/>(2x+6)(2x+6)(x+3)<text:tab/><text:tab/>2(x+3)2(x+3)(x+3)<text:tab/><text:tab/>(x+3)(x+3)(x+3) (2∙2)</text:p>
      <text:p text:style-name="P133"/>
      <text:p text:style-name="P133"/>
      <text:p text:style-name="P133"><text:span text:style-name="T462">(x+3)</text:span><text:span text:style-name="T348"> <text:s/></text:span><text:span text:style-name="T241">•</text:span><text:span text:style-name="T348"> <text:s/></text:span><text:span text:style-name="T462">(x+3)</text:span><text:span text:style-name="T348"> </text:span><text:span text:style-name="T242">•</text:span><text:span text:style-name="T349"> <text:s/></text:span><text:span text:style-name="T462">(x+3)</text:span><text:span text:style-name="T350"> <text:s/></text:span><text:span text:style-name="T241">• <text:s/></text:span><text:span text:style-name="T462">(x+3</text:span>)<text:tab/><text:tab/><text:span text:style-name="T334">(x+3)</text:span><text:span text:style-name="T348"> <text:s/></text:span><text:span text:style-name="T241">•</text:span><text:span text:style-name="T348"> <text:s/></text:span><text:span text:style-name="T334">(x+3)</text:span><text:span text:style-name="T348"> </text:span><text:span text:style-name="T242">•</text:span><text:span text:style-name="T349"> <text:s/></text:span><text:span text:style-name="T334">(x+3)</text:span><text:span text:style-name="T350"> <text:s/></text:span><text:span text:style-name="T241">• <text:s/></text:span><text:span text:style-name="T462">(x+3</text:span>)<text:tab/>draw a vertical line down each cancellation<text:tab/></text:p>
      <text:p text:style-name="P133">(x+3) <text:span text:style-name="T348"><text:s text:c="3"/></text:span>(x+3) <text:s text:c="3"/>(x+3) <text:s text:c="4"/>(2∙2)<text:tab/><text:tab/><text:span text:style-name="T295">(x+3)</text:span> <text:span text:style-name="T348"><text:s text:c="3"/></text:span><text:span text:style-name="T295">(x+3)</text:span> <text:s text:c="3"/><text:span text:style-name="T295">(x+3)</text:span> <text:s text:c="4"/>(2∙2)<text:tab/>for the number “1”. </text:p>
      <text:p text:style-name="P133"/>
      <text:p text:style-name="P133"/>
      <text:p text:style-name="P133">I draw a line down each fraction to cancel it to 1. Then I multiply by all the 1's to cancel them. Them I am left with (x+3)/4. Instead of leaving my x in the numerator I separate the fraction again like <text:span text:style-name="T191">x</text:span>/<text:span text:style-name="T225">4</text:span>+¾. Separating the fractions is the distributive property for division. What does <text:s/><text:span text:style-name="T191">x</text:span>/<text:span text:style-name="T225">4</text:span>+¾ equal?</text:p>
      <text:p text:style-name="P231"/>
      <text:p text:style-name="P231"/>
      <text:p text:style-name="P133"><text:span text:style-name="T191">x</text:span>/<text:span text:style-name="T225">4</text:span>+¾ = ?</text:p>
      <text:p text:style-name="P133"><text:span text:style-name="T191">x</text:span>/<text:span text:style-name="T225">4</text:span>+¾ = y</text:p>
      <text:p text:style-name="P133">¼x + ¾<text:span text:style-name="T191"> </text:span><text:s/>= <text:s/>y</text:p>
      <text:p text:style-name="P133">y = ¼x +¾<text:tab/><text:tab/>this is the y intercept formula</text:p>
      <text:p text:style-name="P133"/>
      <text:p text:style-name="P133"/>
      <text:p text:style-name="P133">You probably realized what to cancel but did not see other things. This is why we teach canceling this way. </text:p>
      <text:p text:style-name="P133">It teaches the distributive property for division, <text:s/>that you can split fractions even with strange terms, to rewrite answers into something familiar, to cancel by reducing a fraction to 1 by dividing something by itself. This reduction leaves 1 as a multiplicative factor that further cancels under multiplication. For simple math this is easy to neglect but for hard math nothing should be neglected.</text:p>
      <text:p text:style-name="P133"/>
      <text:p text:style-name="P133"/>
      <text:p text:style-name="P215"><text:span text:style-name="T295">(x+3)/(x+3)</text:span><text:span text:style-name="T410">•</text:span><text:span text:style-name="T295">(x+3)/(x+3)</text:span><text:span text:style-name="T414">•</text:span><text:span text:style-name="T329">(x+3)/</text:span><text:span text:style-name="T295">(x+3)</text:span><text:span text:style-name="T409"> =</text:span><text:span text:style-name="T238"> </text:span>(x+3)/4 becomes <text:span text:style-name="T191">1</text:span>/<text:span text:style-name="T225">1</text:span>∙<text:span text:style-name="T191">1</text:span>/<text:span text:style-name="T225">1</text:span>∙<text:span text:style-name="T191">1</text:span>/<text:span text:style-name="T225">1</text:span>∙(x+3)/4 becomes 1∙1∙1∙(x+3)/4 becomes (x+3)/4.</text:p>
      <text:p text:style-name="P215"/>
      <text:p text:style-name="P215"/>
      <text:p text:style-name="P215">We skip obvious steps like this unless explaining a fundamental property. We would never spend this much time solving multiplication of 1. This does help dealing with physics or ∞. How would you solve 3x+∞ –1/1–∞ –3x?<text:span text:style-name="T225"> </text:span><text:span text:style-name="T191"><text:s text:c="2"/></text:span></text:p>
      <text:p text:style-name="P215">The answer is –1. We learn this in rational expressions with like denominators.</text:p>
      <text:p text:style-name="P215"/>
      <text:p text:style-name="P215"/>
      <text:p text:style-name="P215"/>
      <text:p text:style-name="P348">3x+∞ –1/1–∞ –3x = ?<text:tab/><text:tab/><text:tab/>If you have no clue at least try</text:p>
      <text:p text:style-name="P215">3x–1+∞/–3x+1–∞<text:tab/><text:tab/><text:tab/>I would probably try to rewrite first </text:p>
      <text:p text:style-name="P215">3x–1+∞/–1(3x–1+∞)<text:tab/><text:tab/><text:tab/>Then factor out a –1 in the bottom</text:p>
      <text:p text:style-name="P133"><text:span text:style-name="T348">1/–1∙1<text:tab/><text:tab/><text:tab/><text:tab/><text:tab/>I would try to cancel (3x –1+∞) with itself making it </text:span><text:span text:style-name="T220">1</text:span><text:span text:style-name="T348">/</text:span><text:span text:style-name="T240">–1∙1</text:span><text:span text:style-name="T348"> </text:span></text:p>
      <text:p text:style-name="P215">–1<text:tab/><text:tab/><text:tab/><text:tab/><text:tab/>this seems about right</text:p>
      <text:p text:style-name="P215"/>
      <text:p text:style-name="P215"/>
      <text:p text:style-name="P133"><text:span text:style-name="T348">Canceling infinity is a calculus subject using the L'Hopitál rule but this just shows that hard problems are solved with simple basics. <text:s text:c="2"/></text:span><text:s text:c="2"/>Understanding fraction laws helps to understand canceling ∞.</text:p>
      <text:p text:style-name="P133"/>
      <text:p text:style-name="P133"/>
      <text:p text:style-name="P133"><draw:frame draw:style-name="fr4" draw:name="canceling2" text:anchor-type="paragraph" svg:x="0.0457in" svg:width="2.6252in" style:rel-width="35%" svg:height="0.5in" style:rel-height="5%" draw:z-index="1"><draw:image xlink:href="Pictures/2000000700002C58000008E4CB6E7107.svm" xlink:type="simple" xlink:show="embed" xlink:actuate="onLoad"/></draw:frame><draw:frame draw:style-name="fr5" draw:name="canceling3" text:anchor-type="paragraph" svg:x="4.8752in" svg:y="0.0071in" svg:width="2.6252in" style:rel-width="35%" svg:height="0.5in" style:rel-height="5%" draw:z-index="2"><draw:image xlink:href="Pictures/2000000700002C58000008E41E1E6BCA.svm" xlink:type="simple" xlink:show="embed" xlink:actuate="onLoad"/></draw:frame></text:p>
      <text:p text:style-name="P133"/>
      <text:p text:style-name="P133"/>
      <text:p text:style-name="P133"/>
      <text:p text:style-name="P133"/>
      <text:p text:style-name="P133">We are factoring to lead up to the quadratic formula so I will add two more seemingly unrelated topics.</text:p>
      <text:p text:style-name="P133"/>
      <text:p text:style-name="P133"/>
      <text:list xml:id="list3731302560958147497" text:style-name="L145">
        <text:list-item>
          <text:p text:style-name="P175">A square root can be positive or negate.</text:p>
          <text:p text:style-name="P175">A cubic root of a negative number is always negative so a cubic root of a positive is always positive.</text:p>
          <text:p text:style-name="P175">The square root of 4 is ±2 the plus or minus symbol means both versions. </text:p>
          <text:p text:style-name="P175">This is used for quadratics but never the Pythagoras theorem where side lengths must be positive.</text:p>
        </text:list-item>
        <text:list-item>
          <text:p text:style-name="P175">Rationalizing a denominator simpleness answers.</text:p>
        </text:list-item>
        <text:list-item>
          <text:p text:style-name="P175">If x = 1/√3 then we simplify the fraction by multiplying by its conjugate</text:p>
        </text:list-item>
        <text:list-item>
          <text:p text:style-name="P175"><text:s/>√3/√3</text:p>
        </text:list-item>
      </text:list>
      <text:p text:style-name="P133"/>
      <text:p text:style-name="P133"/>
      <text:p text:style-name="P133">If factoring is too hard (multiple terms, powers, and variables) or divisor is not a factor we do long division:</text:p>
      <text:p text:style-name="P133">To divide x<text:span text:style-name="T191">3</text:span>+13x<text:span text:style-name="T191">2</text:span>+50x+56 by x+8 we first write long division box like x+8 |<text:span text:style-name="T407">x</text:span><text:span text:style-name="T213">3</text:span><text:span text:style-name="T407">+13x</text:span><text:span text:style-name="T213">2</text:span><text:span text:style-name="T407">+50x+56</text:span>.</text:p>
      <text:p text:style-name="P133"/>
      <text:p text:style-name="P133"><text:s text:c="4"/><text:span text:style-name="T458"><text:s/></text:span></text:p>
      <text:list xml:id="list574619055870319094" text:style-name="L146">
        <text:list-item>
          <text:p text:style-name="P293"><text:span text:style-name="T73"><text:s text:c="8"/>x</text:span><text:span text:style-name="T119">2</text:span><text:span text:style-name="T73"><text:tab/><text:tab/><text:tab/><text:tab/><text:tab/> <text:s/><text:tab/><text:tab/><text:tab/></text:span></text:p>
          <text:p text:style-name="P293"><text:span text:style-name="T73">x+7 |</text:span><text:span text:style-name="T75">x</text:span><text:span text:style-name="T121">3</text:span><text:span text:style-name="T75">+13x</text:span><text:span text:style-name="T121">2</text:span><text:span text:style-name="T75">+50x+56</text:span><text:span text:style-name="T73"> <text:tab/><text:tab/>Divide first term x</text:span><text:span text:style-name="T119">3</text:span><text:span text:style-name="T73"> by x and write x</text:span><text:span text:style-name="T119">2</text:span><text:span text:style-name="T73"> above it.</text:span></text:p>
        </text:list-item>
      </text:list>
      <text:p text:style-name="P133"/>
      <text:list xml:id="list35300799" text:continue-numbering="true" text:style-name="L146">
        <text:list-item>
          <text:p text:style-name="P293"><text:span text:style-name="T73"><text:s text:c="8"/>x</text:span><text:span text:style-name="T119">2</text:span><text:span text:style-name="T73"><text:tab/><text:tab/><text:tab/><text:tab/><text:tab/> <text:s/><text:tab/><text:tab/><text:tab/></text:span></text:p>
          <text:p text:style-name="P293"><text:span text:style-name="T73">x+7 |</text:span><text:span text:style-name="T75">x</text:span><text:span text:style-name="T121">3</text:span><text:span text:style-name="T75">+13x</text:span><text:span text:style-name="T121">2</text:span><text:span text:style-name="T75">+50x+56</text:span><text:span text:style-name="T73"> <text:tab/><text:tab/>Multiply x</text:span><text:span text:style-name="T119">2</text:span><text:span text:style-name="T73"> with x+8 and write answer under x</text:span><text:span text:style-name="T119">3</text:span><text:span text:style-name="T73">.</text:span></text:p>
          <text:p text:style-name="P293"><text:span text:style-name="T73"><text:s text:c="8"/>x</text:span><text:span text:style-name="T119">3</text:span><text:span text:style-name="T73">+ 7x</text:span><text:span text:style-name="T119">2</text:span><text:span text:style-name="T73"><text:tab/><text:tab/><text:tab/><text:tab/></text:span></text:p>
        </text:list-item>
      </text:list>
      <text:p text:style-name="P133"/>
      <text:list xml:id="list35320484" text:continue-numbering="true" text:style-name="L146">
        <text:list-item>
          <text:p text:style-name="P293"><text:span text:style-name="T73"><text:s text:c="8"/>x</text:span><text:span text:style-name="T119">2</text:span><text:span text:style-name="T73"><text:tab/><text:tab/><text:tab/><text:tab/><text:tab/> <text:s/><text:tab/><text:tab/><text:tab/></text:span></text:p>
          <text:p text:style-name="P293"><text:span text:style-name="T73">x+7 |</text:span><text:span text:style-name="T75">x</text:span><text:span text:style-name="T121">3</text:span><text:span text:style-name="T75">+13x</text:span><text:span text:style-name="T121">2</text:span><text:span text:style-name="T75">+50x+56</text:span><text:span text:style-name="T73"> <text:tab/><text:tab/><text:tab/></text:span></text:p>
          <text:p text:style-name="P293"><text:span text:style-name="T73"><text:s text:c="3"/>– <text:s text:c="2"/></text:span><text:span text:style-name="T92">x</text:span><text:span text:style-name="T130">3</text:span><text:span text:style-name="T92">+ 7x</text:span><text:span text:style-name="T130">2</text:span><text:span text:style-name="T73"><text:tab/><text:tab/><text:tab/>Write the vinculum line for subtraction and subtract.</text:span></text:p>
          <text:p text:style-name="P293"><text:span text:style-name="T73"><text:s text:c="7"/>0x</text:span><text:span text:style-name="T119">3</text:span><text:span text:style-name="T73">+6x</text:span><text:span text:style-name="T119">2</text:span><text:span text:style-name="T73"> <text:s text:c="4"/><text:tab/><text:tab/>Write answer like regular division. Make sure the first term cancels</text:span></text:p>
        </text:list-item>
      </text:list>
      <text:p text:style-name="P133"/>
      <text:list xml:id="list35303262" text:continue-numbering="true" text:style-name="L146">
        <text:list-item>
          <text:p text:style-name="P293"><text:span text:style-name="T73"><text:s text:c="8"/>x</text:span><text:span text:style-name="T119">2</text:span><text:span text:style-name="T73"><text:tab/><text:tab/><text:tab/><text:tab/><text:tab/> <text:s/><text:tab/><text:tab/><text:tab/></text:span></text:p>
          <text:p text:style-name="P293"><text:span text:style-name="T73">x+7 |</text:span><text:span text:style-name="T75">x</text:span><text:span text:style-name="T121">3</text:span><text:span text:style-name="T75">+13x</text:span><text:span text:style-name="T121">2</text:span><text:span text:style-name="T75">+50x+56</text:span><text:span text:style-name="T73"> <text:tab/><text:tab/><text:tab/></text:span></text:p>
          <text:p text:style-name="P293"><text:span text:style-name="T73"><text:s text:c="3"/>– <text:s text:c="2"/></text:span><text:span text:style-name="T92">x</text:span><text:span text:style-name="T130">3</text:span><text:span text:style-name="T92">+ 7x</text:span><text:span text:style-name="T130">2</text:span><text:span text:style-name="T92"> <text:s/></text:span><text:span text:style-name="T73"><text:tab/><text:tab/><text:tab/><text:tab/><text:tab/><text:tab/><text:tab/></text:span></text:p>
          <text:p text:style-name="P293"><text:span text:style-name="T73"><text:s text:c="7"/>0x</text:span><text:span text:style-name="T119">3</text:span><text:span text:style-name="T73">+6x</text:span><text:span text:style-name="T119">2</text:span><text:span text:style-name="T73"> +50x<text:tab/><text:tab/>Bring down next term and repeat process.</text:span></text:p>
        </text:list-item>
      </text:list>
      <text:p text:style-name="P133"/>
      <text:p text:style-name="P133"/>
      <text:list xml:id="list35305187" text:continue-numbering="true" text:style-name="L146">
        <text:list-item>
          <text:p text:style-name="P293"><text:span text:style-name="T73"><text:s text:c="8"/>x</text:span><text:span text:style-name="T119">2</text:span><text:span text:style-name="T73"><text:tab/>+6x<text:tab/><text:tab/><text:tab/><text:tab/> <text:s/><text:tab/><text:tab/><text:tab/></text:span></text:p>
          <text:p text:style-name="P293"><text:span text:style-name="T73">x+7 |</text:span><text:span text:style-name="T75">x</text:span><text:span text:style-name="T121">3</text:span><text:span text:style-name="T75">+13x</text:span><text:span text:style-name="T121">2</text:span><text:span text:style-name="T75">+50x+56</text:span><text:span text:style-name="T73"> <text:tab/><text:tab/><text:tab/></text:span></text:p>
          <text:p text:style-name="P293"><text:soft-page-break/><text:span text:style-name="T73"><text:s text:c="3"/>– <text:s text:c="2"/></text:span><text:span text:style-name="T92">x</text:span><text:span text:style-name="T130">3</text:span><text:span text:style-name="T92">+ 7x</text:span><text:span text:style-name="T130">2</text:span><text:span text:style-name="T73"><text:tab/><text:tab/><text:tab/><text:tab/><text:tab/><text:tab/><text:tab/></text:span></text:p>
          <text:p text:style-name="P293"><text:span text:style-name="T73"><text:s text:c="7"/>0x</text:span><text:span text:style-name="T119">3</text:span><text:span text:style-name="T73">+6x</text:span><text:span text:style-name="T119">2</text:span><text:span text:style-name="T73"> +50x<text:tab/><text:tab/>How many times does x go into 6x</text:span><text:span text:style-name="T119">2</text:span><text:span text:style-name="T73">? x∙6x = 6x</text:span><text:span text:style-name="T119">2</text:span><text:span text:style-name="T73"> so write 6x at the top.</text:span></text:p>
          <text:p text:style-name="P293"><text:span text:style-name="T73"><text:s text:c="11"/>– </text:span><text:span text:style-name="T92">6x</text:span><text:span text:style-name="T130">2</text:span><text:span text:style-name="T92"> +42x</text:span><text:span text:style-name="T73"> <text:s/><text:tab/><text:tab/>Then multiply 6x with x+7 and write product on this line and subtract. <text:s/><text:tab/> <text:s text:c="11"/>8x+56<text:tab/><text:tab/>50x – 42x = 8x. Bringing down the next term we have 8x+56</text:span></text:p>
        </text:list-item>
      </text:list>
      <text:p text:style-name="P133"><text:tab/><text:tab/><text:tab/></text:p>
      <text:list xml:id="list35303271" text:continue-numbering="true" text:style-name="L146">
        <text:list-item>
          <text:p text:style-name="P293"><text:span text:style-name="T73"><text:s text:c="8"/>x</text:span><text:span text:style-name="T119">2</text:span><text:span text:style-name="T73"><text:tab/>+6x +8<text:tab/><text:tab/><text:tab/><text:tab/> <text:s/><text:tab/><text:tab/><text:tab/></text:span></text:p>
          <text:p text:style-name="P293"><text:span text:style-name="T73">x+7 |</text:span><text:span text:style-name="T75">x</text:span><text:span text:style-name="T121">3</text:span><text:span text:style-name="T75">+13x</text:span><text:span text:style-name="T121">2</text:span><text:span text:style-name="T75">+50x+56</text:span><text:span text:style-name="T73"> <text:tab/><text:tab/><text:tab/></text:span></text:p>
          <text:p text:style-name="P293"><text:span text:style-name="T73"><text:s text:c="3"/>– <text:s text:c="2"/></text:span><text:span text:style-name="T92">x</text:span><text:span text:style-name="T130">3</text:span><text:span text:style-name="T92">+ 7x</text:span><text:span text:style-name="T130">2</text:span><text:span text:style-name="T73"><text:tab/><text:tab/><text:tab/><text:tab/><text:tab/><text:tab/><text:tab/></text:span></text:p>
          <text:p text:style-name="P293"><text:span text:style-name="T73"><text:s text:c="7"/>0x</text:span><text:span text:style-name="T119">3</text:span><text:span text:style-name="T73">+6x</text:span><text:span text:style-name="T119">2</text:span><text:span text:style-name="T73"> +50x<text:tab/><text:tab/><text:tab/></text:span></text:p>
          <text:p text:style-name="P293"><text:span text:style-name="T73"><text:s text:c="11"/>–</text:span><text:span text:style-name="T92">6x</text:span><text:span text:style-name="T130">2</text:span><text:span text:style-name="T92"> +42x</text:span><text:span text:style-name="T73"> <text:s/><text:tab/><text:tab/> <text:tab/></text:span></text:p>
          <text:p text:style-name="P293"><text:span text:style-name="T73"><text:s text:c="16"/>0x</text:span><text:span text:style-name="T119">2</text:span><text:span text:style-name="T73">+8x+56<text:tab/><text:tab/>How many times does x go into 8x? x∙8 = 8x so write 8 at top.<text:tab/></text:span></text:p>
          <text:p text:style-name="P293"><text:span text:style-name="T73"><text:tab/> <text:s text:c="6"/>– </text:span><text:span text:style-name="T92"><text:s/>8x+56</text:span><text:span text:style-name="T73"><text:tab/><text:tab/>Multiply 8 with x+7 and write product on this line and subtract. </text:span></text:p>
          <text:p text:style-name="P176"><text:tab/><text:tab/>0x+0<text:tab/><text:tab/>We have no more terms and no remainders left so we are down.</text:p>
        </text:list-item>
      </text:list>
      <text:p text:style-name="P133"/>
      <text:p text:style-name="P133"/>
      <text:p text:style-name="P255"><text:span text:style-name="T73">If you have a remainder left then write it as “ +(</text:span><text:span text:style-name="T302">remainder</text:span><text:span text:style-name="T73">/</text:span><text:span text:style-name="T51">divisor</text:span><text:span text:style-name="T73">)”. For example if instead of 0x+0 we had 0x+5 we would write 5/(x+7) as “ +(</text:span><text:span text:style-name="T119">5</text:span><text:span text:style-name="T73">/</text:span><text:span text:style-name="T148">x+7</text:span><text:span text:style-name="T73">)” this is the same as regular division and remainders:</text:span></text:p>
      <text:p text:style-name="P133"/>
      <text:p text:style-name="P133"/>
      <text:p text:style-name="P255"><text:span text:style-name="T73"><text:s text:c="19"/>3 <text:s text:c="11"/>3 <text:s/><text:tab/><text:tab/><text:tab/><text:tab/> <text:s text:c="9"/>3+ </text:span><text:span text:style-name="T308">1</text:span><text:span text:style-name="T73">/</text:span><text:span text:style-name="T10">3</text:span><text:span text:style-name="T73"><text:tab/>3+⅓ = 3 +</text:span><text:span text:style-name="T461">0.</text:span><text:span text:style-name="T427">3</text:span><text:span text:style-name="T73"> = <text:s/>3.</text:span><text:span text:style-name="T427">3</text:span><text:span text:style-name="T73"> </text:span></text:p>
      <text:p text:style-name="P255"><text:span text:style-name="T10">3|</text:span><text:span text:style-name="T75">10</text:span><text:span text:style-name="T73"> <text:s text:c="2"/>→ </text:span><text:span text:style-name="T10">3</text:span><text:span text:style-name="T73">|</text:span><text:span text:style-name="T75">10</text:span><text:span text:style-name="T73"> → <text:s/></text:span><text:span text:style-name="T10">3</text:span><text:span text:style-name="T73">|</text:span><text:span text:style-name="T75">10</text:span><text:span text:style-name="T73"> <text:s text:c="15"/><text:tab/><text:tab/><text:tab/> →3|</text:span><text:span text:style-name="T75">10</text:span><text:span text:style-name="T73"> </text:span></text:p>
      <text:p text:style-name="P255"><text:span text:style-name="T73"><text:tab/><text:tab/> <text:s text:c="5"/>– </text:span><text:span text:style-name="T92">9</text:span></text:p>
      <text:p text:style-name="P255"><text:span text:style-name="T73"><text:tab/><text:tab/> <text:s text:c="8"/></text:span><text:span text:style-name="T308">1<text:tab/> <text:s text:c="2"/>this is a remainder of 1</text:span><text:span text:style-name="T73"> <text:tab/> <text:tab/></text:span></text:p>
      <text:p text:style-name="P133"/>
      <text:p text:style-name="P133"/>
      <text:p text:style-name="P255"><text:span text:style-name="T73"><text:tab/> <text:s text:c="7"/>2<text:tab/> <text:s text:c="9"/>2<text:tab/><text:tab/><text:tab/><text:tab/> <text:s text:c="9"/>2+</text:span><text:span text:style-name="T308">3</text:span><text:span text:style-name="T73">/</text:span><text:span text:style-name="T10">5</text:span><text:span text:style-name="T73"> <text:tab/>2+⅗ = 2 +</text:span><text:span text:style-name="T426">0.6</text:span><text:span text:style-name="T73"> = <text:s/>2.</text:span><text:span text:style-name="T426">6</text:span><text:span text:style-name="T73"> <text:tab/><text:tab/></text:span></text:p>
      <text:p text:style-name="P255"><text:span text:style-name="T10">5</text:span><text:span text:style-name="T73">|</text:span><text:span text:style-name="T75">13</text:span><text:span text:style-name="T73"> <text:s text:c="2"/>→ </text:span><text:span text:style-name="T10">5</text:span><text:span text:style-name="T73">|</text:span><text:span text:style-name="T75">13</text:span><text:span text:style-name="T73"> → <text:s/></text:span><text:span text:style-name="T10">5</text:span><text:span text:style-name="T73">|</text:span><text:span text:style-name="T75">13</text:span><text:span text:style-name="T73"> <text:s text:c="15"/><text:tab/><text:tab/><text:tab/> →5|</text:span><text:span text:style-name="T75">13</text:span><text:span text:style-name="T73"> </text:span></text:p>
      <text:p text:style-name="P255"><text:span text:style-name="T73"><text:s text:c="18"/>10 <text:s text:c="6"/>– </text:span><text:span text:style-name="T92">10</text:span></text:p>
      <text:p text:style-name="P255"><text:span text:style-name="T73"><text:s text:c="33"/></text:span><text:span text:style-name="T308">3 this is a remainder of 3</text:span></text:p>
      <text:p text:style-name="P133"/>
      <text:p text:style-name="P133"/>
      <text:p text:style-name="P133">When you have a remainder write at above the divisor as a fraction then add it to the whole number.</text:p>
      <text:p text:style-name="P133">Mentally convert regular fractions to decimals then write polynomials down as a fraction being added.</text:p>
      <text:p text:style-name="P346">Divide 3x<text:span text:style-name="T191">3</text:span>+7x+5 by x+3</text:p>
      <text:p text:style-name="P133"/>
      <text:p text:style-name="P133"/>
      <text:p text:style-name="P133"><text:s text:c="3"/><text:span text:style-name="T1"><text:s text:c="5"/>3x</text:span><text:span text:style-name="T29">2</text:span><text:tab/><text:tab/><text:tab/><text:tab/>3x<text:span text:style-name="T191">3</text:span>÷x = <text:span text:style-name="T1">3x</text:span><text:span text:style-name="T29">2</text:span><text:span text:style-name="T1"> </text:span>write this at top.</text:p>
      <text:p text:style-name="P133">x+3|<text:span text:style-name="T407"> 3x</text:span><text:span text:style-name="T213">3</text:span><text:span text:style-name="T407">+</text:span><text:span text:style-name="T335">0x</text:span><text:span text:style-name="T305">2</text:span><text:span text:style-name="T407">+7x+5</text:span> <text:s/><text:tab/><text:tab/><text:tab/>Write <text:span text:style-name="T295">0x</text:span><text:span text:style-name="T297">2</text:span> because it doesn't have a x<text:span text:style-name="T191">2</text:span> term.</text:p>
      <text:p text:style-name="P133"><text:s text:c="4"/>– <text:span text:style-name="T61"><text:s/>3x</text:span><text:span text:style-name="T43">3</text:span><text:span text:style-name="T61">+9x</text:span><text:span text:style-name="T43">2</text:span><text:tab/><text:tab/><text:tab/><text:tab/>3x<text:span text:style-name="T191">2</text:span> ∙(x+3) = <text:span text:style-name="T1">3x</text:span><text:span text:style-name="T29">2</text:span><text:span text:style-name="T1">+9x</text:span><text:span text:style-name="T29">2</text:span><text:tab/>write this at bottom.</text:p>
      <text:p text:style-name="P133"/>
      <text:p text:style-name="P133"/>
      <text:p text:style-name="P133"><text:s text:c="8"/>3x<text:span text:style-name="T191">2</text:span><text:tab/><text:tab/><text:tab/><text:tab/></text:p>
      <text:p text:style-name="P133">x+3|<text:span text:style-name="T407"> 3x</text:span><text:span text:style-name="T213">3</text:span><text:span text:style-name="T407">+0x</text:span><text:span text:style-name="T213">2</text:span><text:span text:style-name="T407">+7x+5</text:span> <text:s/><text:tab/><text:tab/><text:tab/></text:p>
      <text:p text:style-name="P133"><text:s text:c="4"/>– <text:span text:style-name="T462"><text:s/>3x</text:span><text:span text:style-name="T222">3</text:span><text:span text:style-name="T462">+9x</text:span><text:span text:style-name="T222">2</text:span><text:tab/><text:tab/><text:tab/><text:tab/></text:p>
      <text:p text:style-name="P133"><text:tab/> <text:span text:style-name="T1">–9x</text:span><text:span text:style-name="T29">2</text:span>+7x<text:tab/><text:tab/><text:tab/>0x<text:span text:style-name="T191">2</text:span> –9x<text:span text:style-name="T191">2</text:span> = <text:span text:style-name="T1">–9x</text:span><text:span text:style-name="T29">2</text:span><text:span text:style-name="T1"> </text:span><text:s/>write this at bottom and bring down next term. <text:s text:c="2"/><text:tab/><text:tab/><text:tab/> <text:s/></text:p>
      <text:p text:style-name="P133"/>
      <text:p text:style-name="P133"><text:s text:c="5"/>3x<text:span text:style-name="T191">2</text:span><text:tab/><text:span text:style-name="T1">–9x </text:span><text:tab/><text:tab/><text:tab/><text:tab/>– 9x<text:span text:style-name="T191">2</text:span> ÷ x =<text:span text:style-name="T1"> – 9x</text:span> write this at top.<text:tab/></text:p>
      <text:p text:style-name="P133">x+3|<text:span text:style-name="T407"> 3x</text:span><text:span text:style-name="T213">3</text:span><text:span text:style-name="T407">+0x</text:span><text:span text:style-name="T213">2</text:span><text:span text:style-name="T407">+7x+5</text:span> <text:s/><text:tab/><text:tab/><text:tab/></text:p>
      <text:p text:style-name="P133"><text:s text:c="4"/>– <text:span text:style-name="T462"><text:s/>3x</text:span><text:span text:style-name="T222">3</text:span><text:span text:style-name="T462">+9x</text:span><text:span text:style-name="T222">2</text:span><text:tab/><text:tab/><text:tab/><text:tab/></text:p>
      <text:p text:style-name="P133"><text:tab/> –9x<text:span text:style-name="T191">2</text:span>+7x<text:tab/><text:tab/><text:tab/><text:tab/><text:tab/><text:tab/> <text:s text:c="2"/><text:tab/><text:tab/><text:tab/><text:tab/><text:tab/> <text:s/></text:p>
      <text:p text:style-name="P133"><text:s text:c="7"/>– <text:s/>(<text:span text:style-name="T61"> –9x</text:span><text:span text:style-name="T43">2</text:span><text:span text:style-name="T61"> –23x</text:span>) <text:s text:c="2"/><text:tab/><text:tab/><text:tab/>– 9x∙(x+3) = <text:span text:style-name="T1">– 9x</text:span><text:span text:style-name="T29">2</text:span><text:span text:style-name="T1"> – 23x</text:span> write this on this line and subtract from above.</text:p>
      <text:p text:style-name="P133"><text:tab/> <text:tab/><text:tab/><text:tab/><text:tab/>BE CAREFUL! You are subtracting a negative so direction changes.</text:p>
      <text:p text:style-name="P133"/>
      <text:p text:style-name="P133"/>
      <text:p text:style-name="P133">You have –9x<text:span text:style-name="T191">2</text:span> + 7x and need to subtract –9x<text:span text:style-name="T191">2</text:span> – 23x. Every line we are <text:span text:style-name="T281">supposed</text:span><text:span text:style-name="T287"> to use () for our subtrahends so that we do not make mistakes dealing with negative operations. </text:span><text:s/>Write terms inside <text:s/>– () with minus sign outside and to the left. The only mistake people tend to make is right here. People get the hang of it and start going fast and get sloppy. You can write down separately on scratch paper but I do not think you need to.</text:p>
      <text:p text:style-name="P133"/>
      <text:p text:style-name="P133"/>
      <text:p text:style-name="P133"><text:span text:style-name="T464">–9x</text:span><text:span text:style-name="T223">2</text:span><text:span text:style-name="T464">+7x –</text:span><text:span text:style-name="T351">(–9x</text:span><text:span text:style-name="T221">2</text:span><text:span text:style-name="T351">–23x) </text:span><text:span text:style-name="T348">= </text:span><text:span text:style-name="T351">–9x</text:span><text:span text:style-name="T221">2</text:span><text:span text:style-name="T351">+7x +9x</text:span><text:span text:style-name="T221">2</text:span><text:span text:style-name="T351">+23x</text:span><text:span text:style-name="T348"> =<text:tab/></text:span><text:span text:style-name="T351">0x</text:span><text:span text:style-name="T221">2</text:span><text:span text:style-name="T351"> + 30x</text:span><text:span text:style-name="T348"> </text:span>because subtracting a () flips all signs in the ().</text:p>
      <text:p text:style-name="P133"/>
      <text:p text:style-name="P133"/>
      <text:p text:style-name="P133"><text:s text:c="5"/>3x<text:span text:style-name="T191">2</text:span><text:tab/>–9x <text:tab/><text:tab/><text:tab/><text:tab/>Write –9x<text:span text:style-name="T191">2</text:span> ÷ x = –9x at top.</text:p>
      <text:p text:style-name="P133">x+3|<text:span text:style-name="T407"> 3x</text:span><text:span text:style-name="T213">3</text:span><text:span text:style-name="T407">+0x</text:span><text:span text:style-name="T213">2</text:span><text:span text:style-name="T407">+7x+5</text:span> <text:s/><text:tab/><text:tab/><text:tab/></text:p>
      <text:p text:style-name="P133"><text:s text:c="4"/>– <text:span text:style-name="T462"><text:s/>3x</text:span><text:span text:style-name="T222">3</text:span><text:span text:style-name="T462">+9x</text:span><text:span text:style-name="T222">2</text:span><text:tab/><text:tab/><text:tab/><text:tab/></text:p>
      <text:p text:style-name="P133"><text:tab/> –9x<text:span text:style-name="T191">2</text:span>+7x<text:tab/><text:tab/><text:tab/><text:tab/><text:tab/><text:tab/> <text:s text:c="2"/><text:tab/><text:tab/><text:tab/><text:tab/><text:tab/> <text:s/></text:p>
      <text:p text:style-name="P133"><text:s text:c="7"/>– <text:s/>(<text:span text:style-name="T462"> –9x</text:span><text:span text:style-name="T222">2</text:span><text:span text:style-name="T462"> –23x</text:span> ) <text:s text:c="2"/><text:tab/><text:tab/><text:tab/></text:p>
      <text:p text:style-name="P133"><text:tab/> <text:s text:c="3"/>0x<text:span text:style-name="T191">2</text:span> +30x+5<text:tab/><text:tab/><text:tab/>Write your difference here and bring down last term.</text:p>
      <text:p text:style-name="P133"/>
      <text:p text:style-name="P133"/>
      <text:p text:style-name="P133"><text:s text:c="5"/>3x<text:span text:style-name="T191">2</text:span><text:tab/>–9x +<text:span text:style-name="T1">30</text:span><text:tab/><text:tab/><text:tab/><text:tab/></text:p>
      <text:p text:style-name="P133"><text:span text:style-name="T295">x+3</text:span>|<text:span text:style-name="T407"> 3x</text:span><text:span text:style-name="T213">3</text:span><text:span text:style-name="T407">+0x</text:span><text:span text:style-name="T213">2</text:span><text:span text:style-name="T407">+7x+5</text:span> <text:s/><text:tab/><text:tab/><text:tab/></text:p>
      <text:p text:style-name="P133"><text:s text:c="4"/>– <text:span text:style-name="T462"><text:s/>3x</text:span><text:span text:style-name="T222">3</text:span><text:span text:style-name="T462">+9x</text:span><text:span text:style-name="T222">2</text:span><text:tab/><text:tab/><text:tab/><text:tab/></text:p>
      <text:p text:style-name="P133"><text:tab/> –9x<text:span text:style-name="T191">2</text:span>+7x<text:tab/><text:tab/><text:tab/><text:tab/><text:tab/><text:tab/> <text:s text:c="2"/><text:tab/><text:tab/><text:tab/><text:tab/><text:tab/> <text:s/></text:p>
      <text:p text:style-name="P133"><text:s text:c="7"/>– <text:s/>(<text:span text:style-name="T462"> –9x</text:span><text:span text:style-name="T222">2</text:span><text:span text:style-name="T462"> –23x</text:span> ) <text:s text:c="2"/><text:tab/><text:tab/><text:tab/></text:p>
      <text:p text:style-name="P133"><text:tab/> <text:s text:c="3"/>0x<text:span text:style-name="T191">2</text:span> +30x+5<text:tab/><text:tab/><text:tab/>30x÷x = <text:span text:style-name="T1">30</text:span> so write 30 at top.<text:tab/><text:tab/><text:span text:style-name="T191"> </text:span><text:tab/></text:p>
      <text:p text:style-name="P133"><text:tab/> <text:s text:c="6"/>– <text:s/><text:span text:style-name="T462"><text:s/>30x+90</text:span><text:tab/><text:tab/>30∙(x+3) = 30x+90 write on this line and subtract. </text:p>
      <text:p text:style-name="P133"><text:tab/><text:tab/> <text:s/>0x <text:span text:style-name="T295">–85</text:span><text:tab/> <text:s/><text:tab/>No more terms so this is a remainder of <text:span text:style-name="T295">–85</text:span>, sum as a fraction <text:span text:style-name="T295">– 85/x+3</text:span>.</text:p>
      <text:p text:style-name="P133"/>
      <text:p text:style-name="P133"/>
      <text:p text:style-name="P133">Our final quotient is 3x<text:span text:style-name="T191">2</text:span>–9x+30 + <text:span text:style-name="T295">–</text:span><text:span text:style-name="T297">85</text:span><text:span text:style-name="T295">/</text:span><text:span text:style-name="T319">x+3</text:span> . Multiplying this back to x+3 will equal the original polynomial. <text:tab/> <text:s text:c="13"/></text:p>
      <text:p text:style-name="P133">(x<text:span text:style-name="T191">2</text:span> + 12x + 36) ÷ (x + 9)</text:p>
      <text:p text:style-name="P133"/>
      <text:p text:style-name="P133"><text:soft-page-break/></text:p>
      <text:p text:style-name="P211"><text:s text:c="9"/><text:tab/>x+3+ <text:span text:style-name="T214">9</text:span><text:span text:style-name="T465">/</text:span><text:span text:style-name="T237">x + 9</text:span><text:tab/><text:tab/></text:p>
      <text:p text:style-name="P211">x + 9|<text:span text:style-name="T407"> x</text:span><text:span text:style-name="T213">2</text:span><text:span text:style-name="T407"> + 12x + 36</text:span> <text:tab/><text:tab/><text:tab/><text:tab/><text:tab/><text:tab/><text:tab/></text:p>
      <text:p text:style-name="P211"><text:s text:c="9"/>x<text:span text:style-name="T191">2</text:span> + <text:s text:c="2"/>9x<text:tab/><text:tab/>= x<text:tab/><text:tab/>First term is x.</text:p>
      <text:p text:style-name="P211"><text:tab/> <text:s text:c="5"/>3x <text:s/>+36<text:tab/><text:tab/></text:p>
      <text:p text:style-name="P211"><text:tab/> <text:s text:c="5"/>3x <text:s/>+ 27<text:tab/>= 3<text:tab/><text:tab/>Second term is 3.<text:tab/></text:p>
      <text:p text:style-name="P211"><text:s text:c="37"/>=9/x + 9<text:tab/>We have a remainder <text:span text:style-name="T191">9</text:span>/<text:span text:style-name="T225">x+9</text:span>.</text:p>
      <text:p text:style-name="P211"/>
      <text:p text:style-name="P211"/>
      <text:p text:style-name="P211"/>
      <text:p text:style-name="P211">(y+4)(y – 6 – <text:span text:style-name="T191">6</text:span>/<text:span text:style-name="T225">y+4</text:span>)<text:tab/> <text:s/><text:tab/><text:tab/>Our factors.<text:tab/><text:tab/></text:p>
      <text:p text:style-name="P211">(y+4)(y – 6) + (y+4)(–<text:span text:style-name="T191">6</text:span>/<text:span text:style-name="T225">y+4</text:span>)<text:tab/> <text:s/><text:tab/>Use distributive property to change (a+b)(c+d+e) to ((a+b)(c+d)) + ((a+b)(c)).</text:p>
      <text:p text:style-name="P211">y<text:span text:style-name="T191">2</text:span> – 6y +4y – 24 – 6<text:tab/> <text:s/><text:tab/><text:tab/>Multiplying. Using the distributive property makes canceling easier. <text:tab/></text:p>
      <text:p text:style-name="P211">y<text:span text:style-name="T191">2</text:span> – 2y – 30<text:tab/> <text:tab/> <text:s/><text:tab/><text:tab/>Combine like terms. This matches original dividend so we divided correctly.</text:p>
      <text:p text:style-name="P211"/>
      <text:p text:style-name="P211"/>
      <text:p text:style-name="P211">(y<text:span text:style-name="T191">2</text:span> – 2y – 30)÷ (y+7)</text:p>
      <text:p text:style-name="P211"/>
      <text:p text:style-name="P211"/>
      <text:p text:style-name="P211">y+4|<text:span text:style-name="T407">y</text:span><text:span text:style-name="T213">2</text:span><text:span text:style-name="T407"> – 2y – 30</text:span> </text:p>
      <text:p text:style-name="P211"><text:s text:c="7"/>y<text:span text:style-name="T191">2</text:span> +4y<text:tab/>= y<text:tab/><text:tab/><text:tab/>(y+4)(y) = y<text:span text:style-name="T191">2</text:span> + 4y.</text:p>
      <text:p text:style-name="P211"><text:tab/>–6y – 30<text:tab/><text:tab/><text:tab/>(–2y) – (4y) = – 6y. Bring down the – 30.</text:p>
      <text:p text:style-name="P211"><text:tab/>– 6y –24<text:tab/>= – 6 <text:tab/><text:tab/>(y+4)(– 6) = – 6y – 24. </text:p>
      <text:p text:style-name="P211"><text:tab/> <text:s text:c="11"/>6<text:tab/><text:tab/><text:tab/>(– 30) – (– 24) = – 6. We have a remainder of 6. Write as 6/(y+4).</text:p>
      <text:p text:style-name="P211"/>
      <text:p text:style-name="P211"/>
      <text:p text:style-name="P211">(y+4)(y – 6 – <text:span text:style-name="T191">6</text:span>/<text:span text:style-name="T225">y+4</text:span>)<text:tab/> <text:s/><text:tab/><text:tab/>Our factors</text:p>
      <text:p text:style-name="P211">(y+4)(y – 6) + (y+4)(–<text:span text:style-name="T191">6</text:span>/<text:span text:style-name="T225">y+4</text:span>)<text:tab/> <text:s/><text:tab/>Use distributive property to change (a+b)(c+d+e) ...</text:p>
      <text:p text:style-name="P211">y<text:span text:style-name="T191">2</text:span> – 6y +4y – 24 – 6<text:tab/> <text:s/><text:tab/><text:tab/>Multiplying. Using the distributive property... <text:tab/></text:p>
      <text:p text:style-name="P211">y<text:span text:style-name="T191">2</text:span> – 2y – 30<text:tab/> <text:tab/> <text:s/><text:tab/><text:tab/>Combining like terms. This checks.<text:tab/></text:p>
      <text:p text:style-name="P211"/>
      <text:p text:style-name="P211"/>
      <text:p text:style-name="P211">(2r<text:span text:style-name="T191">2</text:span> – 3r – 35) ÷(2r+7)</text:p>
      <text:p text:style-name="P211"/>
      <text:p text:style-name="P211"/>
      <text:p text:style-name="P211">2r+7 |<text:span text:style-name="T407">2r</text:span><text:span text:style-name="T213">2</text:span><text:span text:style-name="T407"> – 3r – 35</text:span> </text:p>
      <text:p text:style-name="P211"><text:s text:c="9"/>2r<text:span text:style-name="T191">2</text:span> + 7r<text:tab/><text:tab/>= r<text:tab/><text:tab/>Cancel first term (2r<text:span text:style-name="T191">2</text:span> – 2r<text:span text:style-name="T191">2</text:span> = 0r<text:span text:style-name="T191">2</text:span>) add (7)(r)</text:p>
      <text:p text:style-name="P211"><text:tab/> <text:s text:c="2"/>– 10r – 35<text:tab/><text:tab/><text:tab/>Subtract (– 3r) – (7r) and get – 10r. Bring down – 35</text:p>
      <text:p text:style-name="P211"><text:tab/> <text:s text:c="2"/>– 10r – 35<text:tab/>= 5<text:tab/><text:tab/>Cancel – 10r – 35 with (– 10r – 35) – (–10r – 35) = 0r + 0 </text:p>
      <text:p text:style-name="P211"><text:tab/><text:tab/><text:tab/><text:tab/><text:tab/>(–10r) – (– 10r) = 0, (– 35) – (– 35) </text:p>
      <text:p text:style-name="P211"/>
      <text:p text:style-name="P211"/>
      <text:p text:style-name="P211">(2r+7)(r – 5)<text:tab/> <text:s text:c="13"/><text:tab/><text:tab/>Check your work<text:tab/></text:p>
      <text:p text:style-name="P211">2r<text:span text:style-name="T191">2</text:span> – 10r + 7r – 35<text:tab/><text:tab/><text:tab/>Foil</text:p>
      <text:p text:style-name="P211">2r<text:span text:style-name="T191">2</text:span> – 3r – 35<text:tab/><text:tab/><text:tab/><text:tab/>It checks</text:p>
      <text:p text:style-name="P211"/>
      <text:p text:style-name="P211"/>
      <text:p text:style-name="P211">We do not have a remainder because everything canceled under addition. Additive inverses sum to zero. </text:p>
      <text:p text:style-name="P211">Try to subtract terms one at a time instead in pairs to avoid confusion over signs. In (– 10r) <text:span text:style-name="T183">–</text:span> ( – 10r) the negative signs in the parentheses are the <text:span text:style-name="T281">sign</text:span> <text:span text:style-name="T281">of the number</text:span><text:span text:style-name="T287">, and the red minus sign between them is the </text:span><text:span text:style-name="T281">operation sign</text:span><text:span text:style-name="T287">. The difference is in usage. <text:s/>When summing the first number is the starting point, followed by the operation sign, and then the second number. If the operation sign matches the sign of the number you add, if the </text:span><text:soft-page-break/><text:span text:style-name="T287">signs do not match you subtract.</text:span><text:span text:style-name="T293"> If ++ or – – add, if + – or – + subtract</text:span><text:span text:style-name="T287">. Positives are written without a sign and negatives are written with a negative sign. Negative numbers are also called </text:span><text:span text:style-name="T281">signed numbers</text:span><text:span text:style-name="T287"> which is short for negative sign numbers as you have to write a – sign in front of them.</text:span></text:p>
      <text:p text:style-name="P210"/>
      <text:p text:style-name="P210"/>
      <text:p text:style-name="P211"><text:span text:style-name="T287">(1) + (3) <text:s text:c="3"/><text:tab/>= 4<text:tab/><text:tab/>(+)</text:span><text:span text:style-name="T59"> + (+) </text:span><text:span text:style-name="T287">= add <text:tab/><text:tab/><text:tab/>last two signs </text:span><text:span text:style-name="T59">match</text:span></text:p>
      <text:p text:style-name="P211"><text:span text:style-name="T287">(1) – (– 3) <text:tab/>= 4<text:tab/><text:tab/>(+) </text:span><text:span text:style-name="T59">– (–) </text:span><text:span text:style-name="T287">= add<text:tab/><text:tab/><text:tab/>last two signs </text:span><text:span text:style-name="T59">match</text:span></text:p>
      <text:p text:style-name="P211"><text:span text:style-name="T287">(– 1) + (3) <text:tab/>= 2<text:tab/><text:tab/>(–) </text:span><text:span text:style-name="T59">+ (+)</text:span><text:span text:style-name="T287"> = add<text:tab/><text:tab/><text:tab/>last two signs </text:span><text:span text:style-name="T59">match</text:span></text:p>
      <text:p text:style-name="P211"><text:span text:style-name="T287">(– 1) – ( – 3) <text:tab/>= 2<text:tab/><text:tab/>(–) </text:span><text:span text:style-name="T59">– (–)</text:span><text:span text:style-name="T287"> = add<text:tab/><text:tab/><text:tab/>last two signs </text:span><text:span text:style-name="T59">match</text:span></text:p>
      <text:p text:style-name="P211"><text:span text:style-name="T287">(1) – <text:s/>(3) <text:s text:c="3"/><text:tab/>= – 2<text:tab/><text:tab/>(+) </text:span><text:span text:style-name="T327">– (+)</text:span><text:span text:style-name="T287"> = subtract <text:tab/><text:tab/>last two signs </text:span><text:span text:style-name="T327">don't match</text:span></text:p>
      <text:p text:style-name="P211"><text:span text:style-name="T287">(1) + (– 3) <text:tab/>= – 2<text:tab/><text:tab/>(+) </text:span><text:span text:style-name="T327">+ (–) </text:span><text:span text:style-name="T287">= subtract<text:tab/><text:tab/>last two signs </text:span><text:span text:style-name="T327">don't match</text:span></text:p>
      <text:p text:style-name="P211"><text:span text:style-name="T287">(– 1) – (3) <text:tab/>= – 4<text:tab/><text:tab/>(–) </text:span><text:span text:style-name="T327">–</text:span><text:span text:style-name="T287"> </text:span><text:span text:style-name="T327">(+)</text:span><text:span text:style-name="T287"> = subtract<text:tab/><text:tab/>last two signs </text:span><text:span text:style-name="T327">don't match</text:span></text:p>
      <text:p text:style-name="P211"><text:span text:style-name="T287">(– 1) + (– 3) <text:tab/>= – 4<text:tab/><text:tab/>(–) </text:span><text:span text:style-name="T327">+ (–)</text:span><text:span text:style-name="T287"> = subtract<text:tab/><text:tab/>last two signs </text:span><text:span text:style-name="T327">don't match</text:span></text:p>
      <text:p text:style-name="P210"/>
      <text:p text:style-name="P210"/>
      <text:p text:style-name="P211"><text:span text:style-name="T287">The sign of the first number is unimportant in deciding whether to add or subtract. Confirm the value of the first number, then look at the operation sign and the sign of the second number. If both signs match add if they don't subtract. Two negatives cancel to a positive sign; 1 – ( – 3) = 1+3. The rules can be written as ++/ –– = add, +– /–+</text:span><text:span text:style-name="T236"> </text:span><text:span text:style-name="T287">= subtract. The slash in this case means “or”.</text:span></text:p>
      <text:p text:style-name="P210"/>
      <text:p text:style-name="P210"/>
      <text:p text:style-name="P235"><text:span text:style-name="T273">++ or </text:span><text:span text:style-name="T236"><text:s/></text:span><text:span text:style-name="T273">– –</text:span><text:span text:style-name="T236"> <text:tab/></text:span><text:span text:style-name="T273">add because signs match</text:span></text:p>
      <text:p text:style-name="P210">+– or – + <text:tab/>subtract because they don't match</text:p>
      <text:p text:style-name="P210"/>
      <text:p text:style-name="P210"/>
      <text:p text:style-name="P210">A negative sign in front of a quantity in parentheses means to “negate” the signs. Also called “flip the signs”, you have to change every positive to a negative and negative to a positive. – (x + 1) = – x+1. Distribute by multiplying every term by –1. For polynomial division it is easier to subtract terms one at a time rather than negate an entire quantity. Sign flipping is not required here but is in other math. If (3t<text:span text:style-name="T191">2</text:span> – 14t – 24) ÷(3t +4):</text:p>
      <text:p text:style-name="P210"/>
      <text:p text:style-name="P210"/>
      <text:p text:style-name="P211"><text:tab/><text:span text:style-name="T1">t</text:span> <text:span text:style-name="T295">– 6</text:span></text:p>
      <text:p text:style-name="P211">3t + 4|<text:span text:style-name="T407">3t</text:span><text:span text:style-name="T213">2</text:span><text:span text:style-name="T407"> – 14t – 24</text:span> </text:p>
      <text:p text:style-name="P211"><text:s text:c="10"/><text:span text:style-name="T1">3t</text:span><text:span text:style-name="T29">2</text:span><text:span text:style-name="T1"> + <text:s text:c="2"/>4t</text:span> </text:p>
      <text:p text:style-name="P211"><text:s text:c="10"/><text:span text:style-name="T352">0t</text:span><text:span text:style-name="T353">2</text:span> – 18t – 24</text:p>
      <text:p text:style-name="P211"><text:tab/> <text:s text:c="2"/><text:span text:style-name="T295">– 18t – 24</text:span> </text:p>
      <text:p text:style-name="P211"/>
      <text:p text:style-name="P211">3t<text:span text:style-name="T191">2</text:span> /3t = t so write t above the division box. Take t and multiply it with the divisor (3t + 4) and write the product under the dividend. You should have 3t<text:span text:style-name="T191">2</text:span> + 4t. Subtract these two terms from the two terms above it.</text:p>
      <text:p text:style-name="P211"/>
      <text:p text:style-name="P211"/>
      <text:p text:style-name="P211">(3t<text:span text:style-name="T191">2</text:span> – 14t) – (3t<text:span text:style-name="T191">2</text:span> + 4t) = – 18t<text:tab/><text:tab/>As written we have a quantity minus a quantity. </text:p>
      <text:p text:style-name="P211">3t<text:span text:style-name="T191">2</text:span> – 14t + –1(3t<text:span text:style-name="T191">2</text:span> + <text:s/>4t = – 18t<text:tab/><text:tab/>Distribute the first quantity by multiplying by 1, the second by – 1.</text:p>
      <text:p text:style-name="P211">3t<text:span text:style-name="T191">2</text:span> – 14t <text:span text:style-name="T295">+ –3t</text:span><text:span text:style-name="T297">2</text:span> – <text:s/>4t = – 18t<text:tab/><text:tab/>+ – 3t<text:span text:style-name="T191">2</text:span> the signs cancel to – 3t<text:span text:style-name="T191">2</text:span> because we are adding a negative.</text:p>
      <text:p text:style-name="P211">3t<text:span text:style-name="T191">2</text:span> – 14t – 3t<text:span text:style-name="T191">2</text:span> – <text:s/>4t = – 18t <text:tab/><text:tab/>– 14t + – 3t<text:span text:style-name="T191">2</text:span> becomes – 14t – 3t<text:span text:style-name="T191">2</text:span> because the signs do not match.</text:p>
      <text:p text:style-name="P211">3t<text:span text:style-name="T191">2</text:span> – 3t<text:span text:style-name="T191">2</text:span> – 14t – <text:s/>4t = – 18t <text:tab/> <text:s text:c="3"/><text:tab/>reordering terms we can see that the 3t<text:span text:style-name="T191">2</text:span> terms sum to 0.</text:p>
      <text:p text:style-name="P211">We had (3t<text:span text:style-name="T191">2</text:span> – 14t) which is simply 3t<text:span text:style-name="T191">2</text:span> – 14t. Parentheses imply multiplication. To remove parentheses you must multiply by 1. (3t<text:span text:style-name="T191">2</text:span> – 14t) becomes 1(3t<text:span text:style-name="T191">2</text:span> – 14t). Removing parentheses invokes distribution. <text:s/>To turn (3t<text:span text:style-name="T191">2</text:span> – 14t) into 3t<text:span text:style-name="T191">2</text:span> – 14t we move them out of the brackets. Distributing them out means taking them out.</text:p>
      <text:p text:style-name="P211"/>
      <text:p text:style-name="P211"/>
      <text:p text:style-name="P211">(3t<text:span text:style-name="T191">2</text:span> – 14t)</text:p>
      <text:p text:style-name="P211"><text:soft-page-break/>1(3t<text:span text:style-name="T191">2</text:span> – 14t)</text:p>
      <text:p text:style-name="P211">1∙(3t<text:span text:style-name="T191">2</text:span> – 14t)</text:p>
      <text:p text:style-name="P211">1∙3t<text:span text:style-name="T191">2</text:span> + 1∙ – 14t </text:p>
      <text:p text:style-name="P211">3t<text:span text:style-name="T191">2</text:span> – 14t</text:p>
      <text:p text:style-name="P211"/>
      <text:p text:style-name="P211"/>
      <text:p text:style-name="P211">Normally we do this instinctively in one step, (a+b) = a+b. This obscures all the hidden movements and rules invoked. Detailed explanations show all the moves but when working skip any tedious steps. We had – (3t<text:span text:style-name="T191">2</text:span> + 4t). There is a “–” in front of the parentheses. This invokes multiplication by – 1. This is called sign flipping or flipping signs. We had to “flip the signs” to remove the parentheses.</text:p>
      <text:p text:style-name="P211"/>
      <text:p text:style-name="P211"/>
      <text:p text:style-name="P211">– (3t<text:span text:style-name="T191">2</text:span> + 4t)<text:tab/><text:tab/><text:tab/>We are subtracting the quantity (3t<text:span text:style-name="T191">2</text:span> + 4t).</text:p>
      <text:p text:style-name="P211">– 1(3t<text:span text:style-name="T191">2</text:span> + 4t) <text:s/><text:tab/><text:tab/><text:tab/>We multiply by – 1 to distribute the sum out of the parentheses.</text:p>
      <text:p text:style-name="P254">– 3t<text:span text:style-name="T191">2</text:span> – 4t<text:tab/><text:tab/><text:tab/>This negates the positive sign of both numbers making them both negative.</text:p>
      <text:p text:style-name="P211"/>
      <text:p text:style-name="P211"/>
      <text:p text:style-name="P211">Notice both numbers became negative. We could not simply write (3t<text:span text:style-name="T191">2</text:span> – 14t) – (3t<text:span text:style-name="T191">2</text:span> + 4t) as 3t<text:span text:style-name="T191">2</text:span> – 14t – 3t<text:span text:style-name="T191">2</text:span> + 4t because all we are doing is erasing both parentheses leaving the “4t” positive when it should be negative!</text:p>
      <text:p text:style-name="P211">To remove parentheses you need permission by following specific rules from arithmetic. Removing parentheses as illustrated breaks the rules of distribution and is an illegal operation. Notice (3t<text:span text:style-name="T191">2</text:span> – 14t) – (3t<text:span text:style-name="T191">2</text:span> + 4t) is </text:p>
      <text:p text:style-name="P211">(sum) – (sum). It becomes 3t<text:span text:style-name="T191">2</text:span> – 14t – (3t<text:span text:style-name="T191">2</text:span> + 4t) because the first number or quantity is unimportant sign wise as there will be no changing of signs. It stays whatever sign it originally had. Then it becomes 3t<text:span text:style-name="T191">2</text:span> – 14t + – 3t<text:span text:style-name="T191">2</text:span> – 4t and then 3t<text:span text:style-name="T191">2</text:span> – 14t – 3t<text:span text:style-name="T191">2</text:span> – 4t.</text:p>
      <text:p text:style-name="P211"/>
      <text:p text:style-name="P211"/>
      <text:p text:style-name="P211">(3t<text:span text:style-name="T191">2</text:span> – 14t) – (3t<text:span text:style-name="T191">2</text:span> + 4t)<text:tab/><text:tab/><text:tab/>(sum) – (sum)</text:p>
      <text:p text:style-name="P211">(3t<text:span text:style-name="T191">2</text:span> – 14t) + – 1∙(3t<text:span text:style-name="T191">2</text:span> + 4t)<text:tab/><text:tab/>change “ –” to “– 1” and write a “+” to separate the sums.</text:p>
      <text:p text:style-name="P211"/>
      <text:p text:style-name="P211"/>
      <text:p text:style-name="P211">The “ – (3t<text:span text:style-name="T191">2</text:span> + 4t)” has to change to “ – 3t<text:span text:style-name="T191">2</text:span> – 4t” because that is the rules of distribution:</text:p>
      <text:p text:style-name="P211"/>
      <text:p text:style-name="P211"/>
      <text:p text:style-name="P211">(a+b) – (3 + 4)<text:tab/>= a+b – 3 – 4<text:tab/>= a+b – 7 <text:s/><text:tab/><text:tab/>You can not have (a+b) – (3 + 4) = a+b – 3 + 4 </text:p>
      <text:p text:style-name="P211">(a+b) – (3 + 4) = (a+b) – (7)<text:tab/>= a+b – 7</text:p>
      <text:p text:style-name="P211"/>
      <text:p text:style-name="P211">When canceling out terms we are subtracting using long subtraction but mostly doing it mentally in our heads. </text:p>
      <text:p text:style-name="P211"/>
      <text:p text:style-name="P211"/>
      <text:p text:style-name="P211"><text:s text:c="3"/><text:tab/> <text:s text:c="6"/>(3t<text:span text:style-name="T191">2</text:span> – 14t)<text:tab/><text:tab/>this is like<text:tab/> <text:s text:c="2"/>10x<text:tab/><text:tab/>or even<text:tab/><text:tab/>10</text:p>
      <text:p text:style-name="P211"><text:s text:c="3"/><text:tab/> <text:s text:c="5"/><text:span text:style-name="T462">– (3t</text:span><text:span text:style-name="T222">2</text:span><text:span text:style-name="T462"> + 4t<text:tab/></text:span><text:span text:style-name="T348"><text:tab/><text:tab/> <text:s text:c="11"/></text:span><text:span text:style-name="T462">– <text:s/>7x<text:tab/></text:span><text:span text:style-name="T348"><text:tab/><text:tab/> <text:s text:c="8"/>–</text:span><text:span text:style-name="T462"> <text:s/>7 </text:span></text:p>
      <text:p text:style-name="P211"><text:tab/> <text:s text:c="4"/><text:tab/> <text:s text:c="2"/>–18t<text:tab/> <text:tab/> <text:tab/> <text:tab/> <text:s text:c="3"/>3x <text:s text:c="3"/><text:tab/><text:tab/><text:tab/><text:tab/> 3 <text:s text:c="9"/></text:p>
      <text:p text:style-name="P211"/>
      <text:p text:style-name="P349">Mixed signs throws people off and they tend to add when the should subtract. Also we normally do not write the subtraction sign in front of the long form (nor the horizontal line (viniculum) or the “()”).</text:p>
      <text:p text:style-name="P211"/>
      <text:p text:style-name="P211"/>
      <text:p text:style-name="P211">(3t<text:span text:style-name="T191">2</text:span> – 14t) – (3t<text:span text:style-name="T191">2</text:span> + 4t) is:<text:tab/>3t<text:span text:style-name="T191">2</text:span> – 14t</text:p>
      <text:p text:style-name="P211"><text:tab/><text:tab/><text:tab/><text:tab/>3t<text:span text:style-name="T191">2</text:span> + <text:s text:c="2"/>4t</text:p>
      <text:p text:style-name="P211"><text:s/><text:tab/><text:tab/><text:tab/><text:tab/> <text:s text:c="5"/>– 18t </text:p>
      <text:p text:style-name="P211"/>
      <text:p text:style-name="P211"/>
      <text:p text:style-name="P211">People tend to read this as 3t<text:span text:style-name="T191">2</text:span> – 3t<text:span text:style-name="T191">2</text:span> = 0 which is correct but make a mistake with –14t + 4t = –10t. </text:p>
      <text:p text:style-name="P211">The correct answer is –18 because we are subtracting a positive not adding a positive.</text:p>
      <text:p text:style-name="P211"/>
      <text:p text:style-name="P211"/>
      <text:p text:style-name="P211">(3t<text:span text:style-name="T191">2</text:span> – 14t) – (3t<text:span text:style-name="T191">2</text:span> + 4t) is: both 3t<text:span text:style-name="T191">2</text:span> are positive so (+) – (+) means subtract. We are taking a positive number and subtracting a positive number from it. This could be written as (3t<text:span text:style-name="T191">2</text:span>) – (3t<text:span text:style-name="T191">2</text:span>) = 0. Only write the first terms of the binomials but do so mentally and subtract them to find the difference. The second terms are – 14t and 4t. </text:p>
      <text:p text:style-name="P211">Write this as (– 14t) – (4t). <text:s/>We are taking a negative number and subtracting a positive number from it. </text:p>
      <text:p text:style-name="P211">Subtracting a positive is just regular subtraction: 4 – 1 = 3 because we subtracted positive 1, (4) – (1) = (3).</text:p>
      <text:p text:style-name="P211">If a number has a “–” in front of it like – 1 we call it a negative number because there is no operation to perform. If there is two numbers separated by only one “–” then we consider the subtrahend to be positive. </text:p>
      <text:p text:style-name="P211"/>
      <text:p text:style-name="P211"/>
      <text:p text:style-name="P211">If: <text:tab/>±Minuend – subtrahend = difference</text:p>
      <text:p text:style-name="P211">Then: <text:tab/>Subtrahend is positive, we are subtracting a positive, that is regular subtraction: 4 – 1 = 3.</text:p>
      <text:p text:style-name="P211"/>
      <text:p text:style-name="P211"/>
      <text:p text:style-name="P211">If: <text:tab/>±Minuend – – subtrahend = difference <text:s/></text:p>
      <text:p text:style-name="P211">Then: <text:tab/>Subtrahend is negative, we are subtracting a negative, two negative signs cancel, and so we add.</text:p>
      <text:p text:style-name="P211"/>
      <text:p text:style-name="P211"/>
      <text:p text:style-name="P211">Whether the minuend is negative or positive is irrelevant. What matters is the sign of the operation and the sign of the subtrahend. In division we are trying to find a difference so we are subtracting. This is similar to a system of equations where we subtract one polynomial from another. A polynomial can have a string of positive and negative numbers. When dividing a polynomial by another polynomial we run into sign problems because of how the problem is written when worked. Most problems from math come not from following the right process but rather sloppy writing. The numbers are disorganized and signs are unclear. A hand written 3t + 4t might look like 3++4t and lead to someone writing 4t + 3 as answer instead of 7t.</text:p>
      <text:p text:style-name="P211"/>
      <text:p text:style-name="P211"/>
      <text:p text:style-name="P211">3t + 4|<text:span text:style-name="T407">3t</text:span><text:span text:style-name="T213">2</text:span><text:span text:style-name="T407"> – 14t – 24</text:span> <text:tab/><text:tab/><text:tab/>We have to divide 3t<text:span text:style-name="T191">2</text:span> ÷ 3t = t. We expand t(3t + 4) under the dividend. </text:p>
      <text:p text:style-name="P211"><text:s text:c="10"/><text:span text:style-name="T1">3t</text:span><text:span text:style-name="T29">2</text:span><text:span text:style-name="T1"> + <text:s text:c="2"/>4t</text:span> <text:tab/>= t<text:tab/><text:tab/>We write t either above or to the right. We wrote to the right. </text:p>
      <text:p text:style-name="P211"><text:s text:c="16"/>– 18t <text:tab/> <text:s text:c="4"/><text:tab/><text:tab/>We have to subtract (3t<text:span text:style-name="T191">2</text:span> – 14t) – (3t<text:span text:style-name="T191">2</text:span> +4). It is – 18t.</text:p>
      <text:p text:style-name="P211"><text:tab/> <text:s text:c="3"/><text:span text:style-name="T295">– 18t – 24 <text:s text:c="3"/></text:span>= – 6<text:tab/><text:tab/>We right –18t under the problem. <text:s/>We bring down the next number (–24).</text:p>
      <text:p text:style-name="P211"><text:tab/> <text:s text:c="3"/><text:tab/> <text:s text:c="17"/><text:tab/><text:tab/>We have to divide –18t by 3t. It is –6. We expand –6(3t+4) under –18t – 24.</text:p>
      <text:p text:style-name="P211"><text:span text:style-name="T409">Dividend:<text:tab/><text:tab/>3t</text:span><text:span text:style-name="T211">2</text:span><text:span text:style-name="T409"> – 14t – 24</text:span></text:p>
      <text:p text:style-name="P213">Divisor:<text:tab/><text:tab/>3t + 4 is the d</text:p>
      <text:p text:style-name="P213">Subtrahend:<text:tab/><text:tab/>3t<text:span text:style-name="T191">2</text:span> + 4t dividend as the minuend.</text:p>
      <text:p text:style-name="P213"/>
      <text:p text:style-name="P213"/>
      <text:p text:style-name="P211">–18t – 24 is the difference between the subtrahend and the dividend.</text:p>
      <text:p text:style-name="P211">–18t – 24 (in red) is the product of –6(3t + 4) which will be used as a subtrahend with the previous difference.</text:p>
      <text:p text:style-name="P211"/>
      <text:p text:style-name="P211"><text:soft-page-break/></text:p>
      <text:p text:style-name="P211">The difference is divided by 3t to find the right factor. The right factor is multiplied back to 3t + 4 to cancel the difference. If the difference between (previous difference) – (new product) = 0 and there are no remaining terms to bring down we are done and there is no remainder. If there is a result other than 0 and no terms to bring down then we have a remainder “r” that is written as r/(divisor). Our answer will be:</text:p>
      <text:p text:style-name="P211"/>
      <text:p text:style-name="P211"/>
      <text:p text:style-name="P211"><text:span text:style-name="T464">(quadratic or other polynomial)</text:span> ÷ <text:span text:style-name="T464">(binomial divisor or other divisor)</text:span> = <text:span text:style-name="T464">(±variable term±constant)</text:span> or <text:span text:style-name="T464">(±variable term±constant±</text:span><text:span text:style-name="T223">r</text:span><text:span text:style-name="T464">/</text:span><text:span text:style-name="T243">divisor</text:span><text:span text:style-name="T464">)</text:span>.</text:p>
      <text:p text:style-name="P211"/>
      <text:p text:style-name="P211"/>
      <text:p text:style-name="P211">10x<text:span text:style-name="T191">2</text:span> + 29x + 21/5x +7 ↔ 5x +7|10x<text:span text:style-name="T191">2</text:span> + 29x + 21<text:tab/> can pe written with pipe “|” instead of “/” if us</text:p>
      <text:p text:style-name="P211"/>
      <text:p text:style-name="P211">5x +7|10x<text:span text:style-name="T191">2</text:span> + 29x + 21<text:tab/><text:tab/><text:tab/></text:p>
      <text:p text:style-name="P211">15x + 21<text:tab/></text:p>
      <text:p text:style-name="P211">15x + 21 = 3</text:p>
      <text:p text:style-name="P211"/>
      <text:p text:style-name="P211"/>
      <text:p text:style-name="P211">10x<text:span text:style-name="T191">2 </text:span>+ 14x = 2x<text:tab/><text:tab/><text:tab/> <text:tab/></text:p>
      <text:p text:style-name="P211">(5x+7)3 = 15x – 21</text:p>
      <text:p text:style-name="P211"/>
      <text:p text:style-name="P211"/>
      <text:p text:style-name="P211">Pipe symbol “|” is same as division box; no need to overline the dividend. </text:p>
      <text:p text:style-name="P211">Write Ax<text:span text:style-name="T191">2</text:span> under itself, divide it by Ax in divisor, add product of (Ax<text:span text:style-name="T191">2</text:span>/Ax) and divisors constant. <text:s text:c="3"/></text:p>
      <text:p text:style-name="P211">Subtracted: (29x + 21) – 14x = 15x +21 , write this under our partial sum 15x +21. (15x +21) – (15x +21) cancels. </text:p>
      <text:p text:style-name="P211">(5x + 7)(2x +3) = 10x<text:span text:style-name="T191">2</text:span> + 29x + 21<text:tab/></text:p>
      <text:p text:style-name="P211"/>
      <text:p text:style-name="P211"/>
      <text:p text:style-name="P211">Ax<text:span text:style-name="T191">2</text:span> – Ax<text:span text:style-name="T191">2</text:span> = 0<text:tab/> <text:tab/><text:tab/>The first term should cancel.</text:p>
      <text:p text:style-name="P211">15x – 15x = 0 <text:tab/><text:tab/><text:tab/>The second term should cancel.</text:p>
      <text:p text:style-name="P211">21 – 21 <text:s text:c="4"/>= 0<text:tab/><text:tab/><text:tab/>The last term should cancel or you will have a remainder written as “+r/divisor”.</text:p>
      <text:p text:style-name="P211"/>
      <text:p text:style-name="P211"/>
      <text:p text:style-name="P211">A football field, not including endzones, is 160 feet wide by 100 yards long. <text:s/>A polo field is 160 yards wide and 300 yards long. How many football fields would it take to fill one polo field? </text:p>
      <text:p text:style-name="P211"/>
      <text:p text:style-name="P211"/>
      <text:p text:style-name="P211">Answer: 9 fields. Tic-tac-toe.</text:p>
      <text:p text:style-name="P118"/>
      <text:p text:style-name="P118"/>
      <text:p text:style-name="P350">Statistics<text:tab/><text:tab/>A recent survey found that American teenagers between the ages of 12 and 17 watch television an average of 22 <text:tab/><text:tab/><text:tab/><text:tab/>hours per week. </text:p>
      <text:p text:style-name="P225"/>
      <text:p text:style-name="P225">a. <text:tab/><text:tab/>How much television does the average American teenager watch in one year?</text:p>
      <text:p text:style-name="P225">b. <text:tab/><text:tab/>If about 20% of all television time is for commercials, how much time does the average American teenager spend <text:tab/><text:tab/><text:tab/><text:tab/>watching commercials each year?</text:p>
      <text:p text:style-name="P225"/>
      <text:p text:style-name="P225"><text:tab/><text:tab/>22∙52 = 1144 hours</text:p>
      <text:p text:style-name="P225"><text:tab/><text:tab/>1144∙.2 = 228.8 hours</text:p>
      <text:p text:style-name="P225"/>
      <text:p text:style-name="P225"><text:s/>Physics<text:tab/><text:tab/>Weights of 50 pounds and 75 are placed on a lever. The two weights are 16 feet apart. And the lever is balanced. </text:p>
      <text:p text:style-name="P225"><text:tab/><text:tab/>How far from the fulcrum is the 50-pound weight? 9.6ft</text:p>
      <text:p text:style-name="P225"/>
      <text:p text:style-name="P225">Make a diagram to solve the problem.</text:p>
      <text:p text:style-name="P225"/>
      <text:p text:style-name="P225">An ant is climbing a 30-foot flagpole. Each day it climbs up 7 feet. Each night it slides back 4 feet. </text:p>
      <text:p text:style-name="P225">How many days will it take it to reach the top of the flagpole? 10 days</text:p>
      <text:p text:style-name="P225"/>
      <text:p text:style-name="P225">30ft∙days /(7ft – 4ft) = 30ft∙ days/3ft = 10days</text:p>
      <text:p text:style-name="P225"><draw:frame draw:style-name="fr1" draw:name="ant3" text:anchor-type="paragraph" svg:y="0.1772in" fo:min-width="0.5756in" svg:height="2.8535in" draw:z-index="3"><draw:text-box><table:table table:name="ant3" table:style-name="ant3"><table:table-column table:style-name="ant3.A"/><table:table-column table:style-name="ant3.B"/><table:table-row><table:table-cell table:style-name="ant3.A1" table:number-columns-spanned="2" office:value-type="string"><text:p text:style-name="P14">y = 3x </text:p></table:table-cell><table:covered-table-cell/></table:table-row><table:table-row><table:table-cell table:style-name="ant3.A2" office:value-type="string"><text:p text:style-name="P14">x</text:p></table:table-cell><table:table-cell table:style-name="ant3.B2" office:value-type="string"><text:p text:style-name="P14">y</text:p></table:table-cell></table:table-row><table:table-row><table:table-cell table:style-name="ant3.A2" office:value-type="string"><text:p text:style-name="P14">1</text:p></table:table-cell><table:table-cell table:style-name="ant3.B2" office:value-type="string"><text:p text:style-name="P14">3</text:p></table:table-cell></table:table-row><table:table-row><table:table-cell table:style-name="ant3.A2" office:value-type="string"><text:p text:style-name="P14">2</text:p></table:table-cell><table:table-cell table:style-name="ant3.B2" office:value-type="string"><text:p text:style-name="P14">6</text:p></table:table-cell></table:table-row><table:table-row><table:table-cell table:style-name="ant3.A2" office:value-type="string"><text:p text:style-name="P14">3</text:p></table:table-cell><table:table-cell table:style-name="ant3.B2" office:value-type="string"><text:p text:style-name="P14">9</text:p></table:table-cell></table:table-row><table:table-row><table:table-cell table:style-name="ant3.A2" office:value-type="string"><text:p text:style-name="P14">4</text:p></table:table-cell><table:table-cell table:style-name="ant3.B2" office:value-type="string"><text:p text:style-name="P14">12</text:p></table:table-cell></table:table-row><table:table-row><table:table-cell table:style-name="ant3.A2" office:value-type="string"><text:p text:style-name="P14">5</text:p></table:table-cell><table:table-cell table:style-name="ant3.B2" office:value-type="string"><text:p text:style-name="P14">15</text:p></table:table-cell></table:table-row><table:table-row><table:table-cell table:style-name="ant3.A2" office:value-type="string"><text:p text:style-name="P14">6</text:p></table:table-cell><table:table-cell table:style-name="ant3.B2" office:value-type="string"><text:p text:style-name="P14">18</text:p></table:table-cell></table:table-row><table:table-row><table:table-cell table:style-name="ant3.A2" office:value-type="string"><text:p text:style-name="P14">7</text:p></table:table-cell><table:table-cell table:style-name="ant3.B2" office:value-type="string"><text:p text:style-name="P14">21</text:p></table:table-cell></table:table-row><table:table-row><table:table-cell table:style-name="ant3.A2" office:value-type="string"><text:p text:style-name="P14">8</text:p></table:table-cell><table:table-cell table:style-name="ant3.B2" office:value-type="string"><text:p text:style-name="P14">24</text:p></table:table-cell></table:table-row><table:table-row><table:table-cell table:style-name="ant3.A2" office:value-type="string"><text:p text:style-name="P14">9</text:p></table:table-cell><table:table-cell table:style-name="ant3.B2" office:value-type="string"><text:p text:style-name="P14">27</text:p></table:table-cell></table:table-row><table:table-row><table:table-cell table:style-name="ant3.A2" office:value-type="string"><text:p text:style-name="P14">10</text:p></table:table-cell><table:table-cell table:style-name="ant3.B2" office:value-type="string"><text:p text:style-name="P14">30</text:p></table:table-cell></table:table-row></table:table><text:p text:style-name="Standard"/></draw:text-box></draw:frame><draw:frame draw:style-name="fr2" draw:name="ant 2" text:anchor-type="paragraph" svg:y="0.1752in" svg:width="2.9972in" svg:height="0.4925in" draw:z-index="4"><draw:text-box><table:table table:name="ant2" table:style-name="ant2"><table:table-column table:style-name="ant2.A"/><table:table-column table:style-name="ant2.B"/><table:table-column table:style-name="ant2.C" table:number-columns-repeated="3"/><table:table-column table:style-name="ant2.F" table:number-columns-repeated="7"/><table:table-row><table:table-cell table:style-name="ant2.A1" office:value-type="string"><text:p text:style-name="P13">Days Passed</text:p></table:table-cell><table:table-cell table:style-name="ant2.A1" office:value-type="string"><text:p text:style-name="P13">x</text:p></table:table-cell><table:table-cell table:style-name="ant2.A1" office:value-type="string"><text:p text:style-name="P13">1</text:p></table:table-cell><table:table-cell table:style-name="ant2.A1" office:value-type="string"><text:p text:style-name="P13">2</text:p></table:table-cell><table:table-cell table:style-name="ant2.A1" office:value-type="string"><text:p text:style-name="P13">3</text:p></table:table-cell><table:table-cell table:style-name="ant2.A1" office:value-type="string"><text:p text:style-name="P13">4</text:p></table:table-cell><table:table-cell table:style-name="ant2.A1" office:value-type="string"><text:p text:style-name="P13">5</text:p></table:table-cell><table:table-cell table:style-name="ant2.A1" office:value-type="string"><text:p text:style-name="P13">6</text:p></table:table-cell><table:table-cell table:style-name="ant2.A1" office:value-type="string"><text:p text:style-name="P13">7</text:p></table:table-cell><table:table-cell table:style-name="ant2.A1" office:value-type="string"><text:p text:style-name="P13">8</text:p></table:table-cell><table:table-cell table:style-name="ant2.A1" office:value-type="string"><text:p text:style-name="P13">9</text:p></table:table-cell><table:table-cell table:style-name="ant2.L1" office:value-type="string"><text:p text:style-name="P13">10</text:p></table:table-cell></table:table-row><table:table-row><table:table-cell table:style-name="ant2.A2" office:value-type="string"><text:p text:style-name="P13">Feet Climbed</text:p></table:table-cell><table:table-cell table:style-name="ant2.A2" office:value-type="string"><text:p text:style-name="P13">y</text:p></table:table-cell><table:table-cell table:style-name="ant2.A2" office:value-type="string"><text:p text:style-name="P13">3</text:p></table:table-cell><table:table-cell table:style-name="ant2.A2" office:value-type="string"><text:p text:style-name="P13">6</text:p></table:table-cell><table:table-cell table:style-name="ant2.A2" office:value-type="string"><text:p text:style-name="P13">9</text:p></table:table-cell><table:table-cell table:style-name="ant2.A2" office:value-type="string"><text:p text:style-name="P13">12</text:p></table:table-cell><table:table-cell table:style-name="ant2.A2" office:value-type="string"><text:p text:style-name="P13">15</text:p></table:table-cell><table:table-cell table:style-name="ant2.A2" office:value-type="string"><text:p text:style-name="P13">18</text:p></table:table-cell><table:table-cell table:style-name="ant2.A2" office:value-type="string"><text:p text:style-name="P13">21</text:p></table:table-cell><table:table-cell table:style-name="ant2.A2" office:value-type="string"><text:p text:style-name="P13">24</text:p></table:table-cell><table:table-cell table:style-name="ant2.A2" office:value-type="string"><text:p text:style-name="P13">27</text:p></table:table-cell><table:table-cell table:style-name="ant2.L2" office:value-type="string"><text:p text:style-name="P13">30</text:p></table:table-cell></table:table-row></table:table><text:p text:style-name="P225"/></draw:text-box></draw:frame></text:p>
      <table:table table:name="Table18" table:style-name="Table18">
        <table:table-column table:style-name="Table18.A"/>
        <table:table-column table:style-name="Table18.B"/>
        <table:table-column table:style-name="Table18.C"/>
        <table:table-row>
          <table:table-cell table:style-name="Table18.A1" office:value-type="string">
            <text:p text:style-name="P12">day</text:p>
          </table:table-cell>
          <table:table-cell table:style-name="Table18.A1" office:value-type="string">
            <text:p text:style-name="P12">Avg gain </text:p>
          </table:table-cell>
          <table:table-cell table:style-name="Table18.C1" office:value-type="string">
            <text:p text:style-name="P12">Total gain</text:p>
          </table:table-cell>
        </table:table-row>
        <table:table-row>
          <table:table-cell table:style-name="Table18.A2" office:value-type="string">
            <text:p text:style-name="P12">1</text:p>
          </table:table-cell>
          <table:table-cell table:style-name="Table18.A2" office:value-type="string">
            <text:p text:style-name="P12">3</text:p>
          </table:table-cell>
          <table:table-cell table:style-name="Table18.C2" office:value-type="string">
            <text:p text:style-name="P12">3</text:p>
          </table:table-cell>
        </table:table-row>
        <table:table-row>
          <table:table-cell table:style-name="Table18.A2" office:value-type="string">
            <text:p text:style-name="P12">2</text:p>
          </table:table-cell>
          <table:table-cell table:style-name="Table18.A2" office:value-type="string">
            <text:p text:style-name="P12">3</text:p>
          </table:table-cell>
          <table:table-cell table:style-name="Table18.C2" office:value-type="string">
            <text:p text:style-name="P12">6</text:p>
          </table:table-cell>
        </table:table-row>
        <table:table-row>
          <table:table-cell table:style-name="Table18.A2" office:value-type="string">
            <text:p text:style-name="P12">3</text:p>
          </table:table-cell>
          <table:table-cell table:style-name="Table18.A2" office:value-type="string">
            <text:p text:style-name="P12">3</text:p>
          </table:table-cell>
          <table:table-cell table:style-name="Table18.C2" office:value-type="string">
            <text:p text:style-name="P12">9</text:p>
          </table:table-cell>
        </table:table-row>
        <table:table-row>
          <table:table-cell table:style-name="Table18.A2" office:value-type="string">
            <text:p text:style-name="P12">4</text:p>
          </table:table-cell>
          <table:table-cell table:style-name="Table18.A2" office:value-type="string">
            <text:p text:style-name="P12">3</text:p>
          </table:table-cell>
          <table:table-cell table:style-name="Table18.C2" office:value-type="string">
            <text:p text:style-name="P12">12</text:p>
          </table:table-cell>
        </table:table-row>
        <table:table-row>
          <table:table-cell table:style-name="Table18.A2" office:value-type="string">
            <text:p text:style-name="P12">5</text:p>
          </table:table-cell>
          <table:table-cell table:style-name="Table18.A2" office:value-type="string">
            <text:p text:style-name="P12">3</text:p>
          </table:table-cell>
          <table:table-cell table:style-name="Table18.C2" office:value-type="string">
            <text:p text:style-name="P12">15</text:p>
          </table:table-cell>
        </table:table-row>
        <table:table-row>
          <table:table-cell table:style-name="Table18.A2" office:value-type="string">
            <text:p text:style-name="P12">6</text:p>
          </table:table-cell>
          <table:table-cell table:style-name="Table18.A2" office:value-type="string">
            <text:p text:style-name="P12">3</text:p>
          </table:table-cell>
          <table:table-cell table:style-name="Table18.C2" office:value-type="string">
            <text:p text:style-name="P12">18</text:p>
          </table:table-cell>
        </table:table-row>
        <table:table-row>
          <table:table-cell table:style-name="Table18.A2" office:value-type="string">
            <text:p text:style-name="P12">7</text:p>
          </table:table-cell>
          <table:table-cell table:style-name="Table18.A2" office:value-type="string">
            <text:p text:style-name="P12">3</text:p>
          </table:table-cell>
          <table:table-cell table:style-name="Table18.C2" office:value-type="string">
            <text:p text:style-name="P12">21</text:p>
          </table:table-cell>
        </table:table-row>
        <table:table-row>
          <table:table-cell table:style-name="Table18.A2" office:value-type="string">
            <text:p text:style-name="P12">8</text:p>
          </table:table-cell>
          <table:table-cell table:style-name="Table18.A2" office:value-type="string">
            <text:p text:style-name="P12">3</text:p>
          </table:table-cell>
          <table:table-cell table:style-name="Table18.C2" office:value-type="string">
            <text:p text:style-name="P12">24</text:p>
          </table:table-cell>
        </table:table-row>
        <table:table-row>
          <table:table-cell table:style-name="Table18.A2" office:value-type="string">
            <text:p text:style-name="P12">9</text:p>
          </table:table-cell>
          <table:table-cell table:style-name="Table18.A2" office:value-type="string">
            <text:p text:style-name="P12">3</text:p>
          </table:table-cell>
          <table:table-cell table:style-name="Table18.C2" office:value-type="string">
            <text:p text:style-name="P12">27</text:p>
          </table:table-cell>
        </table:table-row>
        <table:table-row>
          <table:table-cell table:style-name="Table18.A2" office:value-type="string">
            <text:p text:style-name="P12">10</text:p>
          </table:table-cell>
          <table:table-cell table:style-name="Table18.A2" office:value-type="string">
            <text:p text:style-name="P12">3</text:p>
          </table:table-cell>
          <table:table-cell table:style-name="Table18.C11" office:value-type="string">
            <text:p text:style-name="P13">30</text:p>
          </table:table-cell>
        </table:table-row>
      </table:table>
      <text:p text:style-name="P225"><text:tab/></text:p>
      <text:p text:style-name="P225"><text:tab/></text:p>
      <text:p text:style-name="P225">10∙days = 10∙24∙hours = 240∙hours= 240∙60∙minutes = 14400∙minutes= 14400∙60∙seconds= 864,000∙seconds</text:p>
      <text:p text:style-name="P225">864,000 ∙ 1 second = 864,000 seconds</text:p>
      <text:p text:style-name="P225"/>
      <text:p text:style-name="P251"><text:span text:style-name="T244">Simplify 9xyz</text:span><text:span text:style-name="T191">5</text:span><text:span text:style-name="T244">/x</text:span><text:span text:style-name="T191">4</text:span><text:span text:style-name="T244"> = 9yz</text:span><text:span text:style-name="T191">5</text:span><text:span text:style-name="T244">/x</text:span><text:span text:style-name="T191">3</text:span></text:p>
      <text:p text:style-name="P225"/>
      <text:p text:style-name="P251"><text:span text:style-name="T244">Factor p</text:span><text:span text:style-name="T191">2</text:span><text:span text:style-name="T244"> + 10p + 25 = (p + 5)</text:span><text:span text:style-name="T191">2</text:span></text:p>
      <text:p text:style-name="P225"/>
      <text:p text:style-name="P251"><text:span text:style-name="T244">Find y</text:span><text:span text:style-name="T191">2</text:span><text:span text:style-name="T244">/x</text:span><text:span text:style-name="T191">2</text:span><text:span text:style-name="T244"> ÷ a</text:span><text:span text:style-name="T191">2</text:span><text:span text:style-name="T244">/x</text:span><text:span text:style-name="T191">2</text:span><text:span text:style-name="T244"> = y</text:span><text:span text:style-name="T191">2</text:span><text:span text:style-name="T244">/a</text:span><text:span text:style-name="T191">2</text:span></text:p>
      <text:p text:style-name="P225"><text:s/></text:p>
      <text:p text:style-name="P251"><text:span text:style-name="T244">(x</text:span><text:span text:style-name="T191">2</text:span><text:span text:style-name="T244"> + 7x + 12) ÷ (x+3) = x + 4<text:tab/><text:tab/>this is solved by mental factoring, C/m=n Bx = mx+nx 12/3 = 4 </text:span></text:p>
      <text:p text:style-name="P225"><text:tab/><text:tab/><text:tab/><text:tab/><text:tab/><text:tab/>(x +3)(x+?) = (x+3)(x+4) <text:s text:c="4"/><text:tab/>3x+4x = 7x, (3)(4) = 12<text:tab/></text:p>
      <text:p text:style-name="P211"/>
      <text:p text:style-name="P211">Hopefully those examples will help you.</text:p>
      <text:p text:style-name="P225">What relationship is there between the degree of the divisor, the degree of the dividend, and the degree of the quotient? </text:p>
      <text:p text:style-name="P251">The degree of the dividend is the product of the degree of the divisor and the degree of the quotient.</text:p>
      <text:p text:style-name="P314"/>
      <text:p text:style-name="P255"><text:span text:style-name="T458">What is a factor? Is 3 a factor of 7? Is 2x a factor of 4x</text:span><text:span text:style-name="T224">3</text:span><text:span text:style-name="T274">?</text:span></text:p>
      <text:p text:style-name="P225">Two factors (or more) are numbers that are multiplied to produce a result. The result is called a product. A factor is a divisor of a dividend that results in a integer solution. When dividends only have 1 and itself as factors the dividend (number) is called a prime number. 7 is prime so 3 cannot be a factor of 7. </text:p>
      <text:p text:style-name="P251"><text:span text:style-name="T244"><text:tab/>2x is a factor of 4x</text:span><text:span text:style-name="T191">3</text:span><text:span text:style-name="T244"> because dividing 4x</text:span><text:span text:style-name="T191">3 </text:span><text:span text:style-name="T244">by 2x results in a integer solution. In the case of monomials or binomials </text:span></text:p>
      <text:p text:style-name="P225"><text:tab/>(or polynomials) a quotient result with integer coefficients is considered an integer solution.</text:p>
      <text:p text:style-name="P225"/>
      <text:p text:style-name="P315"><text:soft-page-break/>Is it possible for a complex fraction to be its own reciprocal. Yes if you cheat, 1 is its own reciprocal. Write a fraction then divide it by itself. It will cancel to 1 and since 1 is its own reciprocal the complex fraction is its own reciprocal. </text:p>
      <text:p text:style-name="P86">Synthetic Division</text:p>
      <text:p text:style-name="P229"/>
      <text:p text:style-name="P211">Synthetic division uses matrix like techniques to divide. This only works when your divisor is degree 1.</text:p>
      <text:p text:style-name="P211">We will create a box and divide using only the coefficients.</text:p>
      <text:p text:style-name="P211"/>
      <text:p text:style-name="P211"><text:s text:c="6"/>1 – 4 – 12<text:tab/><text:tab/><text:tab/><text:tab/>Take something like x<text:span text:style-name="T191">2</text:span>–4x–12 ÷(x–6) and list coefficients like this:</text:p>
      <text:p text:style-name="P211"><text:span text:style-name="T462"><text:s text:c="21"/></text:span><text:s text:c="5"/></text:p>
      <text:p text:style-name="P211"/>
      <text:p text:style-name="P211">6˩ <text:s/>1 – 4 – 12<text:tab/><text:tab/><text:tab/><text:tab/>Use the additive inverse <text:s/>of the divisors constant in angle box</text:p>
      <text:p text:style-name="P211"><text:span text:style-name="T462"><text:s text:c="21"/></text:span><text:s text:c="5"/></text:p>
      <text:p text:style-name="P211"><text:s/></text:p>
      <text:p text:style-name="P211">6˩ <text:s/>1 – 4 – 12<text:tab/></text:p>
      <text:p text:style-name="P211"><text:span text:style-name="T462"><text:s text:c="6"/>1 <text:s text:c="14"/></text:span><text:s text:c="5"/><text:tab/><text:tab/><text:tab/>write first coefficient under vinculum (the bar)<text:tab/></text:p>
      <text:p text:style-name="P211"/>
      <text:p text:style-name="P211">6˩ <text:s/>1 – 4 – 12<text:tab/></text:p>
      <text:p text:style-name="P211"><text:span text:style-name="T462"><text:s text:c="11"/>6 <text:s text:c="10"/></text:span><text:s text:c="5"/><text:tab/><text:tab/><text:tab/>write product of box number and bottom number <text:s/></text:p>
      <text:p text:style-name="P211"><text:s text:c="11"/>1<text:tab/><text:tab/><text:tab/><text:tab/><text:tab/></text:p>
      <text:p text:style-name="P211"/>
      <text:p text:style-name="P211">6˩ <text:s/>1 – 4 – 12<text:tab/></text:p>
      <text:p text:style-name="P211"><text:span text:style-name="T462"><text:s text:c="12"/>6 <text:s text:c="7"/></text:span><text:s text:c="2"/><text:tab/><text:tab/></text:p>
      <text:p text:style-name="P211"><text:s text:c="6"/>1 <text:s text:c="3"/>2<text:tab/><text:tab/><text:tab/><text:tab/>write the sum of the middle column under the bar<text:tab/></text:p>
      <text:p text:style-name="P211"/>
      <text:p text:style-name="P211">6˩ <text:s/>1 – 4 – 12<text:tab/></text:p>
      <text:p text:style-name="P211"><text:span text:style-name="T462"><text:s text:c="12"/>6 <text:s text:c="3"/>12</text:span> <text:tab/><text:tab/><text:tab/><text:tab/>write product of box number and bottom middle number as shown <text:s text:c="3"/></text:p>
      <text:p text:style-name="P211"><text:s text:c="8"/>1 <text:s text:c="3"/>2</text:p>
      <text:p text:style-name="P211"/>
      <text:p text:style-name="P211">6˩ <text:s/>1 – 4 – 12<text:tab/><text:tab/><text:tab/><text:tab/></text:p>
      <text:p text:style-name="P211"><text:span text:style-name="T462"><text:s text:c="12"/>6 <text:s text:c="3"/>12 <text:s text:c="3"/></text:span><text:s text:c="5"/></text:p>
      <text:p text:style-name="P211"><text:s text:c="6"/>1 <text:s text:c="3"/>2 <text:s text:c="4"/>0 <text:s text:c="3"/><text:tab/><text:tab/><text:tab/>sum third column and write total below line</text:p>
      <text:p text:style-name="P211"/>
      <text:p text:style-name="P211">The result is 1x+2 +0 remainder. 1 2 0 is the coefficients and the remainder, this does not have a remainder so our answer is x+2. Use 3x<text:span text:style-name="T191">2</text:span>+5x+1 ÷x+4:</text:p>
      <text:p text:style-name="P211"/>
      <text:p text:style-name="P211"><text:span text:style-name="T410">–4</text:span><text:span text:style-name="T278">˩ <text:s text:c="2"/>3 <text:s text:c="2"/>5 <text:s text:c="2"/>1<text:tab/><text:tab/></text:span><text:span text:style-name="T410">–4</text:span><text:span text:style-name="T278">˩ <text:s text:c="2"/>3 <text:s text:c="2"/>5 <text:s text:c="3"/>1<text:tab/><text:tab/>– 4˩ <text:s/>3 <text:s text:c="3"/>5 <text:s text:c="5"/>1</text:span></text:p>
      <text:p text:style-name="P211"><text:span text:style-name="T463"><text:s text:c="19"/></text:span><text:span text:style-name="T278"><text:s text:c="6"/></text:span><text:s text:c="12"/><text:span text:style-name="T463"><text:s text:c="10"/>–12 <text:s text:c="4"/></text:span><text:span text:style-name="T278"><text:s text:c="18"/></text:span><text:span text:style-name="T463"><text:s text:c="7"/>–12 <text:s/>–28</text:span><text:span text:style-name="T278"> <text:s text:c="4"/></text:span></text:p>
      <text:p text:style-name="P211"><text:s text:c="8"/>3 <text:s/><text:tab/><text:tab/> <text:s text:c="8"/>3<text:tab/> –7 <text:tab/><text:tab/> <text:s text:c="8"/>3 <text:s/>–7 <text:s text:c="3"/>27 <text:s/>= 3x – 7 + <text:span text:style-name="T191">27</text:span>/<text:span text:style-name="T225">x+4</text:span></text:p>
      <text:p text:style-name="P211"/>
      <text:p text:style-name="P211">Since dividend had a power of three the quotient will have a power of 1.</text:p>
      <text:p text:style-name="P211">You can only do synthetic division when you have a divisor of power 1, also called monic.</text:p>
      <text:p text:style-name="P211">This isn't very useful unless working up to actual matrix row reduction. It helps start thinking matrix-like.</text:p>
      <text:p text:style-name="P114"><text:span text:style-name="T410">We will see where this will benefit us la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4:46.21</dc:date>
    <dc:creator>Joseph Malone</dc:creator>
    <meta:editing-duration>PT43M34S</meta:editing-duration>
    <meta:editing-cycles>4</meta:editing-cycles>
    <meta:generator>OpenOffice/4.1.15$Win32 OpenOffice.org_project/4115m2$Build-9813</meta:generator>
    <meta:document-statistic meta:table-count="4" meta:image-count="3" meta:object-count="0" meta:page-count="12" meta:paragraph-count="396" meta:word-count="4543" meta:character-count="24225"/>
  </office:meta>
</office:document-meta>
</file>